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11005808223218" table:style-name="ce1">
            <text:p>0.987110058</text:p>
          </table:table-cell>
          <table:table-cell office:value-type="float" office:value="0.35557611454214977" table:style-name="ce1">
            <text:p>0.355576115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432397471322719" table:style-name="ce1">
            <text:p>0.984323975</text:p>
          </table:table-cell>
          <table:table-cell office:value-type="float" office:value="0.36177064945176779" table:style-name="ce1">
            <text:p>0.361770649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4133862969628" table:style-name="ce1">
            <text:p>1.035413386</text:p>
          </table:table-cell>
          <table:table-cell office:value-type="float" office:value="0.13594708337090744" table:style-name="ce1">
            <text:p>0.135947083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9570325744287" table:style-name="ce1">
            <text:p>1.039957033</text:p>
          </table:table-cell>
          <table:table-cell office:value-type="float" office:value="1.7244720902024196E-2" table:style-name="ce1">
            <text:p>0.017244721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926024067005979" table:style-name="ce1">
            <text:p>0.979260241</text:p>
          </table:table-cell>
          <table:table-cell office:value-type="float" office:value="0.37609889795480167" table:style-name="ce1">
            <text:p>0.376098898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943881464830729" table:style-name="ce1">
            <text:p>0.979438815</text:p>
          </table:table-cell>
          <table:table-cell office:value-type="float" office:value="0.3747950084517116" table:style-name="ce1">
            <text:p>0.374795008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5996170691324" table:style-name="ce1">
            <text:p>1.031599617</text:p>
          </table:table-cell>
          <table:table-cell office:value-type="float" office:value="-0.10169459210213339" table:style-name="ce1">
            <text:p>-0.101694592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9997536254407" table:style-name="ce1">
            <text:p>1.010999754</text:p>
          </table:table-cell>
          <table:table-cell office:value-type="float" office:value="-7.0581109217254248E-4" table:style-name="ce1">
            <text:p>-0.00070581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3264057556309" table:style-name="ce1">
            <text:p>1.028326406</text:p>
          </table:table-cell>
          <table:table-cell office:value-type="float" office:value="-0.11734480485179216" table:style-name="ce1">
            <text:p>-0.117344805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9475384491758" table:style-name="ce1">
            <text:p>1.034947538</text:p>
          </table:table-cell>
          <table:table-cell office:value-type="float" office:value="-0.10238941672844747" table:style-name="ce1">
            <text:p>-0.102389417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1927726220895" table:style-name="ce1">
            <text:p>1.013192773</text:p>
          </table:table-cell>
          <table:table-cell office:value-type="float" office:value="-0.14131314696928493" table:style-name="ce1">
            <text:p>-0.141313147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2577119675649" table:style-name="ce1">
            <text:p>1.004257712</text:p>
          </table:table-cell>
          <table:table-cell office:value-type="float" office:value="-0.17563228050011701" table:style-name="ce1">
            <text:p>-0.17563228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7703845908886" table:style-name="ce1">
            <text:p>1.024770385</text:p>
          </table:table-cell>
          <table:table-cell office:value-type="float" office:value="-0.12528135881064781" table:style-name="ce1">
            <text:p>-0.125281359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6044113951268" table:style-name="ce1">
            <text:p>1.029604411</text:p>
          </table:table-cell>
          <table:table-cell office:value-type="float" office:value="-0.11403317953865175" table:style-name="ce1">
            <text:p>-0.11403318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7274625973656" table:style-name="ce1">
            <text:p>1.037727463</text:p>
          </table:table-cell>
          <table:table-cell office:value-type="float" office:value="-9.6449745314507465E-2" table:style-name="ce1">
            <text:p>-0.096449745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45277167468293" table:style-name="ce1">
            <text:p>0.991452772</text:p>
          </table:table-cell>
          <table:table-cell office:value-type="float" office:value="0.25290243482139391" table:style-name="ce1">
            <text:p>0.252902435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27651464539413" table:style-name="ce1">
            <text:p>0.996276515</text:p>
          </table:table-cell>
          <table:table-cell office:value-type="float" office:value="0.24932329687782012" table:style-name="ce1">
            <text:p>0.249323297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12931273358674" table:style-name="ce1">
            <text:p>0.996129313</text:p>
          </table:table-cell>
          <table:table-cell office:value-type="float" office:value="0.24283015116107887" table:style-name="ce1">
            <text:p>0.24283015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3503294422916" table:style-name="ce1">
            <text:p>1.011350329</text:p>
          </table:table-cell>
          <table:table-cell office:value-type="float" office:value="-0.14645859871297534" table:style-name="ce1">
            <text:p>-0.146458599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972267994305" table:style-name="ce1">
            <text:p>1.020697227</text:p>
          </table:table-cell>
          <table:table-cell office:value-type="float" office:value="-0.13202201030113003" table:style-name="ce1">
            <text:p>-0.1320220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40017188812546" table:style-name="ce1">
            <text:p>0.997400172</text:p>
          </table:table-cell>
          <table:table-cell office:value-type="float" office:value="0.24055955004434507" table:style-name="ce1">
            <text:p>0.24055955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4259983161587" table:style-name="ce1">
            <text:p>1.023425998</text:p>
          </table:table-cell>
          <table:table-cell office:value-type="float" office:value="-0.13582704432687245" table:style-name="ce1">
            <text:p>-0.135827044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57941698406905" table:style-name="ce1">
            <text:p>0.997579417</text:p>
          </table:table-cell>
          <table:table-cell office:value-type="float" office:value="-0.18561087470761176" table:style-name="ce1">
            <text:p>-0.185610875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7822507380019" table:style-name="ce1">
            <text:p>1.011782251</text:p>
          </table:table-cell>
          <table:table-cell office:value-type="float" office:value="0.16532306884262302" table:style-name="ce1">
            <text:p>0.165323069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084520841912194" table:style-name="ce1">
            <text:p>0.990845208</text:p>
          </table:table-cell>
          <table:table-cell office:value-type="float" office:value="0.23916158335499216" table:style-name="ce1">
            <text:p>0.239161583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2838261858314" table:style-name="ce1">
            <text:p>1.036283826</text:p>
          </table:table-cell>
          <table:table-cell office:value-type="float" office:value="-0.10106073216464231" table:style-name="ce1">
            <text:p>-0.101060732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9428316496664" table:style-name="ce1">
            <text:p>1.033942832</text:p>
          </table:table-cell>
          <table:table-cell office:value-type="float" office:value="-0.10830688288502091" table:style-name="ce1">
            <text:p>-0.108306883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039844790308" table:style-name="ce1">
            <text:p>1.025039845</text:p>
          </table:table-cell>
          <table:table-cell office:value-type="float" office:value="-0.13658743204358692" table:style-name="ce1">
            <text:p>-0.136587432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2940674796348" table:style-name="ce1">
            <text:p>1.016294067</text:p>
          </table:table-cell>
          <table:table-cell office:value-type="float" office:value="-0.15733063403450476" table:style-name="ce1">
            <text:p>-0.157330634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78305030375847" table:style-name="ce1">
            <text:p>0.99778305</text:p>
          </table:table-cell>
          <table:table-cell office:value-type="float" office:value="0.27202688199243752" table:style-name="ce1">
            <text:p>0.272026882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7468003713059" table:style-name="ce1">
            <text:p>1.0077468</text:p>
          </table:table-cell>
          <table:table-cell office:value-type="float" office:value="0.16827737917318381" table:style-name="ce1">
            <text:p>0.168277379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86950734299651" table:style-name="ce1">
            <text:p>0.995869507</text:p>
          </table:table-cell>
          <table:table-cell office:value-type="float" office:value="0.25940457656798827" table:style-name="ce1">
            <text:p>0.259404577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30963734080158" table:style-name="ce1">
            <text:p>0.996309637</text:p>
          </table:table-cell>
          <table:table-cell office:value-type="float" office:value="0.28907761335295523" table:style-name="ce1">
            <text:p>0.289077613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4944610256627" table:style-name="ce1">
            <text:p>1.025494461</text:p>
          </table:table-cell>
          <table:table-cell office:value-type="float" office:value="-0.14503654851686754" table:style-name="ce1">
            <text:p>-0.145036549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9977541175085" table:style-name="ce1">
            <text:p>1.023997754</text:p>
          </table:table-cell>
          <table:table-cell office:value-type="float" office:value="2.1446590169286388E-3" table:style-name="ce1">
            <text:p>0.002144659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5542782863621" table:style-name="ce1">
            <text:p>1.024554278</text:p>
          </table:table-cell>
          <table:table-cell office:value-type="float" office:value="-7.5058782598119628E-2" table:style-name="ce1">
            <text:p>-0.075058783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625463801868" table:style-name="ce1">
            <text:p>1.009625464</text:p>
          </table:table-cell>
          <table:table-cell office:value-type="float" office:value="0.17511856795572156" table:style-name="ce1">
            <text:p>0.175118568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908154582372" table:style-name="ce1">
            <text:p>1.026890815</text:p>
          </table:table-cell>
          <table:table-cell office:value-type="float" office:value="8.4967129688583554E-2" table:style-name="ce1">
            <text:p>0.08496713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20836477905827" table:style-name="ce1">
            <text:p>0.989208365</text:p>
          </table:table-cell>
          <table:table-cell office:value-type="float" office:value="0.34486601898583996" table:style-name="ce1">
            <text:p>0.344866019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6385483760277" table:style-name="ce1">
            <text:p>1.009638548</text:p>
          </table:table-cell>
          <table:table-cell office:value-type="float" office:value="0.17621013487636683" table:style-name="ce1">
            <text:p>0.176210135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8695266619419" table:style-name="ce1">
            <text:p>1.020869527</text:p>
          </table:table-cell>
          <table:table-cell office:value-type="float" office:value="0.15184142890865768" table:style-name="ce1">
            <text:p>0.151841429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3393446638616" table:style-name="ce1">
            <text:p>1.022339345</text:p>
          </table:table-cell>
          <table:table-cell office:value-type="float" office:value="-8.1716732388577643E-2" table:style-name="ce1">
            <text:p>-0.081716732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2512917378106" table:style-name="ce1">
            <text:p>1.010251292</text:p>
          </table:table-cell>
          <table:table-cell office:value-type="float" office:value="0.16163519895766865" table:style-name="ce1">
            <text:p>0.161635199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6071058439947" table:style-name="ce1">
            <text:p>1.028607106</text:p>
          </table:table-cell>
          <table:table-cell office:value-type="float" office:value="-1.382431941330391E-2" table:style-name="ce1">
            <text:p>-0.013824319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2835719578837" table:style-name="ce1">
            <text:p>1.027283572</text:p>
          </table:table-cell>
          <table:table-cell office:value-type="float" office:value="-4.7906396080809557E-2" table:style-name="ce1">
            <text:p>-0.047906396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5376617055659" table:style-name="ce1">
            <text:p>1.012537662</text:p>
          </table:table-cell>
          <table:table-cell office:value-type="float" office:value="0.2130060412941962" table:style-name="ce1">
            <text:p>0.21300604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8238503906364" table:style-name="ce1">
            <text:p>1.01682385</text:p>
          </table:table-cell>
          <table:table-cell office:value-type="float" office:value="0.13766069619452201" table:style-name="ce1">
            <text:p>0.137660696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9680107142365" table:style-name="ce1">
            <text:p>1.006968011</text:p>
          </table:table-cell>
          <table:table-cell office:value-type="float" office:value="0.17049667268956803" table:style-name="ce1">
            <text:p>0.170496673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08150771842" table:style-name="ce1">
            <text:p>1.025208151</text:p>
          </table:table-cell>
          <table:table-cell office:value-type="float" office:value="-7.0071446331442258E-2" table:style-name="ce1">
            <text:p>-0.070071446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99483049762994" table:style-name="ce1">
            <text:p>0.99699483</text:p>
          </table:table-cell>
          <table:table-cell office:value-type="float" office:value="0.29702760471209105" table:style-name="ce1">
            <text:p>0.297027605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004984132582" table:style-name="ce1">
            <text:p>1.028004984</text:p>
          </table:table-cell>
          <table:table-cell office:value-type="float" office:value="4.2906440059386604E-2" table:style-name="ce1">
            <text:p>0.04290644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1548146483156" table:style-name="ce1">
            <text:p>1.009154815</text:p>
          </table:table-cell>
          <table:table-cell office:value-type="float" office:value="0.17195420923060864" table:style-name="ce1">
            <text:p>0.171954209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599200394582282" table:style-name="ce1">
            <text:p>0.925992004</text:p>
          </table:table-cell>
          <table:table-cell office:value-type="float" office:value="0.48904667326176443" table:style-name="ce1">
            <text:p>0.489046673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4389851305603" table:style-name="ce1">
            <text:p>1.021438985</text:p>
          </table:table-cell>
          <table:table-cell office:value-type="float" office:value="-8.4157053509796645E-2" table:style-name="ce1">
            <text:p>-0.084157054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015575509174" table:style-name="ce1">
            <text:p>1.022001558</text:p>
          </table:table-cell>
          <table:table-cell office:value-type="float" office:value="-9.0492079009705892E-2" table:style-name="ce1">
            <text:p>-0.090492079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2986730303741" table:style-name="ce1">
            <text:p>1.009298673</text:p>
          </table:table-cell>
          <table:table-cell office:value-type="float" office:value="0.18269285322400031" table:style-name="ce1">
            <text:p>0.182692853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9218811017104" table:style-name="ce1">
            <text:p>1.020921881</text:p>
          </table:table-cell>
          <table:table-cell office:value-type="float" office:value="-8.5549767315550529E-2" table:style-name="ce1">
            <text:p>-0.085549767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2545507327976" table:style-name="ce1">
            <text:p>1.024254551</text:p>
          </table:table-cell>
          <table:table-cell office:value-type="float" office:value="-7.7733231652587456E-2" table:style-name="ce1">
            <text:p>-0.077733232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631242598165" table:style-name="ce1">
            <text:p>1.013263124</text:p>
          </table:table-cell>
          <table:table-cell office:value-type="float" office:value="0.21002114420990001" table:style-name="ce1">
            <text:p>0.210021144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6835767129947" table:style-name="ce1">
            <text:p>1.012683577</text:p>
          </table:table-cell>
          <table:table-cell office:value-type="float" office:value="0.21617637117820396" table:style-name="ce1">
            <text:p>0.21617637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6324307130133" table:style-name="ce1">
            <text:p>1.015632431</text:p>
          </table:table-cell>
          <table:table-cell office:value-type="float" office:value="0.19080441735970494" table:style-name="ce1">
            <text:p>0.190804417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23248068407033" table:style-name="ce1">
            <text:p>0.942324807</text:p>
          </table:table-cell>
          <table:table-cell office:value-type="float" office:value="0.45148639892319131" table:style-name="ce1">
            <text:p>0.451486399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1858994937593" table:style-name="ce1">
            <text:p>1.023185899</text:p>
          </table:table-cell>
          <table:table-cell office:value-type="float" office:value="-3.8233821116213748E-2" table:style-name="ce1">
            <text:p>-0.03823382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5186404133271" table:style-name="ce1">
            <text:p>1.01651864</text:p>
          </table:table-cell>
          <table:table-cell office:value-type="float" office:value="0.20958593390836347" table:style-name="ce1">
            <text:p>0.209585934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0262330855661" table:style-name="ce1">
            <text:p>1.012026233</text:p>
          </table:table-cell>
          <table:table-cell office:value-type="float" office:value="0.22158272393541831" table:style-name="ce1">
            <text:p>0.221582724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5549546288708" table:style-name="ce1">
            <text:p>1.010554955</text:p>
          </table:table-cell>
          <table:table-cell office:value-type="float" office:value="0.18966793001200957" table:style-name="ce1">
            <text:p>0.18966793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8975832538294" table:style-name="ce1">
            <text:p>1.008897583</text:p>
          </table:table-cell>
          <table:table-cell office:value-type="float" office:value="0.17227279676310697" table:style-name="ce1">
            <text:p>0.172272797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585708693994" table:style-name="ce1">
            <text:p>1.020758571</text:p>
          </table:table-cell>
          <table:table-cell office:value-type="float" office:value="0.13076218871164977" table:style-name="ce1">
            <text:p>0.130762189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0822720800797" table:style-name="ce1">
            <text:p>1.028082272</text:p>
          </table:table-cell>
          <table:table-cell office:value-type="float" office:value="6.7564279280260056E-2" table:style-name="ce1">
            <text:p>0.067564279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5722686262472" table:style-name="ce1">
            <text:p>1.009572269</text:p>
          </table:table-cell>
          <table:table-cell office:value-type="float" office:value="0.17946864467324805" table:style-name="ce1">
            <text:p>0.179468645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435279132293195" table:style-name="ce1">
            <text:p>0.964352791</text:p>
          </table:table-cell>
          <table:table-cell office:value-type="float" office:value="0.36382163743745327" table:style-name="ce1">
            <text:p>0.363821637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6390465449285" table:style-name="ce1">
            <text:p>1.025639047</text:p>
          </table:table-cell>
          <table:table-cell office:value-type="float" office:value="-5.2854008385457237E-2" table:style-name="ce1">
            <text:p>-0.052854008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2514270964945" table:style-name="ce1">
            <text:p>1.003251427</text:p>
          </table:table-cell>
          <table:table-cell office:value-type="float" office:value="0.25721793100180101" table:style-name="ce1">
            <text:p>0.25721793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1105682438955" table:style-name="ce1">
            <text:p>1.021110568</text:p>
          </table:table-cell>
          <table:table-cell office:value-type="float" office:value="-8.4488859742743311E-2" table:style-name="ce1">
            <text:p>-0.08448886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860395677412812" table:style-name="ce1">
            <text:p>0.948603957</text:p>
          </table:table-cell>
          <table:table-cell office:value-type="float" office:value="0.41522377484010731" table:style-name="ce1">
            <text:p>0.415223775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554755787084" table:style-name="ce1">
            <text:p>1.024055476</text:p>
          </table:table-cell>
          <table:table-cell office:value-type="float" office:value="0.11142886940674471" table:style-name="ce1">
            <text:p>0.111428869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4375225967873" table:style-name="ce1">
            <text:p>0.989437523</text:p>
          </table:table-cell>
          <table:table-cell office:value-type="float" office:value="0.29402419777550987" table:style-name="ce1">
            <text:p>0.294024198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6616326593113" table:style-name="ce1">
            <text:p>1.039661633</text:p>
          </table:table-cell>
          <table:table-cell office:value-type="float" office:value="-4.8665486498905661E-2" table:style-name="ce1">
            <text:p>-0.048665486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2455025849926" table:style-name="ce1">
            <text:p>1.008245503</text:p>
          </table:table-cell>
          <table:table-cell office:value-type="float" office:value="0.23203052927822979" table:style-name="ce1">
            <text:p>0.232030529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3936341477671" table:style-name="ce1">
            <text:p>1.042393634</text:p>
          </table:table-cell>
          <table:table-cell office:value-type="float" office:value="-2.0742986482450262E-2" table:style-name="ce1">
            <text:p>-0.020742986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2805567991521" table:style-name="ce1">
            <text:p>1.039280557</text:p>
          </table:table-cell>
          <table:table-cell office:value-type="float" office:value="9.9156060123647999E-2" table:style-name="ce1">
            <text:p>0.09915606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8658930451532" table:style-name="ce1">
            <text:p>1.039865893</text:p>
          </table:table-cell>
          <table:table-cell office:value-type="float" office:value="-5.831958917384511E-2" table:style-name="ce1">
            <text:p>-0.058319589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2022670227368" table:style-name="ce1">
            <text:p>1.039202267</text:p>
          </table:table-cell>
          <table:table-cell office:value-type="float" office:value="5.3916678447439359E-2" table:style-name="ce1">
            <text:p>0.053916678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7459043868524" table:style-name="ce1">
            <text:p>1.039745904</text:p>
          </table:table-cell>
          <table:table-cell office:value-type="float" office:value="-6.3775734498055847E-2" table:style-name="ce1">
            <text:p>-0.063775734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3757324488376" table:style-name="ce1">
            <text:p>1.038375732</text:p>
          </table:table-cell>
          <table:table-cell office:value-type="float" office:value="-6.9514949912517512E-2" table:style-name="ce1">
            <text:p>-0.06951495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5044684158235" table:style-name="ce1">
            <text:p>1.004504468</text:p>
          </table:table-cell>
          <table:table-cell office:value-type="float" office:value="0.26784124576443369" table:style-name="ce1">
            <text:p>0.267841246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6395133240208" table:style-name="ce1">
            <text:p>1.043639513</text:p>
          </table:table-cell>
          <table:table-cell office:value-type="float" office:value="-2.3319010030471592E-2" table:style-name="ce1">
            <text:p>-0.0233190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9273596853426" table:style-name="ce1">
            <text:p>1.01192736</text:p>
          </table:table-cell>
          <table:table-cell office:value-type="float" office:value="0.2675516935477158" table:style-name="ce1">
            <text:p>0.267551694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2244526375567" table:style-name="ce1">
            <text:p>1.003224453</text:p>
          </table:table-cell>
          <table:table-cell office:value-type="float" office:value="0.29108393571283692" table:style-name="ce1">
            <text:p>0.291083936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6662741722645" table:style-name="ce1">
            <text:p>1.004666274</text:p>
          </table:table-cell>
          <table:table-cell office:value-type="float" office:value="0.25814137123061209" table:style-name="ce1">
            <text:p>0.25814137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1417965409656" table:style-name="ce1">
            <text:p>1.008141797</text:p>
          </table:table-cell>
          <table:table-cell office:value-type="float" office:value="0.24464030343987545" table:style-name="ce1">
            <text:p>0.244640303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3602720061724" table:style-name="ce1">
            <text:p>1.008360272</text:p>
          </table:table-cell>
          <table:table-cell office:value-type="float" office:value="0.24245818575506495" table:style-name="ce1">
            <text:p>0.242458186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0864634444777" table:style-name="ce1">
            <text:p>1.034086463</text:p>
          </table:table-cell>
          <table:table-cell office:value-type="float" office:value="0.16896752978277452" table:style-name="ce1">
            <text:p>0.16896753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8322907303111" table:style-name="ce1">
            <text:p>0.995832291</text:p>
          </table:table-cell>
          <table:table-cell office:value-type="float" office:value="0.32972571743620621" table:style-name="ce1">
            <text:p>0.329725717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4554771872876" table:style-name="ce1">
            <text:p>1.040455477</text:p>
          </table:table-cell>
          <table:table-cell office:value-type="float" office:value="-5.6713314053879492E-2" table:style-name="ce1">
            <text:p>-0.056713314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0730439450022" table:style-name="ce1">
            <text:p>1.039073044</text:p>
          </table:table-cell>
          <table:table-cell office:value-type="float" office:value="0.13495202609397031" table:style-name="ce1">
            <text:p>0.134952026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8786692255206" table:style-name="ce1">
            <text:p>1.041878669</text:p>
          </table:table-cell>
          <table:table-cell office:value-type="float" office:value="0.1220239263950231" table:style-name="ce1">
            <text:p>0.122023926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68999840548012" table:style-name="ce1">
            <text:p>1.046899984</text:p>
          </table:table-cell>
          <table:table-cell office:value-type="float" office:value="-1.827185184636323E-4" table:style-name="ce1">
            <text:p>-0.000182719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0409144245673" table:style-name="ce1">
            <text:p>1.023040914</text:p>
          </table:table-cell>
          <table:table-cell office:value-type="float" office:value="0.19090253380546021" table:style-name="ce1">
            <text:p>0.190902534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0052958233421" table:style-name="ce1">
            <text:p>1.018005296</text:p>
          </table:table-cell>
          <table:table-cell office:value-type="float" office:value="-9.8919450441403892E-2" table:style-name="ce1">
            <text:p>-0.09891945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3965787078508" table:style-name="ce1">
            <text:p>1.020396579</text:p>
          </table:table-cell>
          <table:table-cell office:value-type="float" office:value="0.22864669724558256" table:style-name="ce1">
            <text:p>0.228646697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7462435528668" table:style-name="ce1">
            <text:p>1.001746244</text:p>
          </table:table-cell>
          <table:table-cell office:value-type="float" office:value="0.28573301091704573" table:style-name="ce1">
            <text:p>0.28573301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93288322142" table:style-name="ce1">
            <text:p>1.042932883</text:p>
          </table:table-cell>
          <table:table-cell office:value-type="float" office:value="1.1832205857573316E-2" table:style-name="ce1">
            <text:p>0.011832206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35956223073728" table:style-name="ce1">
            <text:p>0.985359562</text:p>
          </table:table-cell>
          <table:table-cell office:value-type="float" office:value="0.36098046085688634" table:style-name="ce1">
            <text:p>0.36098046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254044496293" table:style-name="ce1">
            <text:p>1.023825404</text:p>
          </table:table-cell>
          <table:table-cell office:value-type="float" office:value="-0.10002615259797218" table:style-name="ce1">
            <text:p>-0.100026153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824954371133444" table:style-name="ce1">
            <text:p>0.988249544</text:p>
          </table:table-cell>
          <table:table-cell office:value-type="float" office:value="0.203577600325623" table:style-name="ce1">
            <text:p>0.2035776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8114685079195" table:style-name="ce1">
            <text:p>1.022811469</text:p>
          </table:table-cell>
          <table:table-cell office:value-type="float" office:value="-5.8795832238968511E-2" table:style-name="ce1">
            <text:p>-0.058795832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0845885401905" table:style-name="ce1">
            <text:p>1.019084589</text:p>
          </table:table-cell>
          <table:table-cell office:value-type="float" office:value="-0.14032209875807394" table:style-name="ce1">
            <text:p>-0.140322099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536127325884" table:style-name="ce1">
            <text:p>1.021253613</text:p>
          </table:table-cell>
          <table:table-cell office:value-type="float" office:value="0.10463564631919835" table:style-name="ce1">
            <text:p>0.104635646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4767967839472" table:style-name="ce1">
            <text:p>1.020476797</text:p>
          </table:table-cell>
          <table:table-cell office:value-type="float" office:value="-0.14832581442747711" table:style-name="ce1">
            <text:p>-0.148325814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310015259013" table:style-name="ce1">
            <text:p>1.020531002</text:p>
          </table:table-cell>
          <table:table-cell office:value-type="float" office:value="-0.15543411763361714" table:style-name="ce1">
            <text:p>-0.155434118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0181938995738" table:style-name="ce1">
            <text:p>1.036018194</text:p>
          </table:table-cell>
          <table:table-cell office:value-type="float" office:value="1.3019673923141635E-2" table:style-name="ce1">
            <text:p>0.013019674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315012341672157" table:style-name="ce1">
            <text:p>0.963150123</text:p>
          </table:table-cell>
          <table:table-cell office:value-type="float" office:value="0.33333238630885259" table:style-name="ce1">
            <text:p>0.333332386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2414040751106" table:style-name="ce1">
            <text:p>1.010241404</text:p>
          </table:table-cell>
          <table:table-cell office:value-type="float" office:value="0.13856549170824894" table:style-name="ce1">
            <text:p>0.138565492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4031433486464" table:style-name="ce1">
            <text:p>1.004403143</text:p>
          </table:table-cell>
          <table:table-cell office:value-type="float" office:value="-0.18053967882811311" table:style-name="ce1">
            <text:p>-0.180539679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930511550376" table:style-name="ce1">
            <text:p>1.016793051</text:p>
          </table:table-cell>
          <table:table-cell office:value-type="float" office:value="0.13639171940711517" table:style-name="ce1">
            <text:p>0.136391719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6926890421511" table:style-name="ce1">
            <text:p>1.034692689</text:p>
          </table:table-cell>
          <table:table-cell office:value-type="float" office:value="-0.11258631907440042" table:style-name="ce1">
            <text:p>-0.112586319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6041265319581" table:style-name="ce1">
            <text:p>1.024604127</text:p>
          </table:table-cell>
          <table:table-cell office:value-type="float" office:value="0.10028276967497117" table:style-name="ce1">
            <text:p>0.10028277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72398705095555" table:style-name="ce1">
            <text:p>0.998723987</text:p>
          </table:table-cell>
          <table:table-cell office:value-type="float" office:value="-0.21921826495308847" table:style-name="ce1">
            <text:p>-0.219218265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1602687450686" table:style-name="ce1">
            <text:p>1.038160269</text:p>
          </table:table-cell>
          <table:table-cell office:value-type="float" office:value="1.7033684251114192E-2" table:style-name="ce1">
            <text:p>0.017033684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7501037819749" table:style-name="ce1">
            <text:p>1.021750104</text:p>
          </table:table-cell>
          <table:table-cell office:value-type="float" office:value="-0.17777270718961086" table:style-name="ce1">
            <text:p>-0.177772707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4563091421788" table:style-name="ce1">
            <text:p>1.028456309</text:p>
          </table:table-cell>
          <table:table-cell office:value-type="float" office:value="-4.1666655561099837E-2" table:style-name="ce1">
            <text:p>-0.041666656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2113343906649" table:style-name="ce1">
            <text:p>1.020211334</text:p>
          </table:table-cell>
          <table:table-cell office:value-type="float" office:value="-0.10596850088974213" table:style-name="ce1">
            <text:p>-0.105968501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4284168452267" table:style-name="ce1">
            <text:p>1.028428417</text:p>
          </table:table-cell>
          <table:table-cell office:value-type="float" office:value="-0.11644737620582317" table:style-name="ce1">
            <text:p>-0.116447376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2549694255006" table:style-name="ce1">
            <text:p>1.017254969</text:p>
          </table:table-cell>
          <table:table-cell office:value-type="float" office:value="0.17023010068470296" table:style-name="ce1">
            <text:p>0.170230101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6327645020355" table:style-name="ce1">
            <text:p>1.011632765</text:p>
          </table:table-cell>
          <table:table-cell office:value-type="float" office:value="0.20802641607730718" table:style-name="ce1">
            <text:p>0.208026416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862553074175" table:style-name="ce1">
            <text:p>1.024086255</text:p>
          </table:table-cell>
          <table:table-cell office:value-type="float" office:value="9.5181887407379512E-2" table:style-name="ce1">
            <text:p>0.095181887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0125867987496" table:style-name="ce1">
            <text:p>1.013012587</text:p>
          </table:table-cell>
          <table:table-cell office:value-type="float" office:value="0.10843864157810955" table:style-name="ce1">
            <text:p>0.108438642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0423806206427" table:style-name="ce1">
            <text:p>1.030042381</text:p>
          </table:table-cell>
          <table:table-cell office:value-type="float" office:value="-6.8234772113338768E-2" table:style-name="ce1">
            <text:p>-0.068234772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0273432007367" table:style-name="ce1">
            <text:p>1.010027343</text:p>
          </table:table-cell>
          <table:table-cell office:value-type="float" office:value="6.7794217945641388E-2" table:style-name="ce1">
            <text:p>0.067794218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7448937009285" table:style-name="ce1">
            <text:p>1.008744894</text:p>
          </table:table-cell>
          <table:table-cell office:value-type="float" office:value="0.19699385633136576" table:style-name="ce1">
            <text:p>0.196993856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6827280691456" table:style-name="ce1">
            <text:p>1.015682728</text:p>
          </table:table-cell>
          <table:table-cell office:value-type="float" office:value="0.13335649928675436" table:style-name="ce1">
            <text:p>0.133356499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554245673424" table:style-name="ce1">
            <text:p>1.021355425</text:p>
          </table:table-cell>
          <table:table-cell office:value-type="float" office:value="-0.1377296507904659" table:style-name="ce1">
            <text:p>-0.137729651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5479845918392" table:style-name="ce1">
            <text:p>1.019547985</text:p>
          </table:table-cell>
          <table:table-cell office:value-type="float" office:value="-0.18105843563534746" table:style-name="ce1">
            <text:p>-0.181058436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0802490213364" table:style-name="ce1">
            <text:p>1.013080249</text:p>
          </table:table-cell>
          <table:table-cell office:value-type="float" office:value="0.18812912864005599" table:style-name="ce1">
            <text:p>0.188129129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8820367445528" table:style-name="ce1">
            <text:p>1.012882037</text:p>
          </table:table-cell>
          <table:table-cell office:value-type="float" office:value="0.15318400582373604" table:style-name="ce1">
            <text:p>0.153184006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269805683352" table:style-name="ce1">
            <text:p>1.015026981</text:p>
          </table:table-cell>
          <table:table-cell office:value-type="float" office:value="-0.15169679864231939" table:style-name="ce1">
            <text:p>-0.151696799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5849479599371" table:style-name="ce1">
            <text:p>1.000584948</text:p>
          </table:table-cell>
          <table:table-cell office:value-type="float" office:value="-0.19703248949350988" table:style-name="ce1">
            <text:p>-0.197032489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3274390560077" table:style-name="ce1">
            <text:p>1.008327439</text:p>
          </table:table-cell>
          <table:table-cell office:value-type="float" office:value="-0.18906767478009773" table:style-name="ce1">
            <text:p>-0.189067675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4721725294714" table:style-name="ce1">
            <text:p>1.016472173</text:p>
          </table:table-cell>
          <table:table-cell office:value-type="float" office:value="0.16263050904801499" table:style-name="ce1">
            <text:p>0.162630509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1025695369039" table:style-name="ce1">
            <text:p>1.01210257</text:p>
          </table:table-cell>
          <table:table-cell office:value-type="float" office:value="-0.14044083714075645" table:style-name="ce1">
            <text:p>-0.140440837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270633705425" table:style-name="ce1">
            <text:p>1.015027063</text:p>
          </table:table-cell>
          <table:table-cell office:value-type="float" office:value="0.16530765446697476" table:style-name="ce1">
            <text:p>0.165307654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168216427573" table:style-name="ce1">
            <text:p>1.017116822</text:p>
          </table:table-cell>
          <table:table-cell office:value-type="float" office:value="0.15854882885513641" table:style-name="ce1">
            <text:p>0.158548829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4523303646696" table:style-name="ce1">
            <text:p>1.01145233</text:p>
          </table:table-cell>
          <table:table-cell office:value-type="float" office:value="-0.14575250735366235" table:style-name="ce1">
            <text:p>-0.145752507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131044418804" table:style-name="ce1">
            <text:p>1.021131044</text:p>
          </table:table-cell>
          <table:table-cell office:value-type="float" office:value="-9.6705119430992886E-2" table:style-name="ce1">
            <text:p>-0.096705119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266980331185826" table:style-name="ce1">
            <text:p>0.972669803</text:p>
          </table:table-cell>
          <table:table-cell office:value-type="float" office:value="0.26718746925196685" table:style-name="ce1">
            <text:p>0.267187469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51895655547429" table:style-name="ce1">
            <text:p>0.994518957</text:p>
          </table:table-cell>
          <table:table-cell office:value-type="float" office:value="-0.25664460846043596" table:style-name="ce1">
            <text:p>-0.256644608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0164456692412" table:style-name="ce1">
            <text:p>1.003016446</text:p>
          </table:table-cell>
          <table:table-cell office:value-type="float" office:value="0.17343131123601149" table:style-name="ce1">
            <text:p>0.173431311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559142067012" table:style-name="ce1">
            <text:p>1.009559142</text:p>
          </table:table-cell>
          <table:table-cell office:value-type="float" office:value="0.16025972254100157" table:style-name="ce1">
            <text:p>0.160259723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4078991112373" table:style-name="ce1">
            <text:p>1.008407899</text:p>
          </table:table-cell>
          <table:table-cell office:value-type="float" office:value="0.17037839948203665" table:style-name="ce1">
            <text:p>0.170378399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124681019148681" table:style-name="ce1">
            <text:p>0.93124681</text:p>
          </table:table-cell>
          <table:table-cell office:value-type="float" office:value="0.43207283935487173" table:style-name="ce1">
            <text:p>0.432072839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2289557653941" table:style-name="ce1">
            <text:p>1.020228956</text:p>
          </table:table-cell>
          <table:table-cell office:value-type="float" office:value="-9.1232493212965254E-2" table:style-name="ce1">
            <text:p>-0.091232493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5988376728327" table:style-name="ce1">
            <text:p>1.019598838</text:p>
          </table:table-cell>
          <table:table-cell office:value-type="float" office:value="0.19081273599057466" table:style-name="ce1">
            <text:p>0.190812736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4114452113228" table:style-name="ce1">
            <text:p>1.011411445</text:p>
          </table:table-cell>
          <table:table-cell office:value-type="float" office:value="0.20761295358320853" table:style-name="ce1">
            <text:p>0.207612954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403446579926" table:style-name="ce1">
            <text:p>1.019403447</text:p>
          </table:table-cell>
          <table:table-cell office:value-type="float" office:value="9.2593591036142134E-2" table:style-name="ce1">
            <text:p>0.092593591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6284248645145" table:style-name="ce1">
            <text:p>1.018628425</text:p>
          </table:table-cell>
          <table:table-cell office:value-type="float" office:value="0.13699989802199858" table:style-name="ce1">
            <text:p>0.136999898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337788832445" table:style-name="ce1">
            <text:p>1.012233779</text:p>
          </table:table-cell>
          <table:table-cell office:value-type="float" office:value="-0.21201985022102701" table:style-name="ce1">
            <text:p>-0.21201985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2918956885816" table:style-name="ce1">
            <text:p>1.018291896</text:p>
          </table:table-cell>
          <table:table-cell office:value-type="float" office:value="0.18744272505209489" table:style-name="ce1">
            <text:p>0.187442725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0314807783403" table:style-name="ce1">
            <text:p>1.027031481</text:p>
          </table:table-cell>
          <table:table-cell office:value-type="float" office:value="6.0297408652856072E-2" table:style-name="ce1">
            <text:p>0.060297409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3891276605694" table:style-name="ce1">
            <text:p>1.008389128</text:p>
          </table:table-cell>
          <table:table-cell office:value-type="float" office:value="0.14315591924875362" table:style-name="ce1">
            <text:p>0.143155919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86737312882544" table:style-name="ce1">
            <text:p>0.985867373</text:p>
          </table:table-cell>
          <table:table-cell office:value-type="float" office:value="0.28306538573281848" table:style-name="ce1">
            <text:p>0.283065386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6609064099845" table:style-name="ce1">
            <text:p>1.026660906</text:p>
          </table:table-cell>
          <table:table-cell office:value-type="float" office:value="-8.9595339961805187E-3" table:style-name="ce1">
            <text:p>-0.008959534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238073866938378" table:style-name="ce1">
            <text:p>0.952380739</text:p>
          </table:table-cell>
          <table:table-cell office:value-type="float" office:value="0.32867488284254248" table:style-name="ce1">
            <text:p>0.328674883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707266872483" table:style-name="ce1">
            <text:p>1.028707267</text:p>
          </table:table-cell>
          <table:table-cell office:value-type="float" office:value="-0.12521600969423233" table:style-name="ce1">
            <text:p>-0.12521601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90044357682648" table:style-name="ce1">
            <text:p>0.978900444</text:p>
          </table:table-cell>
          <table:table-cell office:value-type="float" office:value="0.24461177724118741" table:style-name="ce1">
            <text:p>0.244611777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554205630448" table:style-name="ce1">
            <text:p>1.027955421</text:p>
          </table:table-cell>
          <table:table-cell office:value-type="float" office:value="-0.10495972244177308" table:style-name="ce1">
            <text:p>-0.104959722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4051865290484" table:style-name="ce1">
            <text:p>1.020405187</text:p>
          </table:table-cell>
          <table:table-cell office:value-type="float" office:value="-0.15359318117878218" table:style-name="ce1">
            <text:p>-0.153593181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33082980895" table:style-name="ce1">
            <text:p>1.022033083</text:p>
          </table:table-cell>
          <table:table-cell office:value-type="float" office:value="9.0135327661062484E-2" table:style-name="ce1">
            <text:p>0.090135328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4293247237917" table:style-name="ce1">
            <text:p>1.024429325</text:p>
          </table:table-cell>
          <table:table-cell office:value-type="float" office:value="5.8530066170783476E-2" table:style-name="ce1">
            <text:p>0.058530066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077468482851581" table:style-name="ce1">
            <text:p>0.970774685</text:p>
          </table:table-cell>
          <table:table-cell office:value-type="float" office:value="0.27177586591913505" table:style-name="ce1">
            <text:p>0.271775866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01091349329118" table:style-name="ce1">
            <text:p>0.996010913</text:p>
          </table:table-cell>
          <table:table-cell office:value-type="float" office:value="0.29295306825882478" table:style-name="ce1">
            <text:p>0.292953068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72469155674503" table:style-name="ce1">
            <text:p>0.996724692</text:p>
          </table:table-cell>
          <table:table-cell office:value-type="float" office:value="0.28655941659821832" table:style-name="ce1">
            <text:p>0.286559417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0903464988968" table:style-name="ce1">
            <text:p>1.014090346</text:p>
          </table:table-cell>
          <table:table-cell office:value-type="float" office:value="4.4248319456614976E-3" table:style-name="ce1">
            <text:p>0.004424832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9903474508247" table:style-name="ce1">
            <text:p>1.013990347</text:p>
          </table:table-cell>
          <table:table-cell office:value-type="float" office:value="4.4243956147330234E-3" table:style-name="ce1">
            <text:p>0.004424396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4275215281363" table:style-name="ce1">
            <text:p>0.996427522</text:p>
          </table:table-cell>
          <table:table-cell office:value-type="float" office:value="0.29647993918863352" table:style-name="ce1">
            <text:p>0.296479939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37383111732169" table:style-name="ce1">
            <text:p>0.991373831</text:p>
          </table:table-cell>
          <table:table-cell office:value-type="float" office:value="0.27158117934747278" table:style-name="ce1">
            <text:p>0.271581179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60587011432966" table:style-name="ce1">
            <text:p>0.99860587</text:p>
          </table:table-cell>
          <table:table-cell office:value-type="float" office:value="0.27919155820547703" table:style-name="ce1">
            <text:p>0.279191558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1581294041021" table:style-name="ce1">
            <text:p>1.027158129</text:p>
          </table:table-cell>
          <table:table-cell office:value-type="float" office:value="-0.12048160523111304" table:style-name="ce1">
            <text:p>-0.120481605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9936748192346" table:style-name="ce1">
            <text:p>1.013993675</text:p>
          </table:table-cell>
          <table:table-cell office:value-type="float" office:value="0.18482239427781572" table:style-name="ce1">
            <text:p>0.184822394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24373389627829" table:style-name="ce1">
            <text:p>0.996243734</text:p>
          </table:table-cell>
          <table:table-cell office:value-type="float" office:value="0.29037856785996047" table:style-name="ce1">
            <text:p>0.290378568</text:p>
          </table:table-cell>
          <table:table-cell/>
        </table:table-row>
        <table:table-row table:style-name="ro1">
          <table:table-cell office:value-type="float" table:style-name="ce1" office:value="1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30115271748854" table:style-name="ce1">
            <text:p>0.998301153</text:p>
          </table:table-cell>
          <table:table-cell office:value-type="float" office:value="0.26973620165438245" table:style-name="ce1">
            <text:p>0.269736202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0261362731633" table:style-name="ce1">
            <text:p>1.032026136</text:p>
          </table:table-cell>
          <table:table-cell office:value-type="float" office:value="-0.11120276097780088" table:style-name="ce1">
            <text:p>-0.111202761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1301183694921" table:style-name="ce1">
            <text:p>1.021130118</text:p>
          </table:table-cell>
          <table:table-cell office:value-type="float" office:value="-0.13334662109970039" table:style-name="ce1">
            <text:p>-0.133346621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1969425077402" table:style-name="ce1">
            <text:p>1.024196943</text:p>
          </table:table-cell>
          <table:table-cell office:value-type="float" office:value="2.5025902175614839E-3" table:style-name="ce1">
            <text:p>0.00250259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9977541175085" table:style-name="ce1">
            <text:p>1.023997754</text:p>
          </table:table-cell>
          <table:table-cell office:value-type="float" office:value="2.1446590169286388E-3" table:style-name="ce1">
            <text:p>0.002144659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9977541175085" table:style-name="ce1">
            <text:p>1.023997754</text:p>
          </table:table-cell>
          <table:table-cell office:value-type="float" office:value="2.1446590169286388E-3" table:style-name="ce1">
            <text:p>0.002144659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1949518675209" table:style-name="ce1">
            <text:p>1.007194952</text:p>
          </table:table-cell>
          <table:table-cell office:value-type="float" office:value="0.17035427477049847" table:style-name="ce1">
            <text:p>0.170354275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658537600518952" table:style-name="ce1">
            <text:p>0.916585376</text:p>
          </table:table-cell>
          <table:table-cell office:value-type="float" office:value="0.51037442970178792" table:style-name="ce1">
            <text:p>0.51037443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699763858445362" table:style-name="ce1">
            <text:p>0.936997639</text:p>
          </table:table-cell>
          <table:table-cell office:value-type="float" office:value="0.46085688156645521" table:style-name="ce1">
            <text:p>0.460856882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0871377215812" table:style-name="ce1">
            <text:p>1.008087138</text:p>
          </table:table-cell>
          <table:table-cell office:value-type="float" office:value="0.17285879428108342" table:style-name="ce1">
            <text:p>0.172858794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874443105736276" table:style-name="ce1">
            <text:p>0.988744431</text:p>
          </table:table-cell>
          <table:table-cell office:value-type="float" office:value="0.34528501278371709" table:style-name="ce1">
            <text:p>0.345285013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5895733625875" table:style-name="ce1">
            <text:p>1.031589573</text:p>
          </table:table-cell>
          <table:table-cell office:value-type="float" office:value="0.11152000775463837" table:style-name="ce1">
            <text:p>0.111520008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10339725922447" table:style-name="ce1">
            <text:p>0.989103397</text:p>
          </table:table-cell>
          <table:table-cell office:value-type="float" office:value="0.34637908356345776" table:style-name="ce1">
            <text:p>0.346379084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27971851137563" table:style-name="ce1">
            <text:p>0.983279719</text:p>
          </table:table-cell>
          <table:table-cell office:value-type="float" office:value="0.36431161821192282" table:style-name="ce1">
            <text:p>0.364311618</text:p>
          </table:table-cell>
          <table:table-cell/>
        </table:table-row>
        <table:table-row table:style-name="ro1">
          <table:table-cell office:value-type="float" table:style-name="ce1" office:value="1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2345197561638" table:style-name="ce1">
            <text:p>1.02823452</text:p>
          </table:table-cell>
          <table:table-cell office:value-type="float" office:value="4.2196947541393859E-2" table:style-name="ce1">
            <text:p>0.042196948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590964725087743" table:style-name="ce1">
            <text:p>0.925909647</text:p>
          </table:table-cell>
          <table:table-cell office:value-type="float" office:value="0.48941660691864103" table:style-name="ce1">
            <text:p>0.489416607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590964725087743" table:style-name="ce1">
            <text:p>0.925909647</text:p>
          </table:table-cell>
          <table:table-cell office:value-type="float" office:value="0.48941660691864103" table:style-name="ce1">
            <text:p>0.489416607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590964725087743" table:style-name="ce1">
            <text:p>0.925909647</text:p>
          </table:table-cell>
          <table:table-cell office:value-type="float" office:value="0.48941660691864103" table:style-name="ce1">
            <text:p>0.489416607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565326240475587" table:style-name="ce1">
            <text:p>0.925653262</text:p>
          </table:table-cell>
          <table:table-cell office:value-type="float" office:value="0.48990134496593496" table:style-name="ce1">
            <text:p>0.489901345</text:p>
          </table:table-cell>
          <table:table-cell/>
        </table:table-row>
        <table:table-row table:style-name="ro1">
          <table:table-cell office:value-type="float" table:style-name="ce1" office:value="2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2964569511055" table:style-name="ce1">
            <text:p>1.022296457</text:p>
          </table:table-cell>
          <table:table-cell office:value-type="float" office:value="-8.0995086920236284E-2" table:style-name="ce1">
            <text:p>-0.080995087</text:p>
          </table:table-cell>
          <table:table-cell/>
        </table:table-row>
        <table:table-row table:style-name="ro1">
          <table:table-cell office:value-type="float" table:style-name="ce1" office:value="2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9372966658959" table:style-name="ce1">
            <text:p>1.021937297</text:p>
          </table:table-cell>
          <table:table-cell office:value-type="float" office:value="-8.4198109736506488E-2" table:style-name="ce1">
            <text:p>-0.08419811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631242598165" table:style-name="ce1">
            <text:p>1.013263124</text:p>
          </table:table-cell>
          <table:table-cell office:value-type="float" office:value="0.21002114420990001" table:style-name="ce1">
            <text:p>0.210021144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2645322247" table:style-name="ce1">
            <text:p>1.013226453</text:p>
          </table:table-cell>
          <table:table-cell office:value-type="float" office:value="0.210197988787271" table:style-name="ce1">
            <text:p>0.210197989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8970296608039" table:style-name="ce1">
            <text:p>1.00989703</text:p>
          </table:table-cell>
          <table:table-cell office:value-type="float" office:value="0.17589201085406181" table:style-name="ce1">
            <text:p>0.175892011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3958419713095" table:style-name="ce1">
            <text:p>1.010395842</text:p>
          </table:table-cell>
          <table:table-cell office:value-type="float" office:value="0.17652402818621837" table:style-name="ce1">
            <text:p>0.176524028</text:p>
          </table:table-cell>
          <table:table-cell/>
        </table:table-row>
        <table:table-row table:style-name="ro1">
          <table:table-cell office:value-type="float" table:style-name="ce1" office:value="20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779879276647" table:style-name="ce1">
            <text:p>1.009779879</text:p>
          </table:table-cell>
          <table:table-cell office:value-type="float" office:value="0.17714298012633645" table:style-name="ce1">
            <text:p>0.17714298</text:p>
          </table:table-cell>
          <table:table-cell/>
        </table:table-row>
        <table:table-row table:style-name="ro1">
          <table:table-cell office:value-type="float" table:style-name="ce1" office:value="20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5162734842892" table:style-name="ce1">
            <text:p>1.010516273</text:p>
          </table:table-cell>
          <table:table-cell office:value-type="float" office:value="0.17872688948064147" table:style-name="ce1">
            <text:p>0.178726889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724776698885" table:style-name="ce1">
            <text:p>1.015072478</text:p>
          </table:table-cell>
          <table:table-cell office:value-type="float" office:value="0.19161645304386898" table:style-name="ce1">
            <text:p>0.191616453</text:p>
          </table:table-cell>
          <table:table-cell/>
        </table:table-row>
        <table:table-row table:style-name="ro1">
          <table:table-cell office:value-type="float" table:style-name="ce1" office:value="2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6670969084721" table:style-name="ce1">
            <text:p>1.024667097</text:p>
          </table:table-cell>
          <table:table-cell office:value-type="float" office:value="-7.4887252007026589E-2" table:style-name="ce1">
            <text:p>-0.074887252</text:p>
          </table:table-cell>
          <table:table-cell/>
        </table:table-row>
        <table:table-row table:style-name="ro1">
          <table:table-cell office:value-type="float" table:style-name="ce1" office:value="21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7929116003671" table:style-name="ce1">
            <text:p>1.024792912</text:p>
          </table:table-cell>
          <table:table-cell office:value-type="float" office:value="-7.4536825352588307E-2" table:style-name="ce1">
            <text:p>-0.074536825</text:p>
          </table:table-cell>
          <table:table-cell/>
        </table:table-row>
        <table:table-row table:style-name="ro1">
          <table:table-cell office:value-type="float" table:style-name="ce1" office:value="2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6670969084721" table:style-name="ce1">
            <text:p>1.024667097</text:p>
          </table:table-cell>
          <table:table-cell office:value-type="float" office:value="-7.4887252007026589E-2" table:style-name="ce1">
            <text:p>-0.074887252</text:p>
          </table:table-cell>
          <table:table-cell/>
        </table:table-row>
        <table:table-row table:style-name="ro1">
          <table:table-cell office:value-type="float" table:style-name="ce1" office:value="2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7929116003671" table:style-name="ce1">
            <text:p>1.024792912</text:p>
          </table:table-cell>
          <table:table-cell office:value-type="float" office:value="-7.4536825352588307E-2" table:style-name="ce1">
            <text:p>-0.074536825</text:p>
          </table:table-cell>
          <table:table-cell/>
        </table:table-row>
        <table:table-row table:style-name="ro1">
          <table:table-cell office:value-type="float" table:style-name="ce1" office:value="2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247774251705" table:style-name="ce1">
            <text:p>1.025724777</text:p>
          </table:table-cell>
          <table:table-cell office:value-type="float" office:value="-7.5504509640713285E-2" table:style-name="ce1">
            <text:p>-0.07550451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1441813849299" table:style-name="ce1">
            <text:p>1.012144181</text:p>
          </table:table-cell>
          <table:table-cell office:value-type="float" office:value="0.22197881900899999" table:style-name="ce1">
            <text:p>0.221978819</text:p>
          </table:table-cell>
          <table:table-cell/>
        </table:table-row>
        <table:table-row table:style-name="ro1">
          <table:table-cell office:value-type="float" table:style-name="ce1" office:value="2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947805857526" table:style-name="ce1">
            <text:p>1.021394781</text:p>
          </table:table-cell>
          <table:table-cell office:value-type="float" office:value="-8.4691866151255096E-2" table:style-name="ce1">
            <text:p>-0.084691866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5670321237072" table:style-name="ce1">
            <text:p>1.008567032</text:p>
          </table:table-cell>
          <table:table-cell office:value-type="float" office:value="0.17711166453166446" table:style-name="ce1">
            <text:p>0.177111665</text:p>
          </table:table-cell>
          <table:table-cell/>
        </table:table-row>
        <table:table-row table:style-name="ro1">
          <table:table-cell office:value-type="float" table:style-name="ce1" office:value="2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4685392494765" table:style-name="ce1">
            <text:p>1.008468539</text:p>
          </table:table-cell>
          <table:table-cell office:value-type="float" office:value="0.17709436847067506" table:style-name="ce1">
            <text:p>0.177094368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7080903320641" table:style-name="ce1">
            <text:p>1.02770809</text:p>
          </table:table-cell>
          <table:table-cell office:value-type="float" office:value="-4.7386929274028752E-2" table:style-name="ce1">
            <text:p>-0.047386929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3572255527674" table:style-name="ce1">
            <text:p>1.027357226</text:p>
          </table:table-cell>
          <table:table-cell office:value-type="float" office:value="0.11251391515950539" table:style-name="ce1">
            <text:p>0.112513915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9525013773608" table:style-name="ce1">
            <text:p>1.012952501</text:p>
          </table:table-cell>
          <table:table-cell office:value-type="float" office:value="0.213462572722591" table:style-name="ce1">
            <text:p>0.213462573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128078834053067" table:style-name="ce1">
            <text:p>0.981280788</text:p>
          </table:table-cell>
          <table:table-cell office:value-type="float" office:value="0.37079511112444069" table:style-name="ce1">
            <text:p>0.370795111</text:p>
          </table:table-cell>
          <table:table-cell/>
        </table:table-row>
        <table:table-row table:style-name="ro1">
          <table:table-cell office:value-type="float" table:style-name="ce1" office:value="22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312741309517" table:style-name="ce1">
            <text:p>1.042312741</text:p>
          </table:table-cell>
          <table:table-cell office:value-type="float" office:value="-5.754441157784343E-2" table:style-name="ce1">
            <text:p>-0.057544412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9286894634" table:style-name="ce1">
            <text:p>1.042928689</text:p>
          </table:table-cell>
          <table:table-cell office:value-type="float" office:value="1.2196257383111636E-2" table:style-name="ce1">
            <text:p>0.012196257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9286894634" table:style-name="ce1">
            <text:p>1.042928689</text:p>
          </table:table-cell>
          <table:table-cell office:value-type="float" office:value="1.2196257383111636E-2" table:style-name="ce1">
            <text:p>0.012196257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2244526375567" table:style-name="ce1">
            <text:p>1.003224453</text:p>
          </table:table-cell>
          <table:table-cell office:value-type="float" office:value="0.29108393571283692" table:style-name="ce1">
            <text:p>0.291083936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5211786799936" table:style-name="ce1">
            <text:p>1.003521179</text:p>
          </table:table-cell>
          <table:table-cell office:value-type="float" office:value="0.29364026280589806" table:style-name="ce1">
            <text:p>0.293640263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1158738701119" table:style-name="ce1">
            <text:p>1.008115874</text:p>
          </table:table-cell>
          <table:table-cell office:value-type="float" office:value="0.28964391043331167" table:style-name="ce1">
            <text:p>0.28964391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8322907303111" table:style-name="ce1">
            <text:p>0.995832291</text:p>
          </table:table-cell>
          <table:table-cell office:value-type="float" office:value="0.32972571743620621" table:style-name="ce1">
            <text:p>0.329725717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8322907303111" table:style-name="ce1">
            <text:p>0.995832291</text:p>
          </table:table-cell>
          <table:table-cell office:value-type="float" office:value="0.32972571743620621" table:style-name="ce1">
            <text:p>0.329725717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3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68999840548012" table:style-name="ce1">
            <text:p>1.046899984</text:p>
          </table:table-cell>
          <table:table-cell office:value-type="float" office:value="-1.827185184636323E-4" table:style-name="ce1">
            <text:p>-0.000182719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0818813121329" table:style-name="ce1">
            <text:p>1.034081881</text:p>
          </table:table-cell>
          <table:table-cell office:value-type="float" office:value="0.1780594079007328" table:style-name="ce1">
            <text:p>0.178059408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2986501149338" table:style-name="ce1">
            <text:p>1.03429865</text:p>
          </table:table-cell>
          <table:table-cell office:value-type="float" office:value="0.17679590597755718" table:style-name="ce1">
            <text:p>0.176795906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8786692255206" table:style-name="ce1">
            <text:p>1.041878669</text:p>
          </table:table-cell>
          <table:table-cell office:value-type="float" office:value="0.1220239263950231" table:style-name="ce1">
            <text:p>0.122023926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8786692255206" table:style-name="ce1">
            <text:p>1.041878669</text:p>
          </table:table-cell>
          <table:table-cell office:value-type="float" office:value="0.1220239263950231" table:style-name="ce1">
            <text:p>0.122023926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8221021418199" table:style-name="ce1">
            <text:p>1.011822102</text:p>
          </table:table-cell>
          <table:table-cell office:value-type="float" office:value="-0.15013475153111025" table:style-name="ce1">
            <text:p>-0.150134752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3574360004968" table:style-name="ce1">
            <text:p>1.026357436</text:p>
          </table:table-cell>
          <table:table-cell office:value-type="float" office:value="-0.12129576895541952" table:style-name="ce1">
            <text:p>-0.121295769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9376269941421" table:style-name="ce1">
            <text:p>1.020937627</text:p>
          </table:table-cell>
          <table:table-cell office:value-type="float" office:value="-0.13404645384183031" table:style-name="ce1">
            <text:p>-0.134046454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1399931783641" table:style-name="ce1">
            <text:p>1.010139993</text:p>
          </table:table-cell>
          <table:table-cell office:value-type="float" office:value="0.16668423495224316" table:style-name="ce1">
            <text:p>0.166684235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9955915990641" table:style-name="ce1">
            <text:p>1.026995592</text:p>
          </table:table-cell>
          <table:table-cell office:value-type="float" office:value="-0.12100770568888865" table:style-name="ce1">
            <text:p>-0.121007706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6949670360727" table:style-name="ce1">
            <text:p>1.037694967</text:p>
          </table:table-cell>
          <table:table-cell office:value-type="float" office:value="-9.5716066509254905E-2" table:style-name="ce1">
            <text:p>-0.095716067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1872471936154" table:style-name="ce1">
            <text:p>1.001187247</text:p>
          </table:table-cell>
          <table:table-cell office:value-type="float" office:value="0.24276765858917571" table:style-name="ce1">
            <text:p>0.242767659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7257726210905" table:style-name="ce1">
            <text:p>1.010725773</text:p>
          </table:table-cell>
          <table:table-cell office:value-type="float" office:value="0.16986295228653986" table:style-name="ce1">
            <text:p>0.169862952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3202982266501" table:style-name="ce1">
            <text:p>1.010320298</text:p>
          </table:table-cell>
          <table:table-cell office:value-type="float" office:value="0.17106427152159046" table:style-name="ce1">
            <text:p>0.171064272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88026551074072" table:style-name="ce1">
            <text:p>0.998880266</text:p>
          </table:table-cell>
          <table:table-cell office:value-type="float" office:value="0.26447515038882652" table:style-name="ce1">
            <text:p>0.26447515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2761484228688" table:style-name="ce1">
            <text:p>1.041276148</text:p>
          </table:table-cell>
          <table:table-cell office:value-type="float" office:value="-8.4510784670571451E-2" table:style-name="ce1">
            <text:p>-0.084510785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6324692473292" table:style-name="ce1">
            <text:p>1.006632469</text:p>
          </table:table-cell>
          <table:table-cell office:value-type="float" office:value="0.16827189859576869" table:style-name="ce1">
            <text:p>0.168271899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0203302880942" table:style-name="ce1">
            <text:p>1.01902033</text:p>
          </table:table-cell>
          <table:table-cell office:value-type="float" office:value="0.18059783071660399" table:style-name="ce1">
            <text:p>0.180597831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320909490464" table:style-name="ce1">
            <text:p>1.027932091</text:p>
          </table:table-cell>
          <table:table-cell office:value-type="float" office:value="9.8073321536090913E-2" table:style-name="ce1">
            <text:p>0.098073322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0401285157313" table:style-name="ce1">
            <text:p>1.017040129</text:p>
          </table:table-cell>
          <table:table-cell office:value-type="float" office:value="0.19990404445309432" table:style-name="ce1">
            <text:p>0.199904044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49381136122027" table:style-name="ce1">
            <text:p>0.986493811</text:p>
          </table:table-cell>
          <table:table-cell office:value-type="float" office:value="-0.11693382806533383" table:style-name="ce1">
            <text:p>-0.116933828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3725644253604" table:style-name="ce1">
            <text:p>1.013372564</text:p>
          </table:table-cell>
          <table:table-cell office:value-type="float" office:value="0.18544024824716127" table:style-name="ce1">
            <text:p>0.185440248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3520045139289" table:style-name="ce1">
            <text:p>1.028352005</text:p>
          </table:table-cell>
          <table:table-cell office:value-type="float" office:value="0.11353111825479544" table:style-name="ce1">
            <text:p>0.113531118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7754988049753" table:style-name="ce1">
            <text:p>1.014775499</text:p>
          </table:table-cell>
          <table:table-cell office:value-type="float" office:value="0.1921107155395389" table:style-name="ce1">
            <text:p>0.192110716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1714582557987" table:style-name="ce1">
            <text:p>1.013171458</text:p>
          </table:table-cell>
          <table:table-cell office:value-type="float" office:value="0.21387811055790329" table:style-name="ce1">
            <text:p>0.213878111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3572255527674" table:style-name="ce1">
            <text:p>1.027357226</text:p>
          </table:table-cell>
          <table:table-cell office:value-type="float" office:value="0.11251391515950539" table:style-name="ce1">
            <text:p>0.112513915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724776698885" table:style-name="ce1">
            <text:p>1.015072478</text:p>
          </table:table-cell>
          <table:table-cell office:value-type="float" office:value="0.19161645304386898" table:style-name="ce1">
            <text:p>0.191616453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3482940876211" table:style-name="ce1">
            <text:p>1.003348294</text:p>
          </table:table-cell>
          <table:table-cell office:value-type="float" office:value="0.25724276617907255" table:style-name="ce1">
            <text:p>0.257242766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8941384755266" table:style-name="ce1">
            <text:p>1.012894138</text:p>
          </table:table-cell>
          <table:table-cell office:value-type="float" office:value="0.26780730804427427" table:style-name="ce1">
            <text:p>0.267807308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122365376537933" table:style-name="ce1">
            <text:p>0.961223654</text:p>
          </table:table-cell>
          <table:table-cell office:value-type="float" office:value="0.33247781496204193" table:style-name="ce1">
            <text:p>0.332477815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122365376537933" table:style-name="ce1">
            <text:p>0.961223654</text:p>
          </table:table-cell>
          <table:table-cell office:value-type="float" office:value="0.33247781496204193" table:style-name="ce1">
            <text:p>0.332477815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939142722340187" table:style-name="ce1">
            <text:p>0.959391427</text:p>
          </table:table-cell>
          <table:table-cell office:value-type="float" office:value="0.33165659856279645" table:style-name="ce1">
            <text:p>0.331656599</text:p>
          </table:table-cell>
          <table:table-cell/>
        </table:table-row>
        <table:table-row table:style-name="ro1">
          <table:table-cell office:value-type="float" table:style-name="ce1" office:value="26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506453847635564" table:style-name="ce1">
            <text:p>0.955064538</text:p>
          </table:table-cell>
          <table:table-cell office:value-type="float" office:value="0.32978763976981579" table:style-name="ce1">
            <text:p>0.32978764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9365026949794" table:style-name="ce1">
            <text:p>1.023936503</text:p>
          </table:table-cell>
          <table:table-cell office:value-type="float" office:value="0.16217560990720734" table:style-name="ce1">
            <text:p>0.16217561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3861605733647" table:style-name="ce1">
            <text:p>1.023386161</text:p>
          </table:table-cell>
          <table:table-cell office:value-type="float" office:value="0.16117309436412536" table:style-name="ce1">
            <text:p>0.161173094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942930300764" table:style-name="ce1">
            <text:p>1.022594293</text:p>
          </table:table-cell>
          <table:table-cell office:value-type="float" office:value="0.15976830681433063" table:style-name="ce1">
            <text:p>0.159768307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2100674644318" table:style-name="ce1">
            <text:p>1.015210067</text:p>
          </table:table-cell>
          <table:table-cell office:value-type="float" office:value="0.14701754629589012" table:style-name="ce1">
            <text:p>0.147017546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7440972313198" table:style-name="ce1">
            <text:p>1.014744097</text:p>
          </table:table-cell>
          <table:table-cell office:value-type="float" office:value="0.14604607880458004" table:style-name="ce1">
            <text:p>0.146046079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4384988447316" table:style-name="ce1">
            <text:p>1.013438499</text:p>
          </table:table-cell>
          <table:table-cell office:value-type="float" office:value="0.14387275301229674" table:style-name="ce1">
            <text:p>0.143872753</text:p>
          </table:table-cell>
          <table:table-cell/>
        </table:table-row>
        <table:table-row table:style-name="ro1">
          <table:table-cell office:value-type="float" table:style-name="ce1" office:value="2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8135218394438" table:style-name="ce1">
            <text:p>1.010813522</text:p>
          </table:table-cell>
          <table:table-cell office:value-type="float" office:value="0.13954276787616168" table:style-name="ce1">
            <text:p>0.139542768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8669976307209" table:style-name="ce1">
            <text:p>1.015866998</text:p>
          </table:table-cell>
          <table:table-cell office:value-type="float" office:value="0.12059536941667673" table:style-name="ce1">
            <text:p>0.120595369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0215671180755" table:style-name="ce1">
            <text:p>1.020021567</text:p>
          </table:table-cell>
          <table:table-cell office:value-type="float" office:value="0.13863752238836891" table:style-name="ce1">
            <text:p>0.138637522</text:p>
          </table:table-cell>
          <table:table-cell/>
        </table:table-row>
        <table:table-row table:style-name="ro1">
          <table:table-cell office:value-type="float" table:style-name="ce1" office:value="2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6257698216203" table:style-name="ce1">
            <text:p>1.02262577</text:p>
          </table:table-cell>
          <table:table-cell office:value-type="float" office:value="0.1542924978627874" table:style-name="ce1">
            <text:p>0.154292498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003617020494" table:style-name="ce1">
            <text:p>1.010003617</text:p>
          </table:table-cell>
          <table:table-cell office:value-type="float" office:value="6.8146779861702131E-2" table:style-name="ce1">
            <text:p>0.06814678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1170525124236" table:style-name="ce1">
            <text:p>1.015117053</text:p>
          </table:table-cell>
          <table:table-cell office:value-type="float" office:value="0.13382294160004612" table:style-name="ce1">
            <text:p>0.133822942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2972757413887" table:style-name="ce1">
            <text:p>1.015297276</text:p>
          </table:table-cell>
          <table:table-cell office:value-type="float" office:value="0.13474821658231576" table:style-name="ce1">
            <text:p>0.134748217</text:p>
          </table:table-cell>
          <table:table-cell/>
        </table:table-row>
        <table:table-row table:style-name="ro1">
          <table:table-cell office:value-type="float" table:style-name="ce1" office:value="2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9858273466474" table:style-name="ce1">
            <text:p>1.016985827</text:p>
          </table:table-cell>
          <table:table-cell office:value-type="float" office:value="0.15743772411990359" table:style-name="ce1">
            <text:p>0.157437724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12014794091475" table:style-name="ce1">
            <text:p>0.996120148</text:p>
          </table:table-cell>
          <table:table-cell office:value-type="float" office:value="0.25724325232388512" table:style-name="ce1">
            <text:p>0.257243252</text:p>
          </table:table-cell>
          <table:table-cell/>
        </table:table-row>
        <table:table-row table:style-name="ro1">
          <table:table-cell office:value-type="float" table:style-name="ce1" office:value="2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06820232559279" table:style-name="ce1">
            <text:p>0.996068202</text:p>
          </table:table-cell>
          <table:table-cell office:value-type="float" office:value="0.25704440533857509" table:style-name="ce1">
            <text:p>0.257044405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99342358877785" table:style-name="ce1">
            <text:p>0.995993424</text:p>
          </table:table-cell>
          <table:table-cell office:value-type="float" office:value="0.26482722701396338" table:style-name="ce1">
            <text:p>0.264827227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99902293669862" table:style-name="ce1">
            <text:p>0.995999023</text:p>
          </table:table-cell>
          <table:table-cell office:value-type="float" office:value="0.27172726456714241" table:style-name="ce1">
            <text:p>0.271727265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90982865219879" table:style-name="ce1">
            <text:p>0.995909829</text:p>
          </table:table-cell>
          <table:table-cell office:value-type="float" office:value="0.27394529233762699" table:style-name="ce1">
            <text:p>0.273945292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95841518443473" table:style-name="ce1">
            <text:p>0.995958415</text:p>
          </table:table-cell>
          <table:table-cell office:value-type="float" office:value="0.2741456460046538" table:style-name="ce1">
            <text:p>0.274145646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18361849819426" table:style-name="ce1">
            <text:p>0.997183618</text:p>
          </table:table-cell>
          <table:table-cell office:value-type="float" office:value="0.28857657735659681" table:style-name="ce1">
            <text:p>0.288576577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06732213443992" table:style-name="ce1">
            <text:p>0.975067322</text:p>
          </table:table-cell>
          <table:table-cell office:value-type="float" office:value="0.25908092810080063" table:style-name="ce1">
            <text:p>0.259080928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786723129357556" table:style-name="ce1">
            <text:p>0.977867231</text:p>
          </table:table-cell>
          <table:table-cell office:value-type="float" office:value="0.24871002786827198" table:style-name="ce1">
            <text:p>0.248710028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38598327499582" table:style-name="ce1">
            <text:p>0.978385983</text:p>
          </table:table-cell>
          <table:table-cell office:value-type="float" office:value="0.24666144354361388" table:style-name="ce1">
            <text:p>0.246661444</text:p>
          </table:table-cell>
          <table:table-cell/>
        </table:table-row>
        <table:table-row table:style-name="ro1">
          <table:table-cell office:value-type="float" table:style-name="ce1" office:value="2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60086342230934" table:style-name="ce1">
            <text:p>0.978600863</text:p>
          </table:table-cell>
          <table:table-cell office:value-type="float" office:value="0.24580754689209666" table:style-name="ce1">
            <text:p>0.245807547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804110236133033" table:style-name="ce1">
            <text:p>0.958041102</text:p>
          </table:table-cell>
          <table:table-cell office:value-type="float" office:value="0.31628540305598485" table:style-name="ce1">
            <text:p>0.316285403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804110236133033" table:style-name="ce1">
            <text:p>0.958041102</text:p>
          </table:table-cell>
          <table:table-cell office:value-type="float" office:value="0.31628540305598485" table:style-name="ce1">
            <text:p>0.316285403</text:p>
          </table:table-cell>
          <table:table-cell/>
        </table:table-row>
        <table:table-row table:style-name="ro1">
          <table:table-cell office:value-type="float" table:style-name="ce1" office:value="2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798588555321695" table:style-name="ce1">
            <text:p>0.957985886</text:p>
          </table:table-cell>
          <table:table-cell office:value-type="float" office:value="0.31645260795389024" table:style-name="ce1">
            <text:p>0.316452608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203525986987215" table:style-name="ce1">
            <text:p>0.96203526</text:p>
          </table:table-cell>
          <table:table-cell office:value-type="float" office:value="0.30425180158399617" table:style-name="ce1">
            <text:p>0.304251802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54826586167764" table:style-name="ce1">
            <text:p>0.965482659</text:p>
          </table:table-cell>
          <table:table-cell office:value-type="float" office:value="0.2927839577406538" table:style-name="ce1">
            <text:p>0.292783958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889695026808187" table:style-name="ce1">
            <text:p>0.96889695</text:p>
          </table:table-cell>
          <table:table-cell office:value-type="float" office:value="0.2798409365357577" table:style-name="ce1">
            <text:p>0.279840937</text:p>
          </table:table-cell>
          <table:table-cell/>
        </table:table-row>
        <table:table-row table:style-name="ro1">
          <table:table-cell office:value-type="float" table:style-name="ce1" office:value="2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89457769679336" table:style-name="ce1">
            <text:p>0.968945777</text:p>
          </table:table-cell>
          <table:table-cell office:value-type="float" office:value="0.27967182785544803" table:style-name="ce1">
            <text:p>0.279671828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5193084071742" table:style-name="ce1">
            <text:p>1.004519308</text:p>
          </table:table-cell>
          <table:table-cell office:value-type="float" office:value="0.29698014923084093" table:style-name="ce1">
            <text:p>0.296980149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21122492190162" table:style-name="ce1">
            <text:p>0.995211225</text:p>
          </table:table-cell>
          <table:table-cell office:value-type="float" office:value="0.24739617577773548" table:style-name="ce1">
            <text:p>0.247396176</text:p>
          </table:table-cell>
          <table:table-cell/>
        </table:table-row>
        <table:table-row table:style-name="ro1">
          <table:table-cell office:value-type="float" table:style-name="ce1" office:value="2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36783261863593" table:style-name="ce1">
            <text:p>0.994367833</text:p>
          </table:table-cell>
          <table:table-cell office:value-type="float" office:value="0.24497637325529267" table:style-name="ce1">
            <text:p>0.244976373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6692874684869" table:style-name="ce1">
            <text:p>1.009669287</text:p>
          </table:table-cell>
          <table:table-cell office:value-type="float" office:value="0.17603391702418547" table:style-name="ce1">
            <text:p>0.176033917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7956684805249" table:style-name="ce1">
            <text:p>1.015795668</text:p>
          </table:table-cell>
          <table:table-cell office:value-type="float" office:value="0.19101863756242113" table:style-name="ce1">
            <text:p>0.191018638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3935045003255" table:style-name="ce1">
            <text:p>1.005393505</text:p>
          </table:table-cell>
          <table:table-cell office:value-type="float" office:value="0.29895670440475791" table:style-name="ce1">
            <text:p>0.298956704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3382618052569" table:style-name="ce1">
            <text:p>1.011338262</text:p>
          </table:table-cell>
          <table:table-cell office:value-type="float" office:value="0.27705032071578944" table:style-name="ce1">
            <text:p>0.277050321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7345913365048" table:style-name="ce1">
            <text:p>1.005734591</text:p>
          </table:table-cell>
          <table:table-cell office:value-type="float" office:value="0.27174468125281465" table:style-name="ce1">
            <text:p>0.27174468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3545857472421" table:style-name="ce1">
            <text:p>1.048354586</text:p>
          </table:table-cell>
          <table:table-cell office:value-type="float" office:value="3.9540770639028326E-2" table:style-name="ce1">
            <text:p>0.039540771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249813540622" table:style-name="ce1">
            <text:p>1.034249814</text:p>
          </table:table-cell>
          <table:table-cell office:value-type="float" office:value="-7.1233511714561285E-2" table:style-name="ce1">
            <text:p>-0.071233512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0425320119933" table:style-name="ce1">
            <text:p>1.048042532</text:p>
          </table:table-cell>
          <table:table-cell office:value-type="float" office:value="-1.0975476932237216E-2" table:style-name="ce1">
            <text:p>-0.010975477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0012335915635" table:style-name="ce1">
            <text:p>1.047001234</text:p>
          </table:table-cell>
          <table:table-cell office:value-type="float" office:value="6.7890035040086269E-2" table:style-name="ce1">
            <text:p>0.067890035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09688781223704" table:style-name="ce1">
            <text:p>0.991096888</text:p>
          </table:table-cell>
          <table:table-cell office:value-type="float" office:value="0.34552441153831392" table:style-name="ce1">
            <text:p>0.345524412</text:p>
          </table:table-cell>
          <table:table-cell/>
        </table:table-row>
        <table:table-row table:style-name="ro1">
          <table:table-cell office:value-type="float" table:style-name="ce1" office:value="3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7456806149484" table:style-name="ce1">
            <text:p>1.028745681</text:p>
          </table:table-cell>
          <table:table-cell office:value-type="float" office:value="0.20463023876271691" table:style-name="ce1">
            <text:p>0.204630239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2368630259475" table:style-name="ce1">
            <text:p>1.004236863</text:p>
          </table:table-cell>
          <table:table-cell office:value-type="float" office:value="0.22208235621004246" table:style-name="ce1">
            <text:p>0.222082356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1569438161815" table:style-name="ce1">
            <text:p>1.030156944</text:p>
          </table:table-cell>
          <table:table-cell office:value-type="float" office:value="3.3453865356703194E-2" table:style-name="ce1">
            <text:p>0.033453865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3619913301242" table:style-name="ce1">
            <text:p>1.025361991</text:p>
          </table:table-cell>
          <table:table-cell office:value-type="float" office:value="-1.682369565589676E-2" table:style-name="ce1">
            <text:p>-0.016823696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ine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24"/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6"/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9"/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2"/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34"/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2"/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3"/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37"/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37"/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8"/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9"/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6"/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6"/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7"/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76"/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5"/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9"/>
          <table:table-cell office:value-type="float" office:value="13.72421597007939" table:style-name="ce1">
            <text:p>13.72421597</text:p>
          </table:table-cell>
          <table:table-cell office:value-type="float" office:value="-94.34262368836032" table:style-name="ce1">
            <text:p>-94.34262369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7"/>
          <table:table-cell office:value-type="float" office:value="6.672126934049313" table:style-name="ce1">
            <text:p>6.672126934</text:p>
          </table:table-cell>
          <table:table-cell office:value-type="float" office:value="-34.249439900512257" table:style-name="ce1">
            <text:p>-34.2494399</text:p>
          </table:table-cell>
          <table:table-cell office:value-type="float" office:value="0" table:style-name="ce1">
            <text:p>0</text:p>
          </table:table-cell>
          <table:table-cell office:value-type="float" office:value="1.051E-2" table:style-name="ce1">
            <text:p>0.0105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8"/>
          <table:table-cell office:value-type="float" office:value="13.391017717346518" table:style-name="ce1">
            <text:p>13.39101772</text:p>
          </table:table-cell>
          <table:table-cell office:value-type="float" office:value="-91.67696744952616" table:style-name="ce1">
            <text:p>-91.67696745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8"/>
          <table:table-cell office:value-type="float" office:value="7.6348979094854217" table:style-name="ce1">
            <text:p>7.634897909</text:p>
          </table:table-cell>
          <table:table-cell office:value-type="float" office:value="-39.144757823424221" table:style-name="ce1">
            <text:p>-39.1447578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0"/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242"/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36"/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34"/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79"/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43"/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31"/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512871277611776" table:style-name="ce1">
            <text:p>15.51287128</text:p>
          </table:table-cell>
          <table:table-cell office:value-type="float" office:value="-49.288744197024677" table:style-name="ce1">
            <text:p>-49.2887442</text:p>
          </table:table-cell>
          <table:table-cell office:value-type="float" office:value="0" table:style-name="ce1">
            <text:p>0</text:p>
          </table:table-cell>
          <table:table-cell office:value-type="float" office:value="6.77E-3" table:style-name="ce1">
            <text:p>0.0067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428118355404996" table:style-name="ce1">
            <text:p>15.42811836</text:p>
          </table:table-cell>
          <table:table-cell office:value-type="float" office:value="-49.120796069700106" table:style-name="ce1">
            <text:p>-49.12079607</text:p>
          </table:table-cell>
          <table:table-cell office:value-type="float" office:value="0" table:style-name="ce1">
            <text:p>0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29"/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7"/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2"/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3"/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44"/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97"/>
          <table:table-cell office:value-type="float" office:value="5.4123781448731387" table:style-name="ce1">
            <text:p>5.412378145</text:p>
          </table:table-cell>
          <table:table-cell office:value-type="float" office:value="-19.269828924381788" table:style-name="ce1">
            <text:p>-19.26982892</text:p>
          </table:table-cell>
          <table:table-cell office:value-type="float" office:value="0" table:style-name="ce1">
            <text:p>0</text:p>
          </table:table-cell>
          <table:table-cell office:value-type="float" office:value="1.5610000000000001E-2" table:style-name="ce1">
            <text:p>0.0156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33"/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5"/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1"/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0"/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1"/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3"/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6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9"/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4"/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5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1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58"/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2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09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0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4"/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5"/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2"/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44"/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9"/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10.26" table:style-name="ce1">
            <text:p>10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76"/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3"/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4"/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0"/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"/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6"/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99"/>
          <table:table-cell office:value-type="float" office:value="907.71558245083202" table:style-name="ce1">
            <text:p>907.7155825</text:p>
          </table:table-cell>
          <table:table-cell office:value-type="float" office:value="-3782.1482602118003" table:style-name="ce1">
            <text:p>-3782.14826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15"/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57"/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47"/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90"/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8"/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63"/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0"/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2"/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51"/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49"/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56"/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73"/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6"/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0"/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5"/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5"/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90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56"/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9"/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3"/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5"/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1"/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95"/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67"/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9"/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62"/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7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8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9"/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6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0"/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57"/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72"/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201"/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66"/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59"/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6"/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215"/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213"/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3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65"/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2"/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6.541882903566339" table:style-name="ce1">
            <text:p>36.5418829</text:p>
          </table:table-cell>
          <table:table-cell office:value-type="float" office:value="-188.61517337093332" table:style-name="ce1">
            <text:p>-188.6151734</text:p>
          </table:table-cell>
          <table:table-cell office:value-type="float" office:value="0" table:style-name="ce1">
            <text:p>0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91"/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73"/>
          <table:table-cell office:value-type="float" office:value="1.2819424470443133" table:style-name="ce1">
            <text:p>1.281942447</text:p>
          </table:table-cell>
          <table:table-cell office:value-type="float" office:value="-14.061493124422302" table:style-name="ce1">
            <text:p>-14.06149312</text:p>
          </table:table-cell>
          <table:table-cell office:value-type="float" office:value="0" table:style-name="ce1">
            <text:p>0</text:p>
          </table:table-cell>
          <table:table-cell office:value-type="float" office:value="0.19964000000000001" table:style-name="ce1">
            <text:p>0.19964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214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7"/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77"/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258"/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19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85"/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03"/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6"/>
          <table:table-cell office:value-type="float" office:value="4.4251050962460354" table:style-name="ce1">
            <text:p>4.425105096</text:p>
          </table:table-cell>
          <table:table-cell office:value-type="float" office:value="-48.184477714679055" table:style-name="ce1">
            <text:p>-48.18447771</text:p>
          </table:table-cell>
          <table:table-cell office:value-type="float" office:value="0" table:style-name="ce1">
            <text:p>0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5"/>
          <table:table-cell office:value-type="float" office:value="9.927763700313907" table:style-name="ce1">
            <text:p>9.9277637</text:p>
          </table:table-cell>
          <table:table-cell office:value-type="float" office:value="-108.25989939866118" table:style-name="ce1">
            <text:p>-108.2598994</text:p>
          </table:table-cell>
          <table:table-cell office:value-type="float" office:value="0" table:style-name="ce1">
            <text:p>0</text:p>
          </table:table-cell>
          <table:table-cell office:value-type="float" office:value="0.24295" table:style-name="ce1">
            <text:p>0.242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1"/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2"/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7"/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3"/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98"/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9"/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8"/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83"/>
          <table:table-cell office:value-type="float" office:value="8.0502271032204877" table:style-name="ce1">
            <text:p>8.050227103</text:p>
          </table:table-cell>
          <table:table-cell office:value-type="float" office:value="-88.473574340295741" table:style-name="ce1">
            <text:p>-88.47357434</text:p>
          </table:table-cell>
          <table:table-cell office:value-type="float" office:value="0" table:style-name="ce1">
            <text:p>0</text:p>
          </table:table-cell>
          <table:table-cell office:value-type="float" office:value="0.31128" table:style-name="ce1">
            <text:p>0.311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3"/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7"/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84"/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98"/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3"/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7"/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87"/>
          <table:table-cell office:value-type="float" office:value="4.8498335099089926" table:style-name="ce1">
            <text:p>4.84983351</text:p>
          </table:table-cell>
          <table:table-cell office:value-type="float" office:value="-55.726151491276873" table:style-name="ce1">
            <text:p>-55.72615149</text:p>
          </table:table-cell>
          <table:table-cell office:value-type="float" office:value="0" table:style-name="ce1">
            <text:p>0</text:p>
          </table:table-cell>
          <table:table-cell office:value-type="float" office:value="0.47277000000000002" table:style-name="ce1">
            <text:p>0.47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95"/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85"/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00"/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02"/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4"/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5"/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222"/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8"/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91"/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259"/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2"/>
          <table:table-cell office:value-type="float" office:value="35.490740143253532" table:style-name="ce1">
            <text:p>35.49074014</text:p>
          </table:table-cell>
          <table:table-cell office:value-type="float" office:value="-400.07743434213074" table:style-name="ce1">
            <text:p>-400.0774343</text:p>
          </table:table-cell>
          <table:table-cell office:value-type="float" office:value="0" table:style-name="ce1">
            <text:p>0</text:p>
          </table:table-cell>
          <table:table-cell office:value-type="float" office:value="6.6409999999999997E-2" table:style-name="ce1">
            <text:p>0.06641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6"/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3"/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1"/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2"/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9"/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03"/>
          <table:table-cell office:value-type="float" office:value="10.138936860049247" table:style-name="ce1">
            <text:p>10.13893686</text:p>
          </table:table-cell>
          <table:table-cell office:value-type="float" office:value="-105.06612592336747" table:style-name="ce1">
            <text:p>-105.0661259</text:p>
          </table:table-cell>
          <table:table-cell office:value-type="float" office:value="0" table:style-name="ce1">
            <text:p>0</text:p>
          </table:table-cell>
          <table:table-cell office:value-type="float" office:value="0.29801" table:style-name="ce1">
            <text:p>0.2980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2"/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3"/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99"/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9"/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02"/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8"/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97"/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"/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9"/>
          <table:table-cell office:value-type="float" office:value="4.2166735433206526" table:style-name="ce1">
            <text:p>4.216673543</text:p>
          </table:table-cell>
          <table:table-cell office:value-type="float" office:value="-47.426242218423681" table:style-name="ce1">
            <text:p>-47.42624222</text:p>
          </table:table-cell>
          <table:table-cell office:value-type="float" office:value="0" table:style-name="ce1">
            <text:p>0</text:p>
          </table:table-cell>
          <table:table-cell office:value-type="float" office:value="0.55633999999999995" table:style-name="ce1">
            <text:p>0.556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7"/>
          <table:table-cell office:value-type="float" office:value="4.8289585832368775" table:style-name="ce1">
            <text:p>4.828958583</text:p>
          </table:table-cell>
          <table:table-cell office:value-type="float" office:value="-54.214688388487644" table:style-name="ce1">
            <text:p>-54.21468839</text:p>
          </table:table-cell>
          <table:table-cell office:value-type="float" office:value="0" table:style-name="ce1">
            <text:p>0</text:p>
          </table:table-cell>
          <table:table-cell office:value-type="float" office:value="0.48673" table:style-name="ce1">
            <text:p>0.4867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4"/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304"/>
          <table:table-cell office:value-type="float" office:value="3.7269794986099778" table:style-name="ce1">
            <text:p>3.726979499</text:p>
          </table:table-cell>
          <table:table-cell office:value-type="float" office:value="-41.862281572064681" table:style-name="ce1">
            <text:p>-41.86228157</text:p>
          </table:table-cell>
          <table:table-cell office:value-type="float" office:value="0" table:style-name="ce1">
            <text:p>0</text:p>
          </table:table-cell>
          <table:table-cell office:value-type="float" office:value="0.63032999999999995" table:style-name="ce1">
            <text:p>0.6303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5"/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1"/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0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05"/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303"/>
          <table:table-cell office:value-type="float" office:value="12.729453002490546" table:style-name="ce1">
            <text:p>12.729453</text:p>
          </table:table-cell>
          <table:table-cell office:value-type="float" office:value="-135.22737754819667" table:style-name="ce1">
            <text:p>-135.2273775</text:p>
          </table:table-cell>
          <table:table-cell office:value-type="float" office:value="0" table:style-name="ce1">
            <text:p>0</text:p>
          </table:table-cell>
          <table:table-cell office:value-type="float" office:value="0.2205" table:style-name="ce1">
            <text:p>0.220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3"/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4"/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4"/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304"/>
          <table:table-cell office:value-type="float" office:value="5.728137608128975" table:style-name="ce1">
            <text:p>5.728137608</text:p>
          </table:table-cell>
          <table:table-cell office:value-type="float" office:value="-64.171744508459383" table:style-name="ce1">
            <text:p>-64.17174451</text:p>
          </table:table-cell>
          <table:table-cell office:value-type="float" office:value="0" table:style-name="ce1">
            <text:p>0</text:p>
          </table:table-cell>
          <table:table-cell office:value-type="float" office:value="0.41109000000000001" table:style-name="ce1">
            <text:p>0.4110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21"/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"/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8"/>
          <table:table-cell office:value-type="float" office:value="2.953142831981415" table:style-name="ce1">
            <text:p>2.953142832</text:p>
          </table:table-cell>
          <table:table-cell office:value-type="float" office:value="-32.399893221129432" table:style-name="ce1">
            <text:p>-32.39989322</text:p>
          </table:table-cell>
          <table:table-cell office:value-type="float" office:value="0" table:style-name="ce1">
            <text:p>0</text:p>
          </table:table-cell>
          <table:table-cell office:value-type="float" office:value="0.86180999999999996" table:style-name="ce1">
            <text:p>0.86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7"/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305"/>
          <table:table-cell office:value-type="float" office:value="7.620448529812732" table:style-name="ce1">
            <text:p>7.62044853</text:p>
          </table:table-cell>
          <table:table-cell office:value-type="float" office:value="-83.265634853274904" table:style-name="ce1">
            <text:p>-83.26563485</text:p>
          </table:table-cell>
          <table:table-cell office:value-type="float" office:value="0" table:style-name="ce1">
            <text:p>0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60"/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70"/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74"/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77"/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70"/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285"/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91"/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63"/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89"/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88"/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95"/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172"/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174"/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240"/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238"/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238"/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247"/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216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206"/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207"/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4"/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7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217"/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6"/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3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255"/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302"/>
          <table:table-cell office:value-type="float" office:value="14.957699625459199" table:style-name="ce1">
            <text:p>14.95769963</text:p>
          </table:table-cell>
          <table:table-cell office:value-type="float" office:value="-172.31269968528997" table:style-name="ce1">
            <text:p>-172.3126997</text:p>
          </table:table-cell>
          <table:table-cell office:value-type="float" office:value="0" table:style-name="ce1">
            <text:p>0</text:p>
          </table:table-cell>
          <table:table-cell office:value-type="float" office:value="0.15386" table:style-name="ce1">
            <text:p>0.1538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300"/>
          <table:table-cell office:value-type="float" office:value="10.657525019093415" table:style-name="ce1">
            <text:p>10.65752502</text:p>
          </table:table-cell>
          <table:table-cell office:value-type="float" office:value="-55.216731998032941" table:style-name="ce1">
            <text:p>-55.216732</text:p>
          </table:table-cell>
          <table:table-cell office:value-type="float" office:value="0" table:style-name="ce1">
            <text:p>0</text:p>
          </table:table-cell>
          <table:table-cell office:value-type="float" office:value="2.9530000000000001E-2" table:style-name="ce1">
            <text:p>0.02953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261"/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262"/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263"/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65"/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73"/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266"/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267"/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268"/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269"/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270"/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272"/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273"/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275"/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276"/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277"/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79"/>
          <table:table-cell office:value-type="float" office:value="1538.4615384615383" table:style-name="ce1">
            <text:p>1538.461538</text:p>
          </table:table-cell>
          <table:table-cell office:value-type="float" office:value="-12307.692307692307" table:style-name="ce1">
            <text:p>-12307.69231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80"/>
          <table:table-cell office:value-type="float" office:value="25.898348980252511" table:style-name="ce1">
            <text:p>25.89834898</text:p>
          </table:table-cell>
          <table:table-cell office:value-type="float" office:value="-178.051149239236" table:style-name="ce1">
            <text:p>-178.0511492</text:p>
          </table:table-cell>
          <table:table-cell office:value-type="float" office:value="0" table:style-name="ce1">
            <text:p>0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281"/>
          <table:table-cell office:value-type="float" office:value="28.257554057088004" table:style-name="ce1">
            <text:p>28.25755406</text:p>
          </table:table-cell>
          <table:table-cell office:value-type="float" office:value="-194.70616014678447" table:style-name="ce1">
            <text:p>-194.7061601</text:p>
          </table:table-cell>
          <table:table-cell office:value-type="float" office:value="0" table:style-name="ce1">
            <text:p>0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282"/>
          <table:table-cell office:value-type="float" office:value="90.220844937826072" table:style-name="ce1">
            <text:p>90.22084494</text:p>
          </table:table-cell>
          <table:table-cell office:value-type="float" office:value="-619.7779782685443" table:style-name="ce1">
            <text:p>-619.7779783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283"/>
          <table:table-cell office:value-type="float" office:value="512.82051282051282" table:style-name="ce1">
            <text:p>512.8205128</text:p>
          </table:table-cell>
          <table:table-cell office:value-type="float" office:value="-4102.5641025641025" table:style-name="ce1">
            <text:p>-4102.564103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284"/>
          <table:table-cell office:value-type="float" office:value="31.599859596078385" table:style-name="ce1">
            <text:p>31.5998596</text:p>
          </table:table-cell>
          <table:table-cell office:value-type="float" office:value="-89.323466755960212" table:style-name="ce1">
            <text:p>-89.32346676</text:p>
          </table:table-cell>
          <table:table-cell office:value-type="float" office:value="0" table:style-name="ce1">
            <text:p>0</text:p>
          </table:table-cell>
          <table:table-cell office:value-type="float" office:value="0.25805" table:style-name="ce1">
            <text:p>0.2580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286"/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287"/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288"/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290"/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1"/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2"/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293"/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294"/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295"/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298"/>
          <table:table-cell office:value-type="float" office:value="53.627637663700298" table:style-name="ce1">
            <text:p>53.62763766</text:p>
          </table:table-cell>
          <table:table-cell office:value-type="float" office:value="-273.57867329887694" table:style-name="ce1">
            <text:p>-273.5786733</text:p>
          </table:table-cell>
          <table:table-cell office:value-type="float" office:value="0" table:style-name="ce1">
            <text:p>0</text:p>
          </table:table-cell>
          <table:table-cell office:value-type="float" office:value="1.31E-3" table:style-name="ce1">
            <text:p>0.0013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309"/>
          <table:table-cell office:value-type="float" office:value="3.4582324380755742" table:style-name="ce1">
            <text:p>3.458232438</text:p>
          </table:table-cell>
          <table:table-cell office:value-type="float" office:value="-37.881391309129086" table:style-name="ce1">
            <text:p>-37.88139131</text:p>
          </table:table-cell>
          <table:table-cell office:value-type="float" office:value="0" table:style-name="ce1">
            <text:p>0</text:p>
          </table:table-cell>
          <table:table-cell office:value-type="float" office:value="0.73707" table:style-name="ce1">
            <text:p>0.7370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296"/>
          <table:table-cell office:value-type="float" office:value="7.2081625426140281" table:style-name="ce1">
            <text:p>7.208162543</text:p>
          </table:table-cell>
          <table:table-cell office:value-type="float" office:value="-69.179009637168193" table:style-name="ce1">
            <text:p>-69.17900964</text:p>
          </table:table-cell>
          <table:table-cell office:value-type="float" office:value="0" table:style-name="ce1">
            <text:p>0</text:p>
          </table:table-cell>
          <table:table-cell office:value-type="float" office:value="0.42681999999999998" table:style-name="ce1">
            <text:p>0.42682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7"/>
          <table:table-cell office:value-type="float" office:value="8.2327707606646889" table:style-name="ce1">
            <text:p>8.232770761</text:p>
          </table:table-cell>
          <table:table-cell office:value-type="float" office:value="-92.726996988539128" table:style-name="ce1">
            <text:p>-92.72699699</text:p>
          </table:table-cell>
          <table:table-cell office:value-type="float" office:value="0" table:style-name="ce1">
            <text:p>0</text:p>
          </table:table-cell>
          <table:table-cell office:value-type="float" office:value="0.28447" table:style-name="ce1">
            <text:p>0.2844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6"/>
          <table:table-cell office:value-type="float" office:value="6.5754538858998508" table:style-name="ce1">
            <text:p>6.575453886</text:p>
          </table:table-cell>
          <table:table-cell office:value-type="float" office:value="-74.042926110132768" table:style-name="ce1">
            <text:p>-74.04292611</text:p>
          </table:table-cell>
          <table:table-cell office:value-type="float" office:value="0" table:style-name="ce1">
            <text:p>0</text:p>
          </table:table-cell>
          <table:table-cell office:value-type="float" office:value="0.35627999999999999" table:style-name="ce1">
            <text:p>0.356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en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5.97049"/>
          <table:table-cell office:value-type="float" office:value="-0.75022999999999995" table:style-name="ce1">
            <text:p>-0.7502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0.71063"/>
          <table:table-cell office:value-type="float" office:value="-0.65239999999999998" table:style-name="ce1">
            <text:p>-0.652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7" table:style-name="ce1">
            <text:p>1.048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0.21719999999999998"/>
          <table:table-cell office:value-type="float" office:value="-0.75292000000000003" table:style-name="ce1">
            <text:p>-0.7529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43" table:style-name="ce1">
            <text:p>1.0443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0.33365"/>
          <table:table-cell office:value-type="float" office:value="-0.48229999999999995" table:style-name="ce1">
            <text:p>-0.482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1" table:style-name="ce1">
            <text:p>1.040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1.87625"/>
          <table:table-cell office:value-type="float" office:value="-0.27361999999999997" table:style-name="ce1">
            <text:p>-0.2736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1.20786"/>
          <table:table-cell office:value-type="float" office:value="-0.17405999999999999" table:style-name="ce1">
            <text:p>-0.1740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7" table:style-name="ce1">
            <text:p>1.048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0"/>
          <table:table-cell office:value-type="float" office:value="0.52356000000000003" table:style-name="ce1">
            <text:p>0.5235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6" table:style-name="ce1">
            <text:p>1.0366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7850000000000001" table:style-name="ce1">
            <text:p>0.5785</text:p>
          </table:table-cell>
          <table:table-cell office:value-type="float" office:value="-0.57850000000000001" table:style-name="ce1">
            <text:p>-0.5785</text:p>
          </table:table-cell>
          <table:table-cell office:value-type="float" office:value="1.04" table:style-name="ce1">
            <text:p>1.04</text:p>
          </table:table-cell>
          <table:table-cell office:value-type="float" office:value="1.44625" table:style-name="ce1">
            <text:p>1.44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6647000000000001" table:style-name="ce1">
            <text:p>0.66647</text:p>
          </table:table-cell>
          <table:table-cell office:value-type="float" office:value="-0.66647000000000001" table:style-name="ce1">
            <text:p>-0.66647</text:p>
          </table:table-cell>
          <table:table-cell office:value-type="float" office:value="1.0359" table:style-name="ce1">
            <text:p>1.0359</text:p>
          </table:table-cell>
          <table:table-cell office:value-type="float" office:value="1.6661699999999999" table:style-name="ce1">
            <text:p>1.66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6511" table:style-name="ce1">
            <text:p>0.56511</text:p>
          </table:table-cell>
          <table:table-cell office:value-type="float" office:value="-0.56511" table:style-name="ce1">
            <text:p>-0.56511</text:p>
          </table:table-cell>
          <table:table-cell office:value-type="float" office:value="1.0324" table:style-name="ce1">
            <text:p>1.0324</text:p>
          </table:table-cell>
          <table:table-cell office:value-type="float" office:value="1.4127799999999999" table:style-name="ce1">
            <text:p>1.41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1950999999999999" table:style-name="ce1">
            <text:p>0.41951</text:p>
          </table:table-cell>
          <table:table-cell office:value-type="float" office:value="-0.41950999999999999" table:style-name="ce1">
            <text:p>-0.41951</text:p>
          </table:table-cell>
          <table:table-cell office:value-type="float" office:value="1.0324" table:style-name="ce1">
            <text:p>1.0324</text:p>
          </table:table-cell>
          <table:table-cell office:value-type="float" office:value="1.04878" table:style-name="ce1">
            <text:p>1.04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6647000000000001" table:style-name="ce1">
            <text:p>0.66647</text:p>
          </table:table-cell>
          <table:table-cell office:value-type="float" office:value="-0.66647000000000001" table:style-name="ce1">
            <text:p>-0.66647</text:p>
          </table:table-cell>
          <table:table-cell office:value-type="float" office:value="1.0251999999999999" table:style-name="ce1">
            <text:p>1.0252</text:p>
          </table:table-cell>
          <table:table-cell office:value-type="float" office:value="1.6661699999999999" table:style-name="ce1">
            <text:p>1.66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3387999999999999" table:style-name="ce1">
            <text:p>0.43388</text:p>
          </table:table-cell>
          <table:table-cell office:value-type="float" office:value="-0.43387999999999999" table:style-name="ce1">
            <text:p>-0.43388</text:p>
          </table:table-cell>
          <table:table-cell office:value-type="float" office:value="1.0284" table:style-name="ce1">
            <text:p>1.0284</text:p>
          </table:table-cell>
          <table:table-cell office:value-type="float" office:value="1.0846899999999999" table:style-name="ce1">
            <text:p>1.08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.31"/>
          <table:table-cell office:value-type="float" office:value="2.7910000000000001E-2" table:style-name="ce1">
            <text:p>0.02791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2" table:style-name="ce1">
            <text:p>1.0342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2" table:style-name="ce1">
            <text:p>1.0342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72313000000000005" table:style-name="ce1">
            <text:p>0.72313</text:p>
          </table:table-cell>
          <table:table-cell office:value-type="float" office:value="-0.72313000000000005" table:style-name="ce1">
            <text:p>-0.72313</text:p>
          </table:table-cell>
          <table:table-cell office:value-type="float" office:value="1.0357000000000001" table:style-name="ce1">
            <text:p>1.0357</text:p>
          </table:table-cell>
          <table:table-cell office:value-type="float" office:value="1.8078100000000001" table:style-name="ce1">
            <text:p>1.807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5.5300000000000002E-2" table:style-name="ce1">
            <text:p>0.055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5.5300000000000002E-2" table:style-name="ce1">
            <text:p>0.055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5.5300000000000002E-2" table:style-name="ce1">
            <text:p>0.055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6153" table:style-name="ce1">
            <text:p>0.46153</text:p>
          </table:table-cell>
          <table:table-cell office:value-type="float" office:value="-0.46153" table:style-name="ce1">
            <text:p>-0.46153</text:p>
          </table:table-cell>
          <table:table-cell office:value-type="float" office:value="1.0239" table:style-name="ce1">
            <text:p>1.0239</text:p>
          </table:table-cell>
          <table:table-cell office:value-type="float" office:value="1.1538299999999999" table:style-name="ce1">
            <text:p>1.153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0.021110000000000004"/>
          <table:table-cell office:value-type="float" office:value="9.6570000000000003E-2" table:style-name="ce1">
            <text:p>0.09657</text:p>
          </table:table-cell>
          <table:table-cell office:value-type="float" office:value="0.22559000000000001" table:style-name="ce1">
            <text:p>0.22559</text:p>
          </table:table-cell>
          <table:table-cell office:value-type="float" office:value="-0.22559000000000001" table:style-name="ce1">
            <text:p>-0.22559</text:p>
          </table:table-cell>
          <table:table-cell office:value-type="float" office:value="1.0379" table:style-name="ce1">
            <text:p>1.0379</text:p>
          </table:table-cell>
          <table:table-cell office:value-type="float" office:value="0.56396999999999997" table:style-name="ce1">
            <text:p>0.563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0.03309"/>
          <table:table-cell office:value-type="float" office:value="8.7370000000000003E-2" table:style-name="ce1">
            <text:p>0.08737</text:p>
          </table:table-cell>
          <table:table-cell office:value-type="float" office:value="0.35357999999999995" table:style-name="ce1">
            <text:p>0.35358</text:p>
          </table:table-cell>
          <table:table-cell office:value-type="float" office:value="-0.35357999999999995" table:style-name="ce1">
            <text:p>-0.35358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88395999999999997" table:style-name="ce1">
            <text:p>0.883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6647000000000001" table:style-name="ce1">
            <text:p>0.66647</text:p>
          </table:table-cell>
          <table:table-cell office:value-type="float" office:value="-0.66647000000000001" table:style-name="ce1">
            <text:p>-0.66647</text:p>
          </table:table-cell>
          <table:table-cell office:value-type="float" office:value="1.042" table:style-name="ce1">
            <text:p>1.042</text:p>
          </table:table-cell>
          <table:table-cell office:value-type="float" office:value="1.6661699999999999" table:style-name="ce1">
            <text:p>1.66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157" table:style-name="ce1">
            <text:p>1.157</text:p>
          </table:table-cell>
          <table:table-cell office:value-type="float" office:value="-1.157" table:style-name="ce1">
            <text:p>-1.157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2.8925000000000001" table:style-name="ce1">
            <text:p>2.8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011279999999999998"/>
          <table:table-cell office:value-type="float" office:value="4.1599999999999998E-2" table:style-name="ce1">
            <text:p>0.0416</text:p>
          </table:table-cell>
          <table:table-cell office:value-type="float" office:value="0.12055999999999999" table:style-name="ce1">
            <text:p>0.12056</text:p>
          </table:table-cell>
          <table:table-cell office:value-type="float" office:value="-0.12055999999999999" table:style-name="ce1">
            <text:p>-0.12056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0140999999999996" table:style-name="ce1">
            <text:p>0.30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10818"/>
          <table:table-cell office:value-type="float" office:value="3.2039999999999999E-2" table:style-name="ce1">
            <text:p>0.03204</text:p>
          </table:table-cell>
          <table:table-cell office:value-type="float" office:value="9.2850000000000002E-2" table:style-name="ce1">
            <text:p>0.09285</text:p>
          </table:table-cell>
          <table:table-cell office:value-type="float" office:value="-9.2850000000000002E-2" table:style-name="ce1">
            <text:p>-0.09285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23211999999999999" table:style-name="ce1">
            <text:p>0.23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44523"/>
          <table:table-cell office:value-type="float" office:value="0.10375999999999999" table:style-name="ce1">
            <text:p>0.10376</text:p>
          </table:table-cell>
          <table:table-cell office:value-type="float" office:value="0.24038000000000001" table:style-name="ce1">
            <text:p>0.24038</text:p>
          </table:table-cell>
          <table:table-cell office:value-type="float" office:value="-0.24038000000000001" table:style-name="ce1">
            <text:p>-0.24038</text:p>
          </table:table-cell>
          <table:table-cell office:value-type="float" office:value="1.0245" table:style-name="ce1">
            <text:p>1.0245</text:p>
          </table:table-cell>
          <table:table-cell office:value-type="float" office:value="0.60094999999999998" table:style-name="ce1">
            <text:p>0.60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679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5" table:style-name="ce1">
            <text:p>1.0245</text:p>
          </table:table-cell>
          <table:table-cell office:value-type="float" office:value="0.157" table:style-name="ce1">
            <text:p>0.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3"/>
          <table:table-cell office:value-type="float" office:value="6.9519999999999998E-2" table:style-name="ce1">
            <text:p>0.0695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45" table:style-name="ce1">
            <text:p>1.0245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812E-2" table:style-name="ce1">
            <text:p>0.06812</text:p>
          </table:table-cell>
          <table:table-cell office:value-type="float" office:value="-6.812E-2" table:style-name="ce1">
            <text:p>-0.06812</text:p>
          </table:table-cell>
          <table:table-cell office:value-type="float" office:value="1.0245" table:style-name="ce1">
            <text:p>1.0245</text:p>
          </table:table-cell>
          <table:table-cell office:value-type="float" office:value="0.17030000000000001" table:style-name="ce1">
            <text:p>0.17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155"/>
          <table:table-cell office:value-type="float" office:value="3.5920000000000001E-2" table:style-name="ce1">
            <text:p>0.03592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45" table:style-name="ce1">
            <text:p>1.0245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20489999999999998"/>
          <table:table-cell office:value-type="float" office:value="9.4529999999999989E-2" table:style-name="ce1">
            <text:p>0.09453</text:p>
          </table:table-cell>
          <table:table-cell office:value-type="float" office:value="0.21898000000000001" table:style-name="ce1">
            <text:p>0.21898</text:p>
          </table:table-cell>
          <table:table-cell office:value-type="float" office:value="-0.21898000000000001" table:style-name="ce1">
            <text:p>-0.21898</text:p>
          </table:table-cell>
          <table:table-cell office:value-type="float" office:value="1.0245" table:style-name="ce1">
            <text:p>1.0245</text:p>
          </table:table-cell>
          <table:table-cell office:value-type="float" office:value="0.54744999999999999" table:style-name="ce1">
            <text:p>0.547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.1288"/>
          <table:table-cell office:value-type="float" office:value="-4.3999999999999996E-4" table:style-name="ce1">
            <text:p>-0.00044</text:p>
          </table:table-cell>
          <table:table-cell office:value-type="float" office:value="6.9539999999999991E-2" table:style-name="ce1">
            <text:p>0.06954</text:p>
          </table:table-cell>
          <table:table-cell office:value-type="float" office:value="-6.9539999999999991E-2" table:style-name="ce1">
            <text:p>-0.06954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17385" table:style-name="ce1">
            <text:p>0.17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0.04832"/>
          <table:table-cell office:value-type="float" office:value="4.9899999999999996E-3" table:style-name="ce1">
            <text:p>0.00499</text:p>
          </table:table-cell>
          <table:table-cell office:value-type="float" office:value="2.6089999999999999E-2" table:style-name="ce1">
            <text:p>0.02609</text:p>
          </table:table-cell>
          <table:table-cell office:value-type="float" office:value="-2.6089999999999999E-2" table:style-name="ce1">
            <text:p>-0.02609</text:p>
          </table:table-cell>
          <table:table-cell office:value-type="float" office:value="1.0266" table:style-name="ce1">
            <text:p>1.0266</text:p>
          </table:table-cell>
          <table:table-cell office:value-type="float" office:value="6.522E-2" table:style-name="ce1">
            <text:p>0.06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1.4426599999999998"/>
          <table:table-cell office:value-type="float" office:value="0.32728000000000002" table:style-name="ce1">
            <text:p>0.32728</text:p>
          </table:table-cell>
          <table:table-cell office:value-type="float" office:value="0.77890000000000004" table:style-name="ce1">
            <text:p>0.7789</text:p>
          </table:table-cell>
          <table:table-cell office:value-type="float" office:value="-0.77890000000000004" table:style-name="ce1">
            <text:p>-0.7789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1.9472399999999999" table:style-name="ce1">
            <text:p>1.9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8626999999999999" table:style-name="ce1">
            <text:p>0.18627</text:p>
          </table:table-cell>
          <table:table-cell office:value-type="float" office:value="-0.18626999999999999" table:style-name="ce1">
            <text:p>-0.18627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46567000000000003" table:style-name="ce1">
            <text:p>0.46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1496" table:style-name="ce1">
            <text:p>0.41496</text:p>
          </table:table-cell>
          <table:table-cell office:value-type="float" office:value="-0.41496" table:style-name="ce1">
            <text:p>-0.41496</text:p>
          </table:table-cell>
          <table:table-cell office:value-type="float" office:value="1.0323" table:style-name="ce1">
            <text:p>1.0323</text:p>
          </table:table-cell>
          <table:table-cell office:value-type="float" office:value="1.0373999999999999" table:style-name="ce1">
            <text:p>1.0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1324"/>
          <table:table-cell office:value-type="float" office:value="-6.0000000000000002E-5" table:style-name="ce1">
            <text:p>-0.00006</text:p>
          </table:table-cell>
          <table:table-cell office:value-type="float" office:value="7.1500000000000001E-3" table:style-name="ce1">
            <text:p>0.00715</text:p>
          </table:table-cell>
          <table:table-cell office:value-type="float" office:value="-7.1500000000000001E-3" table:style-name="ce1">
            <text:p>-0.00715</text:p>
          </table:table-cell>
          <table:table-cell office:value-type="float" office:value="1.0323" table:style-name="ce1">
            <text:p>1.0323</text:p>
          </table:table-cell>
          <table:table-cell office:value-type="float" office:value="1.787E-2" table:style-name="ce1">
            <text:p>0.01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28990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3" table:style-name="ce1">
            <text:p>1.0323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5045"/>
          <table:table-cell office:value-type="float" office:value="0.28425" table:style-name="ce1">
            <text:p>0.28425</text:p>
          </table:table-cell>
          <table:table-cell office:value-type="float" office:value="0.53912000000000004" table:style-name="ce1">
            <text:p>0.53912</text:p>
          </table:table-cell>
          <table:table-cell office:value-type="float" office:value="-0.53912000000000004" table:style-name="ce1">
            <text:p>-0.53912</text:p>
          </table:table-cell>
          <table:table-cell office:value-type="float" office:value="1.0361" table:style-name="ce1">
            <text:p>1.0361</text:p>
          </table:table-cell>
          <table:table-cell office:value-type="float" office:value="1.3478000000000001" table:style-name="ce1">
            <text:p>1.3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11683"/>
          <table:table-cell office:value-type="float" office:value="5.287E-2" table:style-name="ce1">
            <text:p>0.05287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361" table:style-name="ce1">
            <text:p>1.0361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7.0230000000000001E-2" table:style-name="ce1">
            <text:p>0.07023</text:p>
          </table:table-cell>
          <table:table-cell office:value-type="float" office:value="-7.0230000000000001E-2" table:style-name="ce1">
            <text:p>-0.07023</text:p>
          </table:table-cell>
          <table:table-cell office:value-type="float" office:value="1.0361" table:style-name="ce1">
            <text:p>1.0361</text:p>
          </table:table-cell>
          <table:table-cell office:value-type="float" office:value="0.17557999999999999" table:style-name="ce1">
            <text:p>0.17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20103000000000001"/>
          <table:table-cell office:value-type="float" office:value="5.7220000000000007E-2" table:style-name="ce1">
            <text:p>0.05722</text:p>
          </table:table-cell>
          <table:table-cell office:value-type="float" office:value="0.10854" table:style-name="ce1">
            <text:p>0.10854</text:p>
          </table:table-cell>
          <table:table-cell office:value-type="float" office:value="-0.10854" table:style-name="ce1">
            <text:p>-0.10854</text:p>
          </table:table-cell>
          <table:table-cell office:value-type="float" office:value="1.0361" table:style-name="ce1">
            <text:p>1.0361</text:p>
          </table:table-cell>
          <table:table-cell office:value-type="float" office:value="0.27134000000000003" table:style-name="ce1">
            <text:p>0.27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584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1" table:style-name="ce1">
            <text:p>1.0361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09130000000000001"/>
          <table:table-cell office:value-type="float" office:value="5.0600000000000003E-3" table:style-name="ce1">
            <text:p>0.00506</text:p>
          </table:table-cell>
          <table:table-cell office:value-type="float" office:value="9.7540000000000002E-2" table:style-name="ce1">
            <text:p>0.09754</text:p>
          </table:table-cell>
          <table:table-cell office:value-type="float" office:value="-9.7540000000000002E-2" table:style-name="ce1">
            <text:p>-0.09754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0.24384" table:style-name="ce1">
            <text:p>0.24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5"/>
          <table:table-cell office:value-type="float" office:value="1.095E-2" table:style-name="ce1">
            <text:p>0.01095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441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1599"/>
          <table:table-cell office:value-type="float" office:value="4.4999999999999999E-4" table:style-name="ce1">
            <text:p>0.00045</text:p>
          </table:table-cell>
          <table:table-cell office:value-type="float" office:value="8.6300000000000005E-3" table:style-name="ce1">
            <text:p>0.00863</text:p>
          </table:table-cell>
          <table:table-cell office:value-type="float" office:value="-8.6300000000000005E-3" table:style-name="ce1">
            <text:p>-0.00863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2.1579999999999998E-2" table:style-name="ce1">
            <text:p>0.0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6"/>
          <table:table-cell office:value-type="float" office:value="1.095E-2" table:style-name="ce1">
            <text:p>0.01095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9150000000000001E-2" table:style-name="ce1">
            <text:p>0.05915</text:p>
          </table:table-cell>
          <table:table-cell office:value-type="float" office:value="-5.9150000000000001E-2" table:style-name="ce1">
            <text:p>-0.05915</text:p>
          </table:table-cell>
          <table:table-cell office:value-type="float" office:value="1.0197000000000001" table:style-name="ce1">
            <text:p>1.0197</text:p>
          </table:table-cell>
          <table:table-cell office:value-type="float" office:value="0.14788999999999999" table:style-name="ce1">
            <text:p>0.14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0077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7000000000001" table:style-name="ce1">
            <text:p>1.0197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48100000000000004"/>
          <table:table-cell office:value-type="float" office:value="0.16178999999999999" table:style-name="ce1">
            <text:p>0.16179</text:p>
          </table:table-cell>
          <table:table-cell office:value-type="float" office:value="0.25969000000000003" table:style-name="ce1">
            <text:p>0.25969</text:p>
          </table:table-cell>
          <table:table-cell office:value-type="float" office:value="-0.25969000000000003" table:style-name="ce1">
            <text:p>-0.25969</text:p>
          </table:table-cell>
          <table:table-cell office:value-type="float" office:value="1.0197000000000001" table:style-name="ce1">
            <text:p>1.0197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00911"/>
          <table:table-cell office:value-type="float" office:value="-1.0000000000000001E-5" table:style-name="ce1">
            <text:p>-0.00001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-4.9199999999999999E-3" table:style-name="ce1">
            <text:p>-0.00492</text:p>
          </table:table-cell>
          <table:table-cell office:value-type="float" office:value="1.0205" table:style-name="ce1">
            <text:p>1.0205</text:p>
          </table:table-cell>
          <table:table-cell office:value-type="float" office:value="1.23E-2" table:style-name="ce1">
            <text:p>0.0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352" table:style-name="ce1">
            <text:p>0.13352</text:p>
          </table:table-cell>
          <table:table-cell office:value-type="float" office:value="-0.13352" table:style-name="ce1">
            <text:p>-0.13352</text:p>
          </table:table-cell>
          <table:table-cell office:value-type="float" office:value="1.0205" table:style-name="ce1">
            <text:p>1.0205</text:p>
          </table:table-cell>
          <table:table-cell office:value-type="float" office:value="0.33381" table:style-name="ce1">
            <text:p>0.33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1060100000000000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9" table:style-name="ce1">
            <text:p>1.0259</text:p>
          </table:table-cell>
          <table:table-cell office:value-type="float" office:value="0.245" table:style-name="ce1">
            <text:p>0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27532"/>
          <table:table-cell office:value-type="float" office:value="7.6520000000000005E-2" table:style-name="ce1">
            <text:p>0.07652</text:p>
          </table:table-cell>
          <table:table-cell office:value-type="float" office:value="0.14865" table:style-name="ce1">
            <text:p>0.14865</text:p>
          </table:table-cell>
          <table:table-cell office:value-type="float" office:value="-0.14865" table:style-name="ce1">
            <text:p>-0.14865</text:p>
          </table:table-cell>
          <table:table-cell office:value-type="float" office:value="1.0259" table:style-name="ce1">
            <text:p>1.0259</text:p>
          </table:table-cell>
          <table:table-cell office:value-type="float" office:value="0.37162000000000001" table:style-name="ce1">
            <text:p>0.37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006690000000000001"/>
          <table:table-cell office:value-type="float" office:value="3.6819999999999999E-2" table:style-name="ce1">
            <text:p>0.03682</text:p>
          </table:table-cell>
          <table:table-cell office:value-type="float" office:value="7.1539999999999992E-2" table:style-name="ce1">
            <text:p>0.07154</text:p>
          </table:table-cell>
          <table:table-cell office:value-type="float" office:value="-7.1539999999999992E-2" table:style-name="ce1">
            <text:p>-0.07154</text:p>
          </table:table-cell>
          <table:table-cell office:value-type="float" office:value="1.0259" table:style-name="ce1">
            <text:p>1.0259</text:p>
          </table:table-cell>
          <table:table-cell office:value-type="float" office:value="0.17885000000000001" table:style-name="ce1">
            <text:p>0.17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344"/>
          <table:table-cell office:value-type="float" office:value="0.15198999999999999" table:style-name="ce1">
            <text:p>0.15199</text:p>
          </table:table-cell>
          <table:table-cell office:value-type="float" office:value="0.29526000000000002" table:style-name="ce1">
            <text:p>0.29526</text:p>
          </table:table-cell>
          <table:table-cell office:value-type="float" office:value="-0.29526000000000002" table:style-name="ce1">
            <text:p>-0.29526</text:p>
          </table:table-cell>
          <table:table-cell office:value-type="float" office:value="1.0259" table:style-name="ce1">
            <text:p>1.0259</text:p>
          </table:table-cell>
          <table:table-cell office:value-type="float" office:value="0.73813999999999991" table:style-name="ce1">
            <text:p>0.73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9150000000000001E-2" table:style-name="ce1">
            <text:p>0.05915</text:p>
          </table:table-cell>
          <table:table-cell office:value-type="float" office:value="-5.9150000000000001E-2" table:style-name="ce1">
            <text:p>-0.05915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0.14788999999999999" table:style-name="ce1">
            <text:p>0.14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4488"/>
          <table:table-cell office:value-type="float" office:value="9.8799999999999999E-3" table:style-name="ce1">
            <text:p>0.00988</text:p>
          </table:table-cell>
          <table:table-cell office:value-type="float" office:value="2.4230000000000002E-2" table:style-name="ce1">
            <text:p>0.02423</text:p>
          </table:table-cell>
          <table:table-cell office:value-type="float" office:value="-2.4230000000000002E-2" table:style-name="ce1">
            <text:p>-0.02423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6.0579999999999995E-2" table:style-name="ce1">
            <text:p>0.060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1889"/>
          <table:table-cell office:value-type="float" office:value="8.2299999999999998E-2" table:style-name="ce1">
            <text:p>0.0823</text:p>
          </table:table-cell>
          <table:table-cell office:value-type="float" office:value="0.20190000000000002" table:style-name="ce1">
            <text:p>0.2019</text:p>
          </table:table-cell>
          <table:table-cell office:value-type="float" office:value="-0.20190000000000002" table:style-name="ce1">
            <text:p>-0.201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0.50473999999999997" table:style-name="ce1">
            <text:p>0.504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215"/>
          <table:table-cell office:value-type="float" office:value="0.13994000000000001" table:style-name="ce1">
            <text:p>0.13994</text:p>
          </table:table-cell>
          <table:table-cell office:value-type="float" office:value="0.22975000000000001" table:style-name="ce1">
            <text:p>0.22975</text:p>
          </table:table-cell>
          <table:table-cell office:value-type="float" office:value="-0.22975000000000001" table:style-name="ce1">
            <text:p>-0.22975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57438" table:style-name="ce1">
            <text:p>0.574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7.1809999999999999E-2" table:style-name="ce1">
            <text:p>0.07181</text:p>
          </table:table-cell>
          <table:table-cell office:value-type="float" office:value="-7.1809999999999999E-2" table:style-name="ce1">
            <text:p>-0.07181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17953" table:style-name="ce1">
            <text:p>0.179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865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19827999999999998"/>
          <table:table-cell office:value-type="float" office:value="6.5210000000000004E-2" table:style-name="ce1">
            <text:p>0.06521</text:p>
          </table:table-cell>
          <table:table-cell office:value-type="float" office:value="0.10705000000000001" table:style-name="ce1">
            <text:p>0.10705</text:p>
          </table:table-cell>
          <table:table-cell office:value-type="float" office:value="-0.10705000000000001" table:style-name="ce1">
            <text:p>-0.10705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26763000000000003" table:style-name="ce1">
            <text:p>0.26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85"/>
          <table:table-cell office:value-type="float" office:value="5.4480000000000001E-2" table:style-name="ce1">
            <text:p>0.05448</text:p>
          </table:table-cell>
          <table:table-cell office:value-type="float" office:value="9.0850000000000014E-2" table:style-name="ce1">
            <text:p>0.09085</text:p>
          </table:table-cell>
          <table:table-cell office:value-type="float" office:value="-9.0850000000000014E-2" table:style-name="ce1">
            <text:p>-0.09085</text:p>
          </table:table-cell>
          <table:table-cell office:value-type="float" office:value="1.0225" table:style-name="ce1">
            <text:p>1.0225</text:p>
          </table:table-cell>
          <table:table-cell office:value-type="float" office:value="0.22713" table:style-name="ce1">
            <text:p>0.22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43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5" table:style-name="ce1">
            <text:p>1.022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82" table:style-name="ce1">
            <text:p>0.182</text:p>
          </table:table-cell>
          <table:table-cell office:value-type="float" office:value="-0.182" table:style-name="ce1">
            <text:p>-0.182</text:p>
          </table:table-cell>
          <table:table-cell office:value-type="float" office:value="1.0225" table:style-name="ce1">
            <text:p>1.0225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15563000000000002"/>
          <table:table-cell office:value-type="float" office:value="5.2060000000000002E-2" table:style-name="ce1">
            <text:p>0.05206</text:p>
          </table:table-cell>
          <table:table-cell office:value-type="float" office:value="8.4019999999999997E-2" table:style-name="ce1">
            <text:p>0.08402</text:p>
          </table:table-cell>
          <table:table-cell office:value-type="float" office:value="-8.4019999999999997E-2" table:style-name="ce1">
            <text:p>-0.08402</text:p>
          </table:table-cell>
          <table:table-cell office:value-type="float" office:value="1.0383" table:style-name="ce1">
            <text:p>1.0383</text:p>
          </table:table-cell>
          <table:table-cell office:value-type="float" office:value="0.21006" table:style-name="ce1">
            <text:p>0.2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13E-2" table:style-name="ce1">
            <text:p>0.04913</text:p>
          </table:table-cell>
          <table:table-cell office:value-type="float" office:value="-4.913E-2" table:style-name="ce1">
            <text:p>-0.04913</text:p>
          </table:table-cell>
          <table:table-cell office:value-type="float" office:value="1.0383" table:style-name="ce1">
            <text:p>1.0383</text:p>
          </table:table-cell>
          <table:table-cell office:value-type="float" office:value="0.12282999999999999" table:style-name="ce1">
            <text:p>0.1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05611"/>
          <table:table-cell office:value-type="float" office:value="0.37152000000000002" table:style-name="ce1">
            <text:p>0.37152</text:p>
          </table:table-cell>
          <table:table-cell office:value-type="float" office:value="0.59965999999999997" table:style-name="ce1">
            <text:p>0.59966</text:p>
          </table:table-cell>
          <table:table-cell office:value-type="float" office:value="-0.59965999999999997" table:style-name="ce1">
            <text:p>-0.59966</text:p>
          </table:table-cell>
          <table:table-cell office:value-type="float" office:value="1.0383" table:style-name="ce1">
            <text:p>1.0383</text:p>
          </table:table-cell>
          <table:table-cell office:value-type="float" office:value="1.4991399999999999" table:style-name="ce1">
            <text:p>1.49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4882000000000001" table:style-name="ce1">
            <text:p>0.14882</text:p>
          </table:table-cell>
          <table:table-cell office:value-type="float" office:value="-0.14882000000000001" table:style-name="ce1">
            <text:p>-0.14882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0.37204999999999999" table:style-name="ce1">
            <text:p>0.37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.31453"/>
          <table:table-cell office:value-type="float" office:value="5.8099999999999999E-2" table:style-name="ce1">
            <text:p>0.0581</text:p>
          </table:table-cell>
          <table:table-cell office:value-type="float" office:value="0.16982" table:style-name="ce1">
            <text:p>0.16982</text:p>
          </table:table-cell>
          <table:table-cell office:value-type="float" office:value="-0.16982" table:style-name="ce1">
            <text:p>-0.16982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0.42454000000000003" table:style-name="ce1">
            <text:p>0.424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8214"/>
          <table:table-cell office:value-type="float" office:value="0.59994999999999998" table:style-name="ce1">
            <text:p>0.59995</text:p>
          </table:table-cell>
          <table:table-cell office:value-type="float" office:value="0.87783" table:style-name="ce1">
            <text:p>0.87783</text:p>
          </table:table-cell>
          <table:table-cell office:value-type="float" office:value="-0.87783" table:style-name="ce1">
            <text:p>-0.87783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2.1945700000000001" table:style-name="ce1">
            <text:p>2.194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98"/>
          <table:table-cell office:value-type="float" office:value="3.62E-3" table:style-name="ce1">
            <text:p>0.00362</text:p>
          </table:table-cell>
          <table:table-cell office:value-type="float" office:value="5.2900000000000004E-3" table:style-name="ce1">
            <text:p>0.00529</text:p>
          </table:table-cell>
          <table:table-cell office:value-type="float" office:value="-5.2900000000000004E-3" table:style-name="ce1">
            <text:p>-0.00529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56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0.01218"/>
          <table:table-cell office:value-type="float" office:value="2.1139999999999999E-2" table:style-name="ce1">
            <text:p>0.02114</text:p>
          </table:table-cell>
          <table:table-cell office:value-type="float" office:value="0.13022" table:style-name="ce1">
            <text:p>0.13022</text:p>
          </table:table-cell>
          <table:table-cell office:value-type="float" office:value="-0.13022" table:style-name="ce1">
            <text:p>-0.13022</text:p>
          </table:table-cell>
          <table:table-cell office:value-type="float" office:value="1.0257000000000001" table:style-name="ce1">
            <text:p>1.0257</text:p>
          </table:table-cell>
          <table:table-cell office:value-type="float" office:value="0.32555000000000001" table:style-name="ce1">
            <text:p>0.32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013300000000000001"/>
          <table:table-cell office:value-type="float" office:value="1.917E-2" table:style-name="ce1">
            <text:p>0.01917</text:p>
          </table:table-cell>
          <table:table-cell office:value-type="float" office:value="0.1421" table:style-name="ce1">
            <text:p>0.1421</text:p>
          </table:table-cell>
          <table:table-cell office:value-type="float" office:value="-0.1421" table:style-name="ce1">
            <text:p>-0.1421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0.35526000000000002" table:style-name="ce1">
            <text:p>0.35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25606"/>
          <table:table-cell office:value-type="float" office:value="1.865E-2" table:style-name="ce1">
            <text:p>0.01865</text:p>
          </table:table-cell>
          <table:table-cell office:value-type="float" office:value="0.13824999999999998" table:style-name="ce1">
            <text:p>0.13825</text:p>
          </table:table-cell>
          <table:table-cell office:value-type="float" office:value="-0.13824999999999998" table:style-name="ce1">
            <text:p>-0.13825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0.34561999999999998" table:style-name="ce1">
            <text:p>0.34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6925999999999999" table:style-name="ce1">
            <text:p>0.16926</text:p>
          </table:table-cell>
          <table:table-cell office:value-type="float" office:value="-0.16925999999999999" table:style-name="ce1">
            <text:p>-0.16926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0.42314999999999997" table:style-name="ce1">
            <text:p>0.423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015300000000000001"/>
          <table:table-cell office:value-type="float" office:value="2.9399999999999999E-3" table:style-name="ce1">
            <text:p>0.00294</text:p>
          </table:table-cell>
          <table:table-cell office:value-type="float" office:value="8.26E-3" table:style-name="ce1">
            <text:p>0.00826</text:p>
          </table:table-cell>
          <table:table-cell office:value-type="float" office:value="-8.26E-3" table:style-name="ce1">
            <text:p>-0.00826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986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0.45899999999999996" table:style-name="ce1">
            <text:p>0.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3305999999999998"/>
          <table:table-cell office:value-type="float" office:value="4.0559999999999999E-2" table:style-name="ce1">
            <text:p>0.04056</text:p>
          </table:table-cell>
          <table:table-cell office:value-type="float" office:value="0.1142" table:style-name="ce1">
            <text:p>0.1142</text:p>
          </table:table-cell>
          <table:table-cell office:value-type="float" office:value="-0.1142" table:style-name="ce1">
            <text:p>-0.1142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0.28550999999999999" table:style-name="ce1">
            <text:p>0.28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2397999999999999"/>
          <table:table-cell office:value-type="float" office:value="0.47063000000000005" table:style-name="ce1">
            <text:p>0.47063</text:p>
          </table:table-cell>
          <table:table-cell office:value-type="float" office:value="1.3249799999999998" table:style-name="ce1">
            <text:p>1.32498</text:p>
          </table:table-cell>
          <table:table-cell office:value-type="float" office:value="-1.3249799999999998" table:style-name="ce1">
            <text:p>-1.32498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3.3124599999999997" table:style-name="ce1">
            <text:p>3.312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1.12073"/>
          <table:table-cell office:value-type="float" office:value="0.38587000000000005" table:style-name="ce1">
            <text:p>0.38587</text:p>
          </table:table-cell>
          <table:table-cell office:value-type="float" office:value="0.60509000000000002" table:style-name="ce1">
            <text:p>0.60509</text:p>
          </table:table-cell>
          <table:table-cell office:value-type="float" office:value="-0.60509000000000002" table:style-name="ce1">
            <text:p>-0.60509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1.5127099999999998" table:style-name="ce1">
            <text:p>1.51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00701"/>
          <table:table-cell office:value-type="float" office:value="4.7750000000000001E-2" table:style-name="ce1">
            <text:p>0.04775</text:p>
          </table:table-cell>
          <table:table-cell office:value-type="float" office:value="7.4880000000000002E-2" table:style-name="ce1">
            <text:p>0.07488</text:p>
          </table:table-cell>
          <table:table-cell office:value-type="float" office:value="-7.4880000000000002E-2" table:style-name="ce1">
            <text:p>-0.0748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1968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232E-2" table:style-name="ce1">
            <text:p>0.06232</text:p>
          </table:table-cell>
          <table:table-cell office:value-type="float" office:value="-6.232E-2" table:style-name="ce1">
            <text:p>-0.06232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5579999999999999" table:style-name="ce1">
            <text:p>0.1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59"/>
          <table:table-cell office:value-type="float" office:value="0.22762000000000002" table:style-name="ce1">
            <text:p>0.22762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285" table:style-name="ce1">
            <text:p>1.0285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49957"/>
          <table:table-cell office:value-type="float" office:value="0.15942999999999999" table:style-name="ce1">
            <text:p>0.15943</text:p>
          </table:table-cell>
          <table:table-cell office:value-type="float" office:value="0.26972000000000002" table:style-name="ce1">
            <text:p>0.26972</text:p>
          </table:table-cell>
          <table:table-cell office:value-type="float" office:value="-0.26972000000000002" table:style-name="ce1">
            <text:p>-0.26972</text:p>
          </table:table-cell>
          <table:table-cell office:value-type="float" office:value="1.0285" table:style-name="ce1">
            <text:p>1.0285</text:p>
          </table:table-cell>
          <table:table-cell office:value-type="float" office:value="0.67430000000000012" table:style-name="ce1">
            <text:p>0.67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182"/>
          <table:table-cell office:value-type="float" office:value="0.11495" table:style-name="ce1">
            <text:p>0.11495</text:p>
          </table:table-cell>
          <table:table-cell office:value-type="float" office:value="0.19447" table:style-name="ce1">
            <text:p>0.19447</text:p>
          </table:table-cell>
          <table:table-cell office:value-type="float" office:value="-0.19447" table:style-name="ce1">
            <text:p>-0.19447</text:p>
          </table:table-cell>
          <table:table-cell office:value-type="float" office:value="1.0285" table:style-name="ce1">
            <text:p>1.0285</text:p>
          </table:table-cell>
          <table:table-cell office:value-type="float" office:value="0.48616999999999999" table:style-name="ce1">
            <text:p>0.48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791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5" table:style-name="ce1">
            <text:p>1.0285</text:p>
          </table:table-cell>
          <table:table-cell office:value-type="float" office:value="0.183" table:style-name="ce1">
            <text:p>0.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0.06827"/>
          <table:table-cell office:value-type="float" office:value="1.0740000000000001E-2" table:style-name="ce1">
            <text:p>0.01074</text:p>
          </table:table-cell>
          <table:table-cell office:value-type="float" office:value="3.6859999999999997E-2" table:style-name="ce1">
            <text:p>0.03686</text:p>
          </table:table-cell>
          <table:table-cell office:value-type="float" office:value="-3.6859999999999997E-2" table:style-name="ce1">
            <text:p>-0.03686</text:p>
          </table:table-cell>
          <table:table-cell office:value-type="float" office:value="1.0187999999999999" table:style-name="ce1">
            <text:p>1.0188</text:p>
          </table:table-cell>
          <table:table-cell office:value-type="float" office:value="9.2149999999999996E-2" table:style-name="ce1">
            <text:p>0.09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026680000000000002"/>
          <table:table-cell office:value-type="float" office:value="7.7670000000000003E-2" table:style-name="ce1">
            <text:p>0.07767</text:p>
          </table:table-cell>
          <table:table-cell office:value-type="float" office:value="0.28509000000000001" table:style-name="ce1">
            <text:p>0.28509</text:p>
          </table:table-cell>
          <table:table-cell office:value-type="float" office:value="-0.28509000000000001" table:style-name="ce1">
            <text:p>-0.28509</text:p>
          </table:table-cell>
          <table:table-cell office:value-type="float" office:value="1.0323" table:style-name="ce1">
            <text:p>1.0323</text:p>
          </table:table-cell>
          <table:table-cell office:value-type="float" office:value="0.71272000000000002" table:style-name="ce1">
            <text:p>0.71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58969"/>
          <table:table-cell office:value-type="float" office:value="8.6739999999999998E-2" table:style-name="ce1">
            <text:p>0.08674</text:p>
          </table:table-cell>
          <table:table-cell office:value-type="float" office:value="0.31836999999999999" table:style-name="ce1">
            <text:p>0.31837</text:p>
          </table:table-cell>
          <table:table-cell office:value-type="float" office:value="-0.31836999999999999" table:style-name="ce1">
            <text:p>-0.31837</text:p>
          </table:table-cell>
          <table:table-cell office:value-type="float" office:value="1.0323" table:style-name="ce1">
            <text:p>1.0323</text:p>
          </table:table-cell>
          <table:table-cell office:value-type="float" office:value="0.79593000000000003" table:style-name="ce1">
            <text:p>0.79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4513000000000001" table:style-name="ce1">
            <text:p>0.14513</text:p>
          </table:table-cell>
          <table:table-cell office:value-type="float" office:value="-0.14513000000000001" table:style-name="ce1">
            <text:p>-0.14513</text:p>
          </table:table-cell>
          <table:table-cell office:value-type="float" office:value="1.0323" table:style-name="ce1">
            <text:p>1.0323</text:p>
          </table:table-cell>
          <table:table-cell office:value-type="float" office:value="0.36281999999999998" table:style-name="ce1">
            <text:p>0.362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01371"/>
          <table:table-cell office:value-type="float" office:value="6.1030000000000001E-2" table:style-name="ce1">
            <text:p>0.06103</text:p>
          </table:table-cell>
          <table:table-cell office:value-type="float" office:value="0.14656" table:style-name="ce1">
            <text:p>0.14656</text:p>
          </table:table-cell>
          <table:table-cell office:value-type="float" office:value="-0.14656" table:style-name="ce1">
            <text:p>-0.14656</text:p>
          </table:table-cell>
          <table:table-cell office:value-type="float" office:value="1.0123" table:style-name="ce1">
            <text:p>1.0123</text:p>
          </table:table-cell>
          <table:table-cell office:value-type="float" office:value="0.3664" table:style-name="ce1">
            <text:p>0.3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23748999999999998"/>
          <table:table-cell office:value-type="float" office:value="5.3390000000000007E-2" table:style-name="ce1">
            <text:p>0.05339</text:p>
          </table:table-cell>
          <table:table-cell office:value-type="float" office:value="0.12822" table:style-name="ce1">
            <text:p>0.12822</text:p>
          </table:table-cell>
          <table:table-cell office:value-type="float" office:value="-0.12822" table:style-name="ce1">
            <text:p>-0.12822</text:p>
          </table:table-cell>
          <table:table-cell office:value-type="float" office:value="1.0123" table:style-name="ce1">
            <text:p>1.0123</text:p>
          </table:table-cell>
          <table:table-cell office:value-type="float" office:value="0.32055" table:style-name="ce1">
            <text:p>0.32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123" table:style-name="ce1">
            <text:p>1.0123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722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8" table:style-name="ce1">
            <text:p>1.0278</text:p>
          </table:table-cell>
          <table:table-cell office:value-type="float" office:value="0.16699999999999998" table:style-name="ce1">
            <text:p>0.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9521999999999999"/>
          <table:table-cell office:value-type="float" office:value="0.31820999999999999" table:style-name="ce1">
            <text:p>0.31821</text:p>
          </table:table-cell>
          <table:table-cell office:value-type="float" office:value="0.51408999999999994" table:style-name="ce1">
            <text:p>0.51409</text:p>
          </table:table-cell>
          <table:table-cell office:value-type="float" office:value="-0.51408999999999994" table:style-name="ce1">
            <text:p>-0.51409</text:p>
          </table:table-cell>
          <table:table-cell office:value-type="float" office:value="1.0278" table:style-name="ce1">
            <text:p>1.0278</text:p>
          </table:table-cell>
          <table:table-cell office:value-type="float" office:value="1.2852399999999999" table:style-name="ce1">
            <text:p>1.28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4992"/>
          <table:table-cell office:value-type="float" office:value="0.33024999999999999" table:style-name="ce1">
            <text:p>0.33025</text:p>
          </table:table-cell>
          <table:table-cell office:value-type="float" office:value="0.53354999999999997" table:style-name="ce1">
            <text:p>0.53355</text:p>
          </table:table-cell>
          <table:table-cell office:value-type="float" office:value="-0.53354999999999997" table:style-name="ce1">
            <text:p>-0.53355</text:p>
          </table:table-cell>
          <table:table-cell office:value-type="float" office:value="1.0278" table:style-name="ce1">
            <text:p>1.0278</text:p>
          </table:table-cell>
          <table:table-cell office:value-type="float" office:value="1.3338700000000001" table:style-name="ce1">
            <text:p>1.33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1.28583"/>
          <table:table-cell office:value-type="float" office:value="0.48460999999999999" table:style-name="ce1">
            <text:p>0.48461</text:p>
          </table:table-cell>
          <table:table-cell office:value-type="float" office:value="0.69421999999999995" table:style-name="ce1">
            <text:p>0.69422</text:p>
          </table:table-cell>
          <table:table-cell office:value-type="float" office:value="-0.69421999999999995" table:style-name="ce1">
            <text:p>-0.69422</text:p>
          </table:table-cell>
          <table:table-cell office:value-type="float" office:value="1.0244" table:style-name="ce1">
            <text:p>1.0244</text:p>
          </table:table-cell>
          <table:table-cell office:value-type="float" office:value="1.7355500000000001" table:style-name="ce1">
            <text:p>1.73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4930000000000007E-2" table:style-name="ce1">
            <text:p>0.05493</text:p>
          </table:table-cell>
          <table:table-cell office:value-type="float" office:value="-5.4930000000000007E-2" table:style-name="ce1">
            <text:p>-0.05493</text:p>
          </table:table-cell>
          <table:table-cell office:value-type="float" office:value="1.0244" table:style-name="ce1">
            <text:p>1.0244</text:p>
          </table:table-cell>
          <table:table-cell office:value-type="float" office:value="0.13733999999999999" table:style-name="ce1">
            <text:p>0.13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0.00567"/>
          <table:table-cell office:value-type="float" office:value="9.8700000000000003E-3" table:style-name="ce1">
            <text:p>0.00987</text:p>
          </table:table-cell>
          <table:table-cell office:value-type="float" office:value="6.0639999999999999E-2" table:style-name="ce1">
            <text:p>0.06064</text:p>
          </table:table-cell>
          <table:table-cell office:value-type="float" office:value="-6.0639999999999999E-2" table:style-name="ce1">
            <text:p>-0.06064</text:p>
          </table:table-cell>
          <table:table-cell office:value-type="float" office:value="1.0306" table:style-name="ce1">
            <text:p>1.0306</text:p>
          </table:table-cell>
          <table:table-cell office:value-type="float" office:value="0.15160999999999999" table:style-name="ce1">
            <text:p>0.15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-6.9699999999999998E-2" table:style-name="ce1">
            <text:p>-0.0697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0.17425999999999997" table:style-name="ce1">
            <text:p>0.174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.04626"/>
          <table:table-cell office:value-type="float" office:value="1.7599999999999998E-3" table:style-name="ce1">
            <text:p>0.00176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-2.4969999999999999E-2" table:style-name="ce1">
            <text:p>-0.02497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6.2430000000000006E-2" table:style-name="ce1">
            <text:p>0.0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2125"/>
          <table:table-cell office:value-type="float" office:value="0.13103999999999999" table:style-name="ce1">
            <text:p>0.13104</text:p>
          </table:table-cell>
          <table:table-cell office:value-type="float" office:value="0.22714999999999999" table:style-name="ce1">
            <text:p>0.22715</text:p>
          </table:table-cell>
          <table:table-cell office:value-type="float" office:value="-0.22714999999999999" table:style-name="ce1">
            <text:p>-0.22715</text:p>
          </table:table-cell>
          <table:table-cell office:value-type="float" office:value="1.0304" table:style-name="ce1">
            <text:p>1.0304</text:p>
          </table:table-cell>
          <table:table-cell office:value-type="float" office:value="0.56787999999999994" table:style-name="ce1">
            <text:p>0.56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21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04" table:style-name="ce1">
            <text:p>1.030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20309000000000002"/>
          <table:table-cell office:value-type="float" office:value="6.3259999999999997E-2" table:style-name="ce1">
            <text:p>0.06326</text:p>
          </table:table-cell>
          <table:table-cell office:value-type="float" office:value="0.10965" table:style-name="ce1">
            <text:p>0.10965</text:p>
          </table:table-cell>
          <table:table-cell office:value-type="float" office:value="-0.10965" table:style-name="ce1">
            <text:p>-0.10965</text:p>
          </table:table-cell>
          <table:table-cell office:value-type="float" office:value="1.0304" table:style-name="ce1">
            <text:p>1.0304</text:p>
          </table:table-cell>
          <table:table-cell office:value-type="float" office:value="0.27412999999999998" table:style-name="ce1">
            <text:p>0.27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7.9199999999999993E-2" table:style-name="ce1">
            <text:p>0.0792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1.0244" table:style-name="ce1">
            <text:p>1.0244</text:p>
          </table:table-cell>
          <table:table-cell office:value-type="float" office:value="0.19799" table:style-name="ce1">
            <text:p>0.197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285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4" table:style-name="ce1">
            <text:p>1.0244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4626"/>
          <table:table-cell office:value-type="float" office:value="4.8199999999999996E-3" table:style-name="ce1">
            <text:p>0.00482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-2.4969999999999999E-2" table:style-name="ce1">
            <text:p>-0.02497</text:p>
          </table:table-cell>
          <table:table-cell office:value-type="float" office:value="1.0244" table:style-name="ce1">
            <text:p>1.0244</text:p>
          </table:table-cell>
          <table:table-cell office:value-type="float" office:value="6.2430000000000006E-2" table:style-name="ce1">
            <text:p>0.0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.06896"/>
          <table:table-cell office:value-type="float" office:value="4.1399999999999996E-3" table:style-name="ce1">
            <text:p>0.00414</text:p>
          </table:table-cell>
          <table:table-cell office:value-type="float" office:value="3.7229999999999999E-2" table:style-name="ce1">
            <text:p>0.03723</text:p>
          </table:table-cell>
          <table:table-cell office:value-type="float" office:value="-3.7229999999999999E-2" table:style-name="ce1">
            <text:p>-0.03723</text:p>
          </table:table-cell>
          <table:table-cell office:value-type="float" office:value="1.0263" table:style-name="ce1">
            <text:p>1.0263</text:p>
          </table:table-cell>
          <table:table-cell office:value-type="float" office:value="9.307E-2" table:style-name="ce1">
            <text:p>0.093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263" table:style-name="ce1">
            <text:p>1.0263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-0.57499999999999996" table:style-name="ce1">
            <text:p>-0.575</text:p>
          </table:table-cell>
          <table:table-cell office:value-type="float" office:value="1.0198" table:style-name="ce1">
            <text:p>1.0198</text:p>
          </table:table-cell>
          <table:table-cell office:value-type="float" office:value="1.4374899999999999" table:style-name="ce1">
            <text:p>1.43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0298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8" table:style-name="ce1">
            <text:p>1.019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259" table:style-name="ce1">
            <text:p>1.0259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.09303"/>
          <table:table-cell office:value-type="float" office:value="1.1000000000000001E-2" table:style-name="ce1">
            <text:p>0.011</text:p>
          </table:table-cell>
          <table:table-cell office:value-type="float" office:value="5.0229999999999997E-2" table:style-name="ce1">
            <text:p>0.05023</text:p>
          </table:table-cell>
          <table:table-cell office:value-type="float" office:value="-5.0229999999999997E-2" table:style-name="ce1">
            <text:p>-0.05023</text:p>
          </table:table-cell>
          <table:table-cell office:value-type="float" office:value="1.0259" table:style-name="ce1">
            <text:p>1.0259</text:p>
          </table:table-cell>
          <table:table-cell office:value-type="float" office:value="0.12557000000000001" table:style-name="ce1">
            <text:p>0.12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3774"/>
          <table:table-cell office:value-type="float" office:value="4.3639999999999998E-2" table:style-name="ce1">
            <text:p>0.04364</text:p>
          </table:table-cell>
          <table:table-cell office:value-type="float" office:value="7.4370000000000006E-2" table:style-name="ce1">
            <text:p>0.07437</text:p>
          </table:table-cell>
          <table:table-cell office:value-type="float" office:value="-7.4370000000000006E-2" table:style-name="ce1">
            <text:p>-0.07437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18591999999999997" table:style-name="ce1">
            <text:p>0.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13E-2" table:style-name="ce1">
            <text:p>0.04913</text:p>
          </table:table-cell>
          <table:table-cell office:value-type="float" office:value="-4.913E-2" table:style-name="ce1">
            <text:p>-0.04913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12282999999999999" table:style-name="ce1">
            <text:p>0.1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194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0452"/>
          <table:table-cell office:value-type="float" office:value="0.28341" table:style-name="ce1">
            <text:p>0.28341</text:p>
          </table:table-cell>
          <table:table-cell office:value-type="float" office:value="0.48304000000000002" table:style-name="ce1">
            <text:p>0.48304</text:p>
          </table:table-cell>
          <table:table-cell office:value-type="float" office:value="-0.48304000000000002" table:style-name="ce1">
            <text:p>-0.48304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1.2076" table:style-name="ce1">
            <text:p>1.2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1599"/>
          <table:table-cell office:value-type="float" office:value="3.3600000000000001E-3" table:style-name="ce1">
            <text:p>0.00336</text:p>
          </table:table-cell>
          <table:table-cell office:value-type="float" office:value="8.6300000000000005E-3" table:style-name="ce1">
            <text:p>0.00863</text:p>
          </table:table-cell>
          <table:table-cell office:value-type="float" office:value="-8.6300000000000005E-3" table:style-name="ce1">
            <text:p>-0.00863</text:p>
          </table:table-cell>
          <table:table-cell office:value-type="float" office:value="1.0284" table:style-name="ce1">
            <text:p>1.0284</text:p>
          </table:table-cell>
          <table:table-cell office:value-type="float" office:value="2.1579999999999998E-2" table:style-name="ce1">
            <text:p>0.0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44500000000000005"/>
          <table:table-cell office:value-type="float" office:value="0.18498000000000001" table:style-name="ce1">
            <text:p>0.18498</text:p>
          </table:table-cell>
          <table:table-cell office:value-type="float" office:value="0.47560999999999998" table:style-name="ce1">
            <text:p>0.47561</text:p>
          </table:table-cell>
          <table:table-cell office:value-type="float" office:value="-0.47560999999999998" table:style-name="ce1">
            <text:p>-0.47561</text:p>
          </table:table-cell>
          <table:table-cell office:value-type="float" office:value="1.0284" table:style-name="ce1">
            <text:p>1.0284</text:p>
          </table:table-cell>
          <table:table-cell office:value-type="float" office:value="1.18903" table:style-name="ce1">
            <text:p>1.189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0.009130000000000001"/>
          <table:table-cell office:value-type="float" office:value="4.5589999999999999E-2" table:style-name="ce1">
            <text:p>0.04559</text:p>
          </table:table-cell>
          <table:table-cell office:value-type="float" office:value="9.7540000000000002E-2" table:style-name="ce1">
            <text:p>0.09754</text:p>
          </table:table-cell>
          <table:table-cell office:value-type="float" office:value="-9.7540000000000002E-2" table:style-name="ce1">
            <text:p>-0.09754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24384" table:style-name="ce1">
            <text:p>0.24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7826600000000004"/>
          <table:table-cell office:value-type="float" office:value="0.70219999999999994" table:style-name="ce1">
            <text:p>0.7022</text:p>
          </table:table-cell>
          <table:table-cell office:value-type="float" office:value="1.50237" table:style-name="ce1">
            <text:p>1.50237</text:p>
          </table:table-cell>
          <table:table-cell office:value-type="float" office:value="-1.50237" table:style-name="ce1">
            <text:p>-1.50237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3.7559100000000001" table:style-name="ce1">
            <text:p>3.755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922" table:style-name="ce1">
            <text:p>0.12922</text:p>
          </table:table-cell>
          <table:table-cell office:value-type="float" office:value="-0.12922" table:style-name="ce1">
            <text:p>-0.12922</text:p>
          </table:table-cell>
          <table:table-cell office:value-type="float" office:value="1.0219" table:style-name="ce1">
            <text:p>1.0219</text:p>
          </table:table-cell>
          <table:table-cell office:value-type="float" office:value="0.32305" table:style-name="ce1">
            <text:p>0.32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-6.9699999999999998E-2" table:style-name="ce1">
            <text:p>-0.0697</text:p>
          </table:table-cell>
          <table:table-cell office:value-type="float" office:value="1.0257000000000001" table:style-name="ce1">
            <text:p>1.0257</text:p>
          </table:table-cell>
          <table:table-cell office:value-type="float" office:value="0.17425999999999997" table:style-name="ce1">
            <text:p>0.174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04282"/>
          <table:table-cell office:value-type="float" office:value="1.6000000000000001E-4" table:style-name="ce1">
            <text:p>0.00016</text:p>
          </table:table-cell>
          <table:table-cell office:value-type="float" office:value="2.3119999999999998E-2" table:style-name="ce1">
            <text:p>0.02312</text:p>
          </table:table-cell>
          <table:table-cell office:value-type="float" office:value="-2.3119999999999998E-2" table:style-name="ce1">
            <text:p>-0.02312</text:p>
          </table:table-cell>
          <table:table-cell office:value-type="float" office:value="1.0257000000000001" table:style-name="ce1">
            <text:p>1.0257</text:p>
          </table:table-cell>
          <table:table-cell office:value-type="float" office:value="5.7790000000000001E-2" table:style-name="ce1">
            <text:p>0.05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83" table:style-name="ce1">
            <text:p>0.1183</text:p>
          </table:table-cell>
          <table:table-cell office:value-type="float" office:value="-0.1183" table:style-name="ce1">
            <text:p>-0.1183</text:p>
          </table:table-cell>
          <table:table-cell office:value-type="float" office:value="1.0270999999999999" table:style-name="ce1">
            <text:p>1.0271</text:p>
          </table:table-cell>
          <table:table-cell office:value-type="float" office:value="0.29575000000000001" table:style-name="ce1">
            <text:p>0.29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.01668"/>
          <table:table-cell office:value-type="float" office:value="2.5900000000000003E-3" table:style-name="ce1">
            <text:p>0.0025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1.0270999999999999" table:style-name="ce1">
            <text:p>1.0271</text:p>
          </table:table-cell>
          <table:table-cell office:value-type="float" office:value="2.2509999999999999E-2" table:style-name="ce1">
            <text:p>0.02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37094"/>
          <table:table-cell office:value-type="float" office:value="1.2929999999999999E-2" table:style-name="ce1">
            <text:p>0.01293</text:p>
          </table:table-cell>
          <table:table-cell office:value-type="float" office:value="0.20027" table:style-name="ce1">
            <text:p>0.20027</text:p>
          </table:table-cell>
          <table:table-cell office:value-type="float" office:value="-0.20027" table:style-name="ce1">
            <text:p>-0.20027</text:p>
          </table:table-cell>
          <table:table-cell office:value-type="float" office:value="1.0179" table:style-name="ce1">
            <text:p>1.0179</text:p>
          </table:table-cell>
          <table:table-cell office:value-type="float" office:value="0.50066999999999995" table:style-name="ce1">
            <text:p>0.50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8599999999999998E-3" table:style-name="ce1">
            <text:p>0.0058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79" table:style-name="ce1">
            <text:p>1.017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8599999999999998E-3" table:style-name="ce1">
            <text:p>0.0058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79" table:style-name="ce1">
            <text:p>1.017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518999999999998" table:style-name="ce1">
            <text:p>0.17519</text:p>
          </table:table-cell>
          <table:table-cell office:value-type="float" office:value="-0.17518999999999998" table:style-name="ce1">
            <text:p>-0.17519</text:p>
          </table:table-cell>
          <table:table-cell office:value-type="float" office:value="1.0179" table:style-name="ce1">
            <text:p>1.0179</text:p>
          </table:table-cell>
          <table:table-cell office:value-type="float" office:value="0.43798000000000004" table:style-name="ce1">
            <text:p>0.437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179" table:style-name="ce1">
            <text:p>1.0179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79" table:style-name="ce1">
            <text:p>1.0179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8599999999999998E-3" table:style-name="ce1">
            <text:p>0.0058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79" table:style-name="ce1">
            <text:p>1.017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79" table:style-name="ce1">
            <text:p>1.0179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2754"/>
          <table:table-cell office:value-type="float" office:value="1.9E-2" table:style-name="ce1">
            <text:p>0.019</text:p>
          </table:table-cell>
          <table:table-cell office:value-type="float" office:value="0.29437000000000002" table:style-name="ce1">
            <text:p>0.29437</text:p>
          </table:table-cell>
          <table:table-cell office:value-type="float" office:value="-0.29437000000000002" table:style-name="ce1">
            <text:p>-0.29437</text:p>
          </table:table-cell>
          <table:table-cell office:value-type="float" office:value="1.0179" table:style-name="ce1">
            <text:p>1.0179</text:p>
          </table:table-cell>
          <table:table-cell office:value-type="float" office:value="0.73593000000000008" table:style-name="ce1">
            <text:p>0.73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242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79" table:style-name="ce1">
            <text:p>1.0179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5.8599999999999998E-3" table:style-name="ce1">
            <text:p>0.0058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79" table:style-name="ce1">
            <text:p>1.017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222" table:style-name="ce1">
            <text:p>1.0222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19484"/>
          <table:table-cell office:value-type="float" office:value="6.361E-2" table:style-name="ce1">
            <text:p>0.06361</text:p>
          </table:table-cell>
          <table:table-cell office:value-type="float" office:value="0.10519000000000001" table:style-name="ce1">
            <text:p>0.10519</text:p>
          </table:table-cell>
          <table:table-cell office:value-type="float" office:value="-0.10519000000000001" table:style-name="ce1">
            <text:p>-0.10519</text:p>
          </table:table-cell>
          <table:table-cell office:value-type="float" office:value="1.0222" table:style-name="ce1">
            <text:p>1.0222</text:p>
          </table:table-cell>
          <table:table-cell office:value-type="float" office:value="0.26297999999999999" table:style-name="ce1">
            <text:p>0.26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0484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2" table:style-name="ce1">
            <text:p>1.022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03995"/>
          <table:table-cell office:value-type="float" office:value="5.6809999999999999E-2" table:style-name="ce1">
            <text:p>0.05681</text:p>
          </table:table-cell>
          <table:table-cell office:value-type="float" office:value="0.42696000000000001" table:style-name="ce1">
            <text:p>0.42696</text:p>
          </table:table-cell>
          <table:table-cell office:value-type="float" office:value="-0.42696000000000001" table:style-name="ce1">
            <text:p>-0.4269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1.0673999999999999" table:style-name="ce1">
            <text:p>1.06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13E-2" table:style-name="ce1">
            <text:p>0.04913</text:p>
          </table:table-cell>
          <table:table-cell office:value-type="float" office:value="-4.913E-2" table:style-name="ce1">
            <text:p>-0.04913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0.12282999999999999" table:style-name="ce1">
            <text:p>0.1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159600000000000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8452000000000002"/>
          <table:table-cell office:value-type="float" office:value="1.3260000000000001E-2" table:style-name="ce1">
            <text:p>0.01326</text:p>
          </table:table-cell>
          <table:table-cell office:value-type="float" office:value="9.962E-2" table:style-name="ce1">
            <text:p>0.09962</text:p>
          </table:table-cell>
          <table:table-cell office:value-type="float" office:value="-9.962E-2" table:style-name="ce1">
            <text:p>-0.09962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0.24905999999999998" table:style-name="ce1">
            <text:p>0.249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4279"/>
          <table:table-cell office:value-type="float" office:value="1.6310000000000002E-2" table:style-name="ce1">
            <text:p>0.01631</text:p>
          </table:table-cell>
          <table:table-cell office:value-type="float" office:value="0.12256" table:style-name="ce1">
            <text:p>0.12256</text:p>
          </table:table-cell>
          <table:table-cell office:value-type="float" office:value="-0.12256" table:style-name="ce1">
            <text:p>-0.1225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0.30640000000000001" table:style-name="ce1">
            <text:p>0.3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00774"/>
          <table:table-cell office:value-type="float" office:value="6.8300000000000001E-3" table:style-name="ce1">
            <text:p>0.00683</text:p>
          </table:table-cell>
          <table:table-cell office:value-type="float" office:value="8.2680000000000003E-2" table:style-name="ce1">
            <text:p>0.08268</text:p>
          </table:table-cell>
          <table:table-cell office:value-type="float" office:value="-8.2680000000000003E-2" table:style-name="ce1">
            <text:p>-0.08268</text:p>
          </table:table-cell>
          <table:table-cell office:value-type="float" office:value="1.0266" table:style-name="ce1">
            <text:p>1.0266</text:p>
          </table:table-cell>
          <table:table-cell office:value-type="float" office:value="0.20670000000000002" table:style-name="ce1">
            <text:p>0.2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13E-2" table:style-name="ce1">
            <text:p>0.04913</text:p>
          </table:table-cell>
          <table:table-cell office:value-type="float" office:value="-4.913E-2" table:style-name="ce1">
            <text:p>-0.04913</text:p>
          </table:table-cell>
          <table:table-cell office:value-type="float" office:value="1.0266" table:style-name="ce1">
            <text:p>1.0266</text:p>
          </table:table-cell>
          <table:table-cell office:value-type="float" office:value="0.12282999999999999" table:style-name="ce1">
            <text:p>0.1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.037309999999999996"/>
          <table:table-cell office:value-type="float" office:value="1.1899999999999999E-3" table:style-name="ce1">
            <text:p>0.00119</text:p>
          </table:table-cell>
          <table:table-cell office:value-type="float" office:value="2.0150000000000001E-2" table:style-name="ce1">
            <text:p>0.02015</text:p>
          </table:table-cell>
          <table:table-cell office:value-type="float" office:value="-2.0150000000000001E-2" table:style-name="ce1">
            <text:p>-0.02015</text:p>
          </table:table-cell>
          <table:table-cell office:value-type="float" office:value="1.0243" table:style-name="ce1">
            <text:p>1.0243</text:p>
          </table:table-cell>
          <table:table-cell office:value-type="float" office:value="5.0359999999999995E-2" table:style-name="ce1">
            <text:p>0.05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7569999999999996E-2" table:style-name="ce1">
            <text:p>0.05757</text:p>
          </table:table-cell>
          <table:table-cell office:value-type="float" office:value="-5.7569999999999996E-2" table:style-name="ce1">
            <text:p>-0.05757</text:p>
          </table:table-cell>
          <table:table-cell office:value-type="float" office:value="1.0243" table:style-name="ce1">
            <text:p>1.0243</text:p>
          </table:table-cell>
          <table:table-cell office:value-type="float" office:value="0.14393" table:style-name="ce1">
            <text:p>0.14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1117"/>
          <table:table-cell office:value-type="float" office:value="3.3300000000000001E-3" table:style-name="ce1">
            <text:p>0.00333</text:p>
          </table:table-cell>
          <table:table-cell office:value-type="float" office:value="6.0299999999999998E-3" table:style-name="ce1">
            <text:p>0.00603</text:p>
          </table:table-cell>
          <table:table-cell office:value-type="float" office:value="-6.0299999999999998E-3" table:style-name="ce1">
            <text:p>-0.00603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1.508E-2" table:style-name="ce1">
            <text:p>0.01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874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9593"/>
          <table:table-cell office:value-type="float" office:value="0.56686999999999999" table:style-name="ce1">
            <text:p>0.56687</text:p>
          </table:table-cell>
          <table:table-cell office:value-type="float" office:value="1.0252699999999999" table:style-name="ce1">
            <text:p>1.02527</text:p>
          </table:table-cell>
          <table:table-cell office:value-type="float" office:value="-1.0252699999999999" table:style-name="ce1">
            <text:p>-1.02527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2.5631699999999999" table:style-name="ce1">
            <text:p>2.56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41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5" table:style-name="ce1">
            <text:p>1.032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8645"/>
          <table:table-cell office:value-type="float" office:value="0.33323999999999998" table:style-name="ce1">
            <text:p>0.33324</text:p>
          </table:table-cell>
          <table:table-cell office:value-type="float" office:value="0.92388000000000003" table:style-name="ce1">
            <text:p>0.92388</text:p>
          </table:table-cell>
          <table:table-cell office:value-type="float" office:value="-0.92388000000000003" table:style-name="ce1">
            <text:p>-0.92388</text:p>
          </table:table-cell>
          <table:table-cell office:value-type="float" office:value="1.0325" table:style-name="ce1">
            <text:p>1.0325</text:p>
          </table:table-cell>
          <table:table-cell office:value-type="float" office:value="2.3096999999999999" table:style-name="ce1">
            <text:p>2.3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0.13155"/>
          <table:table-cell office:value-type="float" office:value="3.1280000000000002E-2" table:style-name="ce1">
            <text:p>0.03128</text:p>
          </table:table-cell>
          <table:table-cell office:value-type="float" office:value="7.1029999999999996E-2" table:style-name="ce1">
            <text:p>0.07103</text:p>
          </table:table-cell>
          <table:table-cell office:value-type="float" office:value="-7.1029999999999996E-2" table:style-name="ce1">
            <text:p>-0.07103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17757000000000001" table:style-name="ce1">
            <text:p>0.177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278" table:style-name="ce1">
            <text:p>1.0278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27999999999999997"/>
          <table:table-cell office:value-type="float" office:value="0.17221" table:style-name="ce1">
            <text:p>0.17221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-0.29920000000000002" table:style-name="ce1">
            <text:p>-0.2992</text:p>
          </table:table-cell>
          <table:table-cell office:value-type="float" office:value="1.0278" table:style-name="ce1">
            <text:p>1.0278</text:p>
          </table:table-cell>
          <table:table-cell office:value-type="float" office:value="0.748" table:style-name="ce1">
            <text:p>0.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28370000000000003"/>
          <table:table-cell office:value-type="float" office:value="8.8199999999999997E-3" table:style-name="ce1">
            <text:p>0.00882</text:p>
          </table:table-cell>
          <table:table-cell office:value-type="float" office:value="1.532E-2" table:style-name="ce1">
            <text:p>0.01532</text:p>
          </table:table-cell>
          <table:table-cell office:value-type="float" office:value="-1.532E-2" table:style-name="ce1">
            <text:p>-0.01532</text:p>
          </table:table-cell>
          <table:table-cell office:value-type="float" office:value="1.0278" table:style-name="ce1">
            <text:p>1.0278</text:p>
          </table:table-cell>
          <table:table-cell office:value-type="float" office:value="3.8290000000000005E-2" table:style-name="ce1">
            <text:p>0.03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0039999999999992E-2" table:style-name="ce1">
            <text:p>0.04004</text:p>
          </table:table-cell>
          <table:table-cell office:value-type="float" office:value="-4.0039999999999992E-2" table:style-name="ce1">
            <text:p>-0.04004</text:p>
          </table:table-cell>
          <table:table-cell office:value-type="float" office:value="1.0342" table:style-name="ce1">
            <text:p>1.0342</text:p>
          </table:table-cell>
          <table:table-cell office:value-type="float" office:value="0.10009999999999999" table:style-name="ce1">
            <text:p>0.1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116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42" table:style-name="ce1">
            <text:p>1.034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6448000000000001"/>
          <table:table-cell office:value-type="float" office:value="0.47265999999999997" table:style-name="ce1">
            <text:p>0.47266</text:p>
          </table:table-cell>
          <table:table-cell office:value-type="float" office:value="0.68915999999999999" table:style-name="ce1">
            <text:p>0.68916</text:p>
          </table:table-cell>
          <table:table-cell office:value-type="float" office:value="-0.68915999999999999" table:style-name="ce1">
            <text:p>-0.68916</text:p>
          </table:table-cell>
          <table:table-cell office:value-type="float" office:value="1.0342" table:style-name="ce1">
            <text:p>1.0342</text:p>
          </table:table-cell>
          <table:table-cell office:value-type="float" office:value="1.7228999999999999" table:style-name="ce1">
            <text:p>1.7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5795"/>
          <table:table-cell office:value-type="float" office:value="2.146E-2" table:style-name="ce1">
            <text:p>0.02146</text:p>
          </table:table-cell>
          <table:table-cell office:value-type="float" office:value="3.1289999999999998E-2" table:style-name="ce1">
            <text:p>0.03129</text:p>
          </table:table-cell>
          <table:table-cell office:value-type="float" office:value="-3.1289999999999998E-2" table:style-name="ce1">
            <text:p>-0.03129</text:p>
          </table:table-cell>
          <table:table-cell office:value-type="float" office:value="1.0342" table:style-name="ce1">
            <text:p>1.0342</text:p>
          </table:table-cell>
          <table:table-cell office:value-type="float" office:value="7.8219999999999998E-2" table:style-name="ce1">
            <text:p>0.07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23928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0.55299999999999994" table:style-name="ce1">
            <text:p>0.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19002"/>
          <table:table-cell office:value-type="float" office:value="5.0940000000000006E-2" table:style-name="ce1">
            <text:p>0.05094</text:p>
          </table:table-cell>
          <table:table-cell office:value-type="float" office:value="0.10259" table:style-name="ce1">
            <text:p>0.10259</text:p>
          </table:table-cell>
          <table:table-cell office:value-type="float" office:value="-0.10259" table:style-name="ce1">
            <text:p>-0.10259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0.25649" table:style-name="ce1">
            <text:p>0.25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07324"/>
          <table:table-cell office:value-type="float" office:value="0.38860999999999996" table:style-name="ce1">
            <text:p>0.38861</text:p>
          </table:table-cell>
          <table:table-cell office:value-type="float" office:value="0.78275000000000006" table:style-name="ce1">
            <text:p>0.78275</text:p>
          </table:table-cell>
          <table:table-cell office:value-type="float" office:value="-0.78275000000000006" table:style-name="ce1">
            <text:p>-0.78275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1.95688" table:style-name="ce1">
            <text:p>1.95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08395"/>
          <table:table-cell office:value-type="float" office:value="0.34228999999999998" table:style-name="ce1">
            <text:p>0.34229</text:p>
          </table:table-cell>
          <table:table-cell office:value-type="float" office:value="0.89713999999999994" table:style-name="ce1">
            <text:p>0.89714</text:p>
          </table:table-cell>
          <table:table-cell office:value-type="float" office:value="-0.89713999999999994" table:style-name="ce1">
            <text:p>-0.89714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2.2428499999999998" table:style-name="ce1">
            <text:p>2.24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4129"/>
          <table:table-cell office:value-type="float" office:value="9.3200000000000005E-2" table:style-name="ce1">
            <text:p>0.0932</text:p>
          </table:table-cell>
          <table:table-cell office:value-type="float" office:value="0.22292000000000001" table:style-name="ce1">
            <text:p>0.22292</text:p>
          </table:table-cell>
          <table:table-cell office:value-type="float" office:value="-0.22292000000000001" table:style-name="ce1">
            <text:p>-0.22292</text:p>
          </table:table-cell>
          <table:table-cell office:value-type="float" office:value="1.0185" table:style-name="ce1">
            <text:p>1.0185</text:p>
          </table:table-cell>
          <table:table-cell office:value-type="float" office:value="0.55730999999999997" table:style-name="ce1">
            <text:p>0.557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138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85" table:style-name="ce1">
            <text:p>1.018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2094"/>
          <table:table-cell office:value-type="float" office:value="9.358000000000001E-2" table:style-name="ce1">
            <text:p>0.09358</text:p>
          </table:table-cell>
          <table:table-cell office:value-type="float" office:value="0.22381000000000001" table:style-name="ce1">
            <text:p>0.22381</text:p>
          </table:table-cell>
          <table:table-cell office:value-type="float" office:value="-0.22381000000000001" table:style-name="ce1">
            <text:p>-0.22381</text:p>
          </table:table-cell>
          <table:table-cell office:value-type="float" office:value="1.0185" table:style-name="ce1">
            <text:p>1.0185</text:p>
          </table:table-cell>
          <table:table-cell office:value-type="float" office:value="0.55952000000000002" table:style-name="ce1">
            <text:p>0.55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311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7000000000001" table:style-name="ce1">
            <text:p>1.0257</text:p>
          </table:table-cell>
          <table:table-cell office:value-type="float" office:value="7.2000000000000008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8123"/>
          <table:table-cell office:value-type="float" office:value="0.14000000000000001" table:style-name="ce1">
            <text:p>0.14</text:p>
          </table:table-cell>
          <table:table-cell office:value-type="float" office:value="0.86816999999999989" table:style-name="ce1">
            <text:p>0.86817</text:p>
          </table:table-cell>
          <table:table-cell office:value-type="float" office:value="-0.86816999999999989" table:style-name="ce1">
            <text:p>-0.86817</text:p>
          </table:table-cell>
          <table:table-cell office:value-type="float" office:value="1.0257000000000001" table:style-name="ce1">
            <text:p>1.0257</text:p>
          </table:table-cell>
          <table:table-cell office:value-type="float" office:value="2.1704300000000001" table:style-name="ce1">
            <text:p>2.17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0584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1859999999999997" table:style-name="ce1">
            <text:p>0.4186</text:p>
          </table:table-cell>
          <table:table-cell office:value-type="float" office:value="-0.41859999999999997" table:style-name="ce1">
            <text:p>-0.418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1.0465" table:style-name="ce1">
            <text:p>1.0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32170000000000004"/>
          <table:table-cell office:value-type="float" office:value="8.0630000000000007E-2" table:style-name="ce1">
            <text:p>0.08063</text:p>
          </table:table-cell>
          <table:table-cell office:value-type="float" office:value="0.34377000000000002" table:style-name="ce1">
            <text:p>0.34377</text:p>
          </table:table-cell>
          <table:table-cell office:value-type="float" office:value="-0.34377000000000002" table:style-name="ce1">
            <text:p>-0.34377</text:p>
          </table:table-cell>
          <table:table-cell office:value-type="float" office:value="1.0075000000000001" table:style-name="ce1">
            <text:p>1.0075</text:p>
          </table:table-cell>
          <table:table-cell office:value-type="float" office:value="0.85941999999999996" table:style-name="ce1">
            <text:p>0.859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91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75000000000001" table:style-name="ce1">
            <text:p>1.0075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1405"/>
          <table:table-cell office:value-type="float" office:value="3.7319999999999999E-2" table:style-name="ce1">
            <text:p>0.03732</text:p>
          </table:table-cell>
          <table:table-cell office:value-type="float" office:value="7.5850000000000001E-2" table:style-name="ce1">
            <text:p>0.07585</text:p>
          </table:table-cell>
          <table:table-cell office:value-type="float" office:value="-7.5850000000000001E-2" table:style-name="ce1">
            <text:p>-0.07585</text:p>
          </table:table-cell>
          <table:table-cell office:value-type="float" office:value="1.0363" table:style-name="ce1">
            <text:p>1.0363</text:p>
          </table:table-cell>
          <table:table-cell office:value-type="float" office:value="0.18963999999999998" table:style-name="ce1">
            <text:p>0.18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08766"/>
          <table:table-cell office:value-type="float" office:value="0.46095999999999998" table:style-name="ce1">
            <text:p>0.46096</text:p>
          </table:table-cell>
          <table:table-cell office:value-type="float" office:value="0.93688000000000005" table:style-name="ce1">
            <text:p>0.93688</text:p>
          </table:table-cell>
          <table:table-cell office:value-type="float" office:value="-0.93688000000000005" table:style-name="ce1">
            <text:p>-0.93688</text:p>
          </table:table-cell>
          <table:table-cell office:value-type="float" office:value="1.0363" table:style-name="ce1">
            <text:p>1.0363</text:p>
          </table:table-cell>
          <table:table-cell office:value-type="float" office:value="2.3422000000000001" table:style-name="ce1">
            <text:p>2.3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660000000000003E-2" table:style-name="ce1">
            <text:p>0.04966</text:p>
          </table:table-cell>
          <table:table-cell office:value-type="float" office:value="-4.9660000000000003E-2" table:style-name="ce1">
            <text:p>-0.04966</text:p>
          </table:table-cell>
          <table:table-cell office:value-type="float" office:value="1.0363" table:style-name="ce1">
            <text:p>1.0363</text:p>
          </table:table-cell>
          <table:table-cell office:value-type="float" office:value="0.12415" table:style-name="ce1">
            <text:p>0.12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46689999999999995"/>
          <table:table-cell office:value-type="float" office:value="-9.0900000000000009E-3" table:style-name="ce1">
            <text:p>-0.00909</text:p>
          </table:table-cell>
          <table:table-cell office:value-type="float" office:value="0.49901000000000001" table:style-name="ce1">
            <text:p>0.49901</text:p>
          </table:table-cell>
          <table:table-cell office:value-type="float" office:value="-0.49901000000000001" table:style-name="ce1">
            <text:p>-0.49901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1.24752" table:style-name="ce1">
            <text:p>1.24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15300000000000001"/>
          <table:table-cell office:value-type="float" office:value="-1.4999999999999999E-4" table:style-name="ce1">
            <text:p>-0.00015</text:p>
          </table:table-cell>
          <table:table-cell office:value-type="float" office:value="8.26E-3" table:style-name="ce1">
            <text:p>0.00826</text:p>
          </table:table-cell>
          <table:table-cell office:value-type="float" office:value="-8.26E-3" table:style-name="ce1">
            <text:p>-0.00826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16140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73" table:style-name="ce1">
            <text:p>0.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.04075"/>
          <table:table-cell office:value-type="float" office:value="4.0699999999999998E-3" table:style-name="ce1">
            <text:p>0.0040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5.5010000000000003E-2" table:style-name="ce1">
            <text:p>0.05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-4.8860000000000001E-2" table:style-name="ce1">
            <text:p>-0.04886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0.12215999999999999" table:style-name="ce1">
            <text:p>0.12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0060000000000002E-2" table:style-name="ce1">
            <text:p>0.06006</text:p>
          </table:table-cell>
          <table:table-cell office:value-type="float" office:value="-6.0060000000000002E-2" table:style-name="ce1">
            <text:p>-0.06006</text:p>
          </table:table-cell>
          <table:table-cell office:value-type="float" office:value="1.0319" table:style-name="ce1">
            <text:p>1.0319</text:p>
          </table:table-cell>
          <table:table-cell office:value-type="float" office:value="0.15015000000000001" table:style-name="ce1">
            <text:p>0.15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059269999999999996"/>
          <table:table-cell office:value-type="float" office:value="0.43103000000000002" table:style-name="ce1">
            <text:p>0.43103</text:p>
          </table:table-cell>
          <table:table-cell office:value-type="float" office:value="0.63344999999999996" table:style-name="ce1">
            <text:p>0.63345</text:p>
          </table:table-cell>
          <table:table-cell office:value-type="float" office:value="-0.63344999999999996" table:style-name="ce1">
            <text:p>-0.63345</text:p>
          </table:table-cell>
          <table:table-cell office:value-type="float" office:value="1.0319" table:style-name="ce1">
            <text:p>1.0319</text:p>
          </table:table-cell>
          <table:table-cell office:value-type="float" office:value="1.5836300000000001" table:style-name="ce1">
            <text:p>1.5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17310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" table:style-name="ce1">
            <text:p>1.026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3863"/>
          <table:table-cell office:value-type="float" office:value="0.24831" table:style-name="ce1">
            <text:p>0.24831</text:p>
          </table:table-cell>
          <table:table-cell office:value-type="float" office:value="0.41284999999999994" table:style-name="ce1">
            <text:p>0.41285</text:p>
          </table:table-cell>
          <table:table-cell office:value-type="float" office:value="-0.41284999999999994" table:style-name="ce1">
            <text:p>-0.41285</text:p>
          </table:table-cell>
          <table:table-cell office:value-type="float" office:value="1.026" table:style-name="ce1">
            <text:p>1.026</text:p>
          </table:table-cell>
          <table:table-cell office:value-type="float" office:value="1.0321199999999999" table:style-name="ce1">
            <text:p>1.03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19" table:style-name="ce1">
            <text:p>0.1119</text:p>
          </table:table-cell>
          <table:table-cell office:value-type="float" office:value="-0.1119" table:style-name="ce1">
            <text:p>-0.1119</text:p>
          </table:table-cell>
          <table:table-cell office:value-type="float" office:value="1.0261" table:style-name="ce1">
            <text:p>1.0261</text:p>
          </table:table-cell>
          <table:table-cell office:value-type="float" office:value="0.27975" table:style-name="ce1">
            <text:p>0.279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0045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1" table:style-name="ce1">
            <text:p>1.0261</text:p>
          </table:table-cell>
          <table:table-cell office:value-type="float" office:value="1.06E-2" table:style-name="ce1">
            <text:p>0.0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02487"/>
          <table:table-cell office:value-type="float" office:value="3.3349999999999998E-2" table:style-name="ce1">
            <text:p>0.03335</text:p>
          </table:table-cell>
          <table:table-cell office:value-type="float" office:value="0.26578000000000002" table:style-name="ce1">
            <text:p>0.26578</text:p>
          </table:table-cell>
          <table:table-cell office:value-type="float" office:value="-0.26578000000000002" table:style-name="ce1">
            <text:p>-0.26578</text:p>
          </table:table-cell>
          <table:table-cell office:value-type="float" office:value="1.0081" table:style-name="ce1">
            <text:p>1.0081</text:p>
          </table:table-cell>
          <table:table-cell office:value-type="float" office:value="0.66444000000000003" table:style-name="ce1">
            <text:p>0.66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1445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1" table:style-name="ce1">
            <text:p>1.0081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5"/>
          <table:table-cell office:value-type="float" office:value="1.11E-2" table:style-name="ce1">
            <text:p>0.0111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82" table:style-name="ce1">
            <text:p>1.0382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6"/>
          <table:table-cell office:value-type="float" office:value="1.11E-2" table:style-name="ce1">
            <text:p>0.0111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82" table:style-name="ce1">
            <text:p>1.0382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4"/>
          <table:table-cell office:value-type="float" office:value="1.11E-2" table:style-name="ce1">
            <text:p>0.0111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82" table:style-name="ce1">
            <text:p>1.0382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48"/>
          <table:table-cell office:value-type="float" office:value="1.9970000000000002E-2" table:style-name="ce1">
            <text:p>0.01997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82" table:style-name="ce1">
            <text:p>1.0382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.16"/>
          <table:table-cell office:value-type="float" office:value="1.8030000000000001E-2" table:style-name="ce1">
            <text:p>0.01803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41" table:style-name="ce1">
            <text:p>1.0141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41" table:style-name="ce1">
            <text:p>1.0141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.16"/>
          <table:table-cell office:value-type="float" office:value="1.099E-2" table:style-name="ce1">
            <text:p>0.01099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4" table:style-name="ce1">
            <text:p>1.014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4" table:style-name="ce1">
            <text:p>1.014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.26"/>
          <table:table-cell office:value-type="float" office:value="9.7000000000000005E-4" table:style-name="ce1">
            <text:p>0.00097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6"/>
          <table:table-cell office:value-type="float" office:value="6.4800000000000005E-3" table:style-name="ce1">
            <text:p>0.006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79" table:style-name="ce1">
            <text:p>1.027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6"/>
          <table:table-cell office:value-type="float" office:value="6.4800000000000005E-3" table:style-name="ce1">
            <text:p>0.006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79" table:style-name="ce1">
            <text:p>1.027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68999999999999" table:style-name="ce1">
            <text:p>1.0369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.52"/>
          <table:table-cell office:value-type="float" office:value="5.0650000000000001E-2" table:style-name="ce1">
            <text:p>0.05065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68999999999999" table:style-name="ce1">
            <text:p>1.0369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1.0199999999999999E-3" table:style-name="ce1">
            <text:p>0.00102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1.0199999999999999E-3" table:style-name="ce1">
            <text:p>0.00102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1.0199999999999999E-3" table:style-name="ce1">
            <text:p>0.00102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89"/>
          <table:table-cell office:value-type="float" office:value="7.8329999999999997E-2" table:style-name="ce1">
            <text:p>0.07833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0.5"/>
          <table:table-cell office:value-type="float" office:value="0.13064000000000001" table:style-name="ce1">
            <text:p>0.13064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42" table:style-name="ce1">
            <text:p>1.0242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4" table:style-name="ce1">
            <text:p>1.02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4" table:style-name="ce1">
            <text:p>1.02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6170000000000003E-2" table:style-name="ce1">
            <text:p>-0.04617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6170000000000003E-2" table:style-name="ce1">
            <text:p>-0.04617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6170000000000003E-2" table:style-name="ce1">
            <text:p>-0.04617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1.89"/>
          <table:table-cell office:value-type="float" office:value="-0.14543" table:style-name="ce1">
            <text:p>-0.14543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8820000000000001E-2" table:style-name="ce1">
            <text:p>0.0788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2" table:style-name="ce1">
            <text:p>1.044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8820000000000001E-2" table:style-name="ce1">
            <text:p>0.0788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2" table:style-name="ce1">
            <text:p>1.044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8820000000000001E-2" table:style-name="ce1">
            <text:p>0.0788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2" table:style-name="ce1">
            <text:p>1.044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8.6750000000000008E-2" table:style-name="ce1">
            <text:p>0.0867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8.6750000000000008E-2" table:style-name="ce1">
            <text:p>0.0867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8.6750000000000008E-2" table:style-name="ce1">
            <text:p>0.0867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"/>
          <table:table-cell office:value-type="float" office:value="9.3170000000000003E-2" table:style-name="ce1">
            <text:p>0.0931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76000000000001" table:style-name="ce1">
            <text:p>1.037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"/>
          <table:table-cell office:value-type="float" office:value="9.3170000000000003E-2" table:style-name="ce1">
            <text:p>0.0931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76000000000001" table:style-name="ce1">
            <text:p>1.037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"/>
          <table:table-cell office:value-type="float" office:value="9.3170000000000003E-2" table:style-name="ce1">
            <text:p>0.0931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76000000000001" table:style-name="ce1">
            <text:p>1.037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7.1590000000000001E-2" table:style-name="ce1">
            <text:p>0.07159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8" table:style-name="ce1">
            <text:p>1.048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7.1590000000000001E-2" table:style-name="ce1">
            <text:p>0.07159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8" table:style-name="ce1">
            <text:p>1.048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7.1590000000000001E-2" table:style-name="ce1">
            <text:p>0.07159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8" table:style-name="ce1">
            <text:p>1.048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67"/>
          <table:table-cell office:value-type="float" office:value="-5.7149999999999999E-2" table:style-name="ce1">
            <text:p>-0.05715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86" table:style-name="ce1">
            <text:p>1.0486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68"/>
          <table:table-cell office:value-type="float" office:value="-5.7149999999999999E-2" table:style-name="ce1">
            <text:p>-0.05715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86" table:style-name="ce1">
            <text:p>1.0486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0.65"/>
          <table:table-cell office:value-type="float" office:value="5.4150000000000004E-2" table:style-name="ce1">
            <text:p>0.0541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0.65"/>
          <table:table-cell office:value-type="float" office:value="5.4150000000000004E-2" table:style-name="ce1">
            <text:p>0.0541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0.65"/>
          <table:table-cell office:value-type="float" office:value="5.4150000000000004E-2" table:style-name="ce1">
            <text:p>0.0541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.45"/>
          <table:table-cell office:value-type="float" office:value="-0.18895000000000001" table:style-name="ce1">
            <text:p>-0.1889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0.7"/>
          <table:table-cell office:value-type="float" office:value="0.14021" table:style-name="ce1">
            <text:p>0.14021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0.7"/>
          <table:table-cell office:value-type="float" office:value="0.1168" table:style-name="ce1">
            <text:p>0.1168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391" table:style-name="ce1">
            <text:p>0.139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62" table:style-name="ce1">
            <text:p>1.0362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391" table:style-name="ce1">
            <text:p>0.139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62" table:style-name="ce1">
            <text:p>1.0362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391" table:style-name="ce1">
            <text:p>0.139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62" table:style-name="ce1">
            <text:p>1.0362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.71"/>
          <table:table-cell office:value-type="float" office:value="1.08386" table:style-name="ce1">
            <text:p>1.08386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1.91"/>
          <table:table-cell office:value-type="float" office:value="-0.33213000000000004" table:style-name="ce1">
            <text:p>-0.3321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1"/>
          <table:table-cell office:value-type="float" office:value="-0.23123000000000002" table:style-name="ce1">
            <text:p>-0.23123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01"/>
          <table:table-cell office:value-type="float" office:value="-0.24318999999999999" table:style-name="ce1">
            <text:p>-0.2431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02"/>
          <table:table-cell office:value-type="float" office:value="-0.24318999999999999" table:style-name="ce1">
            <text:p>-0.2431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46" table:style-name="ce1">
            <text:p>1.0446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46" table:style-name="ce1">
            <text:p>1.0446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1.89"/>
          <table:table-cell office:value-type="float" office:value="0.61207999999999996" table:style-name="ce1">
            <text:p>0.6120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17"/>
          <table:table-cell office:value-type="float" office:value="-0.10970000000000001" table:style-name="ce1">
            <text:p>-0.1097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18"/>
          <table:table-cell office:value-type="float" office:value="-0.10970000000000001" table:style-name="ce1">
            <text:p>-0.1097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.46"/>
          <table:table-cell office:value-type="float" office:value="0.47228999999999999" table:style-name="ce1">
            <text:p>0.4722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.44"/>
          <table:table-cell office:value-type="float" office:value="0.53149999999999997" table:style-name="ce1">
            <text:p>0.5315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2.72721"/>
          <table:table-cell office:value-type="float" office:value="1.1546399999999999" table:style-name="ce1">
            <text:p>1.15464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.71"/>
          <table:table-cell office:value-type="float" office:value="-0.16258" table:style-name="ce1">
            <text:p>-0.1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4"/>
          <table:table-cell office:value-type="float" office:value="0.28259000000000001" table:style-name="ce1">
            <text:p>0.28259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4"/>
          <table:table-cell office:value-type="float" office:value="0.44222" table:style-name="ce1">
            <text:p>0.4422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4"/>
          <table:table-cell office:value-type="float" office:value="-0.17332999999999998" table:style-name="ce1">
            <text:p>-0.17333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4"/>
          <table:table-cell office:value-type="float" office:value="-0.13014000000000001" table:style-name="ce1">
            <text:p>-0.13014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3558"/>
          <table:table-cell office:value-type="float" office:value="5.5300000000000002E-3" table:style-name="ce1">
            <text:p>0.00553</text:p>
          </table:table-cell>
          <table:table-cell office:value-type="float" office:value="0.19210000000000002" table:style-name="ce1">
            <text:p>0.1921</text:p>
          </table:table-cell>
          <table:table-cell office:value-type="float" office:value="-0.19210000000000002" table:style-name="ce1">
            <text:p>-0.1921</text:p>
          </table:table-cell>
          <table:table-cell office:value-type="float" office:value="1.0421" table:style-name="ce1">
            <text:p>1.0421</text:p>
          </table:table-cell>
          <table:table-cell office:value-type="float" office:value="0.48025000000000001" table:style-name="ce1">
            <text:p>0.48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0.045860000000000005"/>
          <table:table-cell office:value-type="float" office:value="8.6720000000000005E-2" table:style-name="ce1">
            <text:p>0.08672</text:p>
          </table:table-cell>
          <table:table-cell office:value-type="float" office:value="0.49009999999999998" table:style-name="ce1">
            <text:p>0.4901</text:p>
          </table:table-cell>
          <table:table-cell office:value-type="float" office:value="-0.49009999999999998" table:style-name="ce1">
            <text:p>-0.4901</text:p>
          </table:table-cell>
          <table:table-cell office:value-type="float" office:value="1.0302" table:style-name="ce1">
            <text:p>1.0302</text:p>
          </table:table-cell>
          <table:table-cell office:value-type="float" office:value="1.2252400000000001" table:style-name="ce1">
            <text:p>1.22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0.069"/>
          <table:table-cell office:value-type="float" office:value="-2.9980000000000003E-2" table:style-name="ce1">
            <text:p>-0.02998</text:p>
          </table:table-cell>
          <table:table-cell office:value-type="float" office:value="0.73743999999999998" table:style-name="ce1">
            <text:p>0.73744</text:p>
          </table:table-cell>
          <table:table-cell office:value-type="float" office:value="-0.73743999999999998" table:style-name="ce1">
            <text:p>-0.73744</text:p>
          </table:table-cell>
          <table:table-cell office:value-type="float" office:value="1.0248999999999999" table:style-name="ce1">
            <text:p>1.0249</text:p>
          </table:table-cell>
          <table:table-cell office:value-type="float" office:value="1.84361" table:style-name="ce1">
            <text:p>1.84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0.04885"/>
          <table:table-cell office:value-type="float" office:value="3.288E-2" table:style-name="ce1">
            <text:p>0.03288</text:p>
          </table:table-cell>
          <table:table-cell office:value-type="float" office:value="0.52204000000000006" table:style-name="ce1">
            <text:p>0.52204</text:p>
          </table:table-cell>
          <table:table-cell office:value-type="float" office:value="-0.52204000000000006" table:style-name="ce1">
            <text:p>-0.52204</text:p>
          </table:table-cell>
          <table:table-cell office:value-type="float" office:value="1.0246999999999999" table:style-name="ce1">
            <text:p>1.0247</text:p>
          </table:table-cell>
          <table:table-cell office:value-type="float" office:value="1.3050899999999999" table:style-name="ce1">
            <text:p>1.305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0.0959"/>
          <table:table-cell office:value-type="float" office:value="3.2890000000000003E-2" table:style-name="ce1">
            <text:p>0.03289</text:p>
          </table:table-cell>
          <table:table-cell office:value-type="float" office:value="1.0248999999999999" table:style-name="ce1">
            <text:p>1.0249</text:p>
          </table:table-cell>
          <table:table-cell office:value-type="float" office:value="-1.0248999999999999" table:style-name="ce1">
            <text:p>-1.0249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2.5622500000000001" table:style-name="ce1">
            <text:p>2.56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1.40414"/>
          <table:table-cell office:value-type="float" office:value="6.2390000000000001E-2" table:style-name="ce1">
            <text:p>0.06239</text:p>
          </table:table-cell>
          <table:table-cell office:value-type="float" office:value="0.7581" table:style-name="ce1">
            <text:p>0.7581</text:p>
          </table:table-cell>
          <table:table-cell office:value-type="float" office:value="-0.7581" table:style-name="ce1">
            <text:p>-0.7581</text:p>
          </table:table-cell>
          <table:table-cell office:value-type="float" office:value="1.0447" table:style-name="ce1">
            <text:p>1.0447</text:p>
          </table:table-cell>
          <table:table-cell office:value-type="float" office:value="1.8952500000000001" table:style-name="ce1">
            <text:p>1.89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0.08912"/>
          <table:table-cell office:value-type="float" office:value="7.5979999999999992E-2" table:style-name="ce1">
            <text:p>0.07598</text:p>
          </table:table-cell>
          <table:table-cell office:value-type="float" office:value="0.95247999999999999" table:style-name="ce1">
            <text:p>0.95248</text:p>
          </table:table-cell>
          <table:table-cell office:value-type="float" office:value="-0.95247999999999999" table:style-name="ce1">
            <text:p>-0.95248</text:p>
          </table:table-cell>
          <table:table-cell office:value-type="float" office:value="1.0346" table:style-name="ce1">
            <text:p>1.0346</text:p>
          </table:table-cell>
          <table:table-cell office:value-type="float" office:value="2.3811900000000001" table:style-name="ce1">
            <text:p>2.38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0.05246000000000001"/>
          <table:table-cell office:value-type="float" office:value="-3.8740000000000004E-2" table:style-name="ce1">
            <text:p>-0.03874</text:p>
          </table:table-cell>
          <table:table-cell office:value-type="float" office:value="0.56066000000000005" table:style-name="ce1">
            <text:p>0.56066</text:p>
          </table:table-cell>
          <table:table-cell office:value-type="float" office:value="-0.56066000000000005" table:style-name="ce1">
            <text:p>-0.5606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1.4016499999999998" table:style-name="ce1">
            <text:p>1.40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0.10183999999999999"/>
          <table:table-cell office:value-type="float" office:value="0.10382999999999999" table:style-name="ce1">
            <text:p>0.10383</text:p>
          </table:table-cell>
          <table:table-cell office:value-type="float" office:value="1.0884099999999999" table:style-name="ce1">
            <text:p>1.08841</text:p>
          </table:table-cell>
          <table:table-cell office:value-type="float" office:value="-1.0884099999999999" table:style-name="ce1">
            <text:p>-1.08841</text:p>
          </table:table-cell>
          <table:table-cell office:value-type="float" office:value="1.0355000000000001" table:style-name="ce1">
            <text:p>1.0355</text:p>
          </table:table-cell>
          <table:table-cell office:value-type="float" office:value="2.7210199999999998" table:style-name="ce1">
            <text:p>2.72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0.04426"/>
          <table:table-cell office:value-type="float" office:value="0.18484" table:style-name="ce1">
            <text:p>0.18484</text:p>
          </table:table-cell>
          <table:table-cell office:value-type="float" office:value="0.47301000000000004" table:style-name="ce1">
            <text:p>0.47301</text:p>
          </table:table-cell>
          <table:table-cell office:value-type="float" office:value="-0.47301000000000004" table:style-name="ce1">
            <text:p>-0.47301</text:p>
          </table:table-cell>
          <table:table-cell office:value-type="float" office:value="1.0335000000000001" table:style-name="ce1">
            <text:p>1.0335</text:p>
          </table:table-cell>
          <table:table-cell office:value-type="float" office:value="1.1825300000000001" table:style-name="ce1">
            <text:p>1.18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0.05489"/>
          <table:table-cell office:value-type="float" office:value="-0.11855" table:style-name="ce1">
            <text:p>-0.11855</text:p>
          </table:table-cell>
          <table:table-cell office:value-type="float" office:value="0.58665999999999996" table:style-name="ce1">
            <text:p>0.58666</text:p>
          </table:table-cell>
          <table:table-cell office:value-type="float" office:value="-0.58665999999999996" table:style-name="ce1">
            <text:p>-0.58666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4666399999999999" table:style-name="ce1">
            <text:p>1.46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0.06878999999999999"/>
          <table:table-cell office:value-type="float" office:value="0.12234" table:style-name="ce1">
            <text:p>0.12234</text:p>
          </table:table-cell>
          <table:table-cell office:value-type="float" office:value="0.73521000000000003" table:style-name="ce1">
            <text:p>0.73521</text:p>
          </table:table-cell>
          <table:table-cell office:value-type="float" office:value="-0.73521000000000003" table:style-name="ce1">
            <text:p>-0.73521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1.8380300000000001" table:style-name="ce1">
            <text:p>1.83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0.060590000000000005"/>
          <table:table-cell office:value-type="float" office:value="0.28338999999999998" table:style-name="ce1">
            <text:p>0.28339</text:p>
          </table:table-cell>
          <table:table-cell office:value-type="float" office:value="0.64757000000000009" table:style-name="ce1">
            <text:p>0.64757</text:p>
          </table:table-cell>
          <table:table-cell office:value-type="float" office:value="-0.64757000000000009" table:style-name="ce1">
            <text:p>-0.64757</text:p>
          </table:table-cell>
          <table:table-cell office:value-type="float" office:value="1.0477000000000001" table:style-name="ce1">
            <text:p>1.0477</text:p>
          </table:table-cell>
          <table:table-cell office:value-type="float" office:value="1.6189099999999998" table:style-name="ce1">
            <text:p>1.618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5.3350000000000002E-2" table:style-name="ce1">
            <text:p>0.0533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67" table:style-name="ce1">
            <text:p>1.0367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5.3350000000000002E-2" table:style-name="ce1">
            <text:p>0.0533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67" table:style-name="ce1">
            <text:p>1.0367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5.3350000000000002E-2" table:style-name="ce1">
            <text:p>0.0533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67" table:style-name="ce1">
            <text:p>1.0367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0.0747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1" table:style-name="ce1">
            <text:p>1.0381</text:p>
          </table:table-cell>
          <table:table-cell office:value-type="float" office:value="1.5603" table:style-name="ce1">
            <text:p>1.5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1.3317599999999998"/>
          <table:table-cell office:value-type="float" office:value="-9.8529999999999993E-2" table:style-name="ce1">
            <text:p>-0.09853</text:p>
          </table:table-cell>
          <table:table-cell office:value-type="float" office:value="1.2" table:style-name="ce1">
            <text:p>1.2</text:p>
          </table:table-cell>
          <table:table-cell office:value-type="float" office:value="-1.2" table:style-name="ce1">
            <text:p>-1.2</text:p>
          </table:table-cell>
          <table:table-cell office:value-type="float" office:value="1.0381" table:style-name="ce1">
            <text:p>1.038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1.82048"/>
          <table:table-cell office:value-type="float" office:value="1.2789999999999999E-2" table:style-name="ce1">
            <text:p>0.0127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75000000000001" table:style-name="ce1">
            <text:p>1.047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83309" table:style-name="ce1">
            <text:p>0.83309</text:p>
          </table:table-cell>
          <table:table-cell office:value-type="float" office:value="-0.83309" table:style-name="ce1">
            <text:p>-0.83309</text:p>
          </table:table-cell>
          <table:table-cell office:value-type="float" office:value="1.0336000000000001" table:style-name="ce1">
            <text:p>1.0336</text:p>
          </table:table-cell>
          <table:table-cell office:value-type="float" office:value="2.0827200000000001" table:style-name="ce1">
            <text:p>2.08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86" table:style-name="ce1">
            <text:p>1.0486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1.64"/>
          <table:table-cell office:value-type="float" office:value="0.51357999999999993" table:style-name="ce1">
            <text:p>0.51358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86" table:style-name="ce1">
            <text:p>1.0486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9970000000000003" table:style-name="ce1">
            <text:p>0.9997</text:p>
          </table:table-cell>
          <table:table-cell office:value-type="float" office:value="-0.99970000000000003" table:style-name="ce1">
            <text:p>-0.9997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2.49926" table:style-name="ce1">
            <text:p>2.499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157" table:style-name="ce1">
            <text:p>1.157</text:p>
          </table:table-cell>
          <table:table-cell office:value-type="float" office:value="-1.157" table:style-name="ce1">
            <text:p>-1.157</text:p>
          </table:table-cell>
          <table:table-cell office:value-type="float" office:value="1.0367" table:style-name="ce1">
            <text:p>1.0367</text:p>
          </table:table-cell>
          <table:table-cell office:value-type="float" office:value="2.8925000000000001" table:style-name="ce1">
            <text:p>2.8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6647000000000001" table:style-name="ce1">
            <text:p>0.66647</text:p>
          </table:table-cell>
          <table:table-cell office:value-type="float" office:value="-0.66647000000000001" table:style-name="ce1">
            <text:p>-0.66647</text:p>
          </table:table-cell>
          <table:table-cell office:value-type="float" office:value="1.0481" table:style-name="ce1">
            <text:p>1.0481</text:p>
          </table:table-cell>
          <table:table-cell office:value-type="float" office:value="1.6661699999999999" table:style-name="ce1">
            <text:p>1.66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9970000000000003" table:style-name="ce1">
            <text:p>0.9997</text:p>
          </table:table-cell>
          <table:table-cell office:value-type="float" office:value="-0.99970000000000003" table:style-name="ce1">
            <text:p>-0.9997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2.49926" table:style-name="ce1">
            <text:p>2.499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5"/>
          <table:table-cell office:value-type="float" office:value="-4.3120000000000006E-2" table:style-name="ce1">
            <text:p>-0.043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38"/>
          <table:table-cell office:value-type="float" office:value="-1.1169999999999999E-2" table:style-name="ce1">
            <text:p>-0.0111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4"/>
          <table:table-cell office:value-type="float" office:value="-4.3120000000000006E-2" table:style-name="ce1">
            <text:p>-0.043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3"/>
          <table:table-cell office:value-type="float" office:value="-4.3120000000000006E-2" table:style-name="ce1">
            <text:p>-0.043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55"/>
          <table:table-cell office:value-type="float" office:value="-1.5679999999999999E-2" table:style-name="ce1">
            <text:p>-0.01568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5"/>
          <table:table-cell office:value-type="float" office:value="-4.3120000000000006E-2" table:style-name="ce1">
            <text:p>-0.043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0.01399"/>
          <table:table-cell office:value-type="float" office:value="7.5160000000000005E-2" table:style-name="ce1">
            <text:p>0.07516</text:p>
          </table:table-cell>
          <table:table-cell office:value-type="float" office:value="0.14949000000000001" table:style-name="ce1">
            <text:p>0.14949</text:p>
          </table:table-cell>
          <table:table-cell office:value-type="float" office:value="-0.14949000000000001" table:style-name="ce1">
            <text:p>-0.14949</text:p>
          </table:table-cell>
          <table:table-cell office:value-type="float" office:value="1.0285" table:style-name="ce1">
            <text:p>1.0285</text:p>
          </table:table-cell>
          <table:table-cell office:value-type="float" office:value="0.37374000000000002" table:style-name="ce1">
            <text:p>0.37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2143999999999998" table:style-name="ce1">
            <text:p>0.42144</text:p>
          </table:table-cell>
          <table:table-cell office:value-type="float" office:value="-0.42143999999999998" table:style-name="ce1">
            <text:p>-0.42144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1.0536099999999999" table:style-name="ce1">
            <text:p>1.05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3326" table:style-name="ce1">
            <text:p>0.23326</text:p>
          </table:table-cell>
          <table:table-cell office:value-type="float" office:value="-0.23326" table:style-name="ce1">
            <text:p>-0.23326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0.58316000000000001" table:style-name="ce1">
            <text:p>0.583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oad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0.04989"/>
          <table:table-cell office:value-type="float" office:value="-3.7399999999999998E-3" table:style-name="ce1">
            <text:p>-0.00374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0.07483"/>
          <table:table-cell office:value-type="float" office:value="2.6190000000000001E-2" table:style-name="ce1">
            <text:p>0.02619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0.08731"/>
          <table:table-cell office:value-type="float" office:value="-1.123E-2" table:style-name="ce1">
            <text:p>-0.01123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0.04989"/>
          <table:table-cell office:value-type="float" office:value="1.25E-3" table:style-name="ce1">
            <text:p>0.00125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0.03742"/>
          <table:table-cell office:value-type="float" office:value="-2.49E-3" table:style-name="ce1">
            <text:p>-0.00249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0.024940000000000004"/>
          <table:table-cell office:value-type="float" office:value="-2.49E-3" table:style-name="ce1">
            <text:p>-0.00249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0.49889000000000006"/>
          <table:table-cell office:value-type="float" office:value="9.9779999999999994E-2" table:style-name="ce1">
            <text:p>0.09978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0.024940000000000004"/>
          <table:table-cell office:value-type="float" office:value="-2.49E-3" table:style-name="ce1">
            <text:p>-0.00249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57497"/>
          <table:table-cell office:value-type="float" office:value="0.16213999999999998" table:style-name="ce1">
            <text:p>0.16214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.95594"/>
          <table:table-cell office:value-type="float" office:value="0.43029000000000006" table:style-name="ce1">
            <text:p>0.43029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.31237"/>
          <table:table-cell office:value-type="float" office:value="0.13095999999999999" table:style-name="ce1">
            <text:p>0.13096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.21633"/>
          <table:table-cell office:value-type="float" office:value="0.26566000000000001" table:style-name="ce1">
            <text:p>0.26566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.8050200000000003"/>
          <table:table-cell office:value-type="float" office:value="0.39037999999999995" table:style-name="ce1">
            <text:p>0.39038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1.52786"/>
          <table:table-cell office:value-type="float" office:value="0.21951000000000001" table:style-name="ce1">
            <text:p>0.21951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.6553500000000003"/>
          <table:table-cell office:value-type="float" office:value="0.36170000000000002" table:style-name="ce1">
            <text:p>0.3617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42280999999999996"/>
          <table:table-cell office:value-type="float" office:value="7.8579999999999997E-2" table:style-name="ce1">
            <text:p>0.07858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3.3587900000000004"/>
          <table:table-cell office:value-type="float" office:value="0.66727000000000003" table:style-name="ce1">
            <text:p>0.66727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8506100000000001"/>
          <table:table-cell office:value-type="float" office:value="0.10352" table:style-name="ce1">
            <text:p>0.10352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1.22977"/>
          <table:table-cell office:value-type="float" office:value="0.31181000000000003" table:style-name="ce1">
            <text:p>0.31181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3.5334"/>
          <table:table-cell office:value-type="float" office:value="0.61238999999999999" table:style-name="ce1">
            <text:p>0.61239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3.06569"/>
          <table:table-cell office:value-type="float" office:value="0.57123000000000002" table:style-name="ce1">
            <text:p>0.57123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1.80848"/>
          <table:table-cell office:value-type="float" office:value="0.34299000000000002" table:style-name="ce1">
            <text:p>0.34299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3.0045800000000003"/>
          <table:table-cell office:value-type="float" office:value="0.60740000000000005" table:style-name="ce1">
            <text:p>0.6074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.59549"/>
          <table:table-cell office:value-type="float" office:value="0.10976000000000001" table:style-name="ce1">
            <text:p>0.10976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1.85214"/>
          <table:table-cell office:value-type="float" office:value="0.48517000000000005" table:style-name="ce1">
            <text:p>0.48517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1.6974799999999999"/>
          <table:table-cell office:value-type="float" office:value="0.14967" table:style-name="ce1">
            <text:p>0.14967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1.3881700000000001"/>
          <table:table-cell office:value-type="float" office:value="0.18334" table:style-name="ce1">
            <text:p>0.18334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1.69374"/>
          <table:table-cell office:value-type="float" office:value="0.31679999999999997" table:style-name="ce1">
            <text:p>0.3168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3.60325"/>
          <table:table-cell office:value-type="float" office:value="0.80820999999999998" table:style-name="ce1">
            <text:p>0.80821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.5605599999999997"/>
          <table:table-cell office:value-type="float" office:value="0.36044999999999999" table:style-name="ce1">
            <text:p>0.36045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3.82775"/>
          <table:table-cell office:value-type="float" office:value="0.76206000000000007" table:style-name="ce1">
            <text:p>0.76206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.12653"/>
          <table:table-cell office:value-type="float" office:value="0.34548000000000001" table:style-name="ce1">
            <text:p>0.34548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75956"/>
          <table:table-cell office:value-type="float" office:value="0.14842" table:style-name="ce1">
            <text:p>0.14842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.6366500000000004"/>
          <table:table-cell office:value-type="float" office:value="0.62860000000000005" table:style-name="ce1">
            <text:p>0.6286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.48573"/>
          <table:table-cell office:value-type="float" office:value="0.41656999999999994" table:style-name="ce1">
            <text:p>0.41657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.49571"/>
          <table:table-cell office:value-type="float" office:value="0.25818000000000002" table:style-name="ce1">
            <text:p>0.25818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3.24529"/>
          <table:table-cell office:value-type="float" office:value="0.38414999999999999" table:style-name="ce1">
            <text:p>0.38415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1.83093"/>
          <table:table-cell office:value-type="float" office:value="0.46271999999999996" table:style-name="ce1">
            <text:p>0.46272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1.9569"/>
          <table:table-cell office:value-type="float" office:value="0.35670999999999997" table:style-name="ce1">
            <text:p>0.35671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.40092"/>
          <table:table-cell office:value-type="float" office:value="0.27065" table:style-name="ce1">
            <text:p>0.27065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64607"/>
          <table:table-cell office:value-type="float" office:value="0.111" table:style-name="ce1">
            <text:p>0.111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1.35823"/>
          <table:table-cell office:value-type="float" office:value="0.11474999999999999" table:style-name="ce1">
            <text:p>0.11475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1.98684"/>
          <table:table-cell office:value-type="float" office:value="0.34049000000000001" table:style-name="ce1">
            <text:p>0.34049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.1911100000000001"/>
          <table:table-cell office:value-type="float" office:value="0.12597" table:style-name="ce1">
            <text:p>0.12597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97284"/>
          <table:table-cell office:value-type="float" office:value="0.10352" table:style-name="ce1">
            <text:p>0.10352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5318799999999997"/>
          <table:table-cell office:value-type="float" office:value="0.50014000000000003" table:style-name="ce1">
            <text:p>0.50014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.23697"/>
          <table:table-cell office:value-type="float" office:value="3.6170000000000001E-2" table:style-name="ce1">
            <text:p>0.03617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91173"/>
          <table:table-cell office:value-type="float" office:value="0.12597" table:style-name="ce1">
            <text:p>0.12597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.35103"/>
          <table:table-cell office:value-type="float" office:value="0.40534999999999999" table:style-name="ce1">
            <text:p>0.40535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59119"/>
          <table:table-cell office:value-type="float" office:value="0.12597" table:style-name="ce1">
            <text:p>0.12597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.88983"/>
          <table:table-cell office:value-type="float" office:value="0.72962999999999989" table:style-name="ce1">
            <text:p>0.72963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99654"/>
          <table:table-cell office:value-type="float" office:value="0.24071999999999999" table:style-name="ce1">
            <text:p>0.24072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15091"/>
          <table:table-cell office:value-type="float" office:value="3.866E-2" table:style-name="ce1">
            <text:p>0.03866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1.21106"/>
          <table:table-cell office:value-type="float" office:value="0.12223000000000001" table:style-name="ce1">
            <text:p>0.12223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7458400000000001"/>
          <table:table-cell office:value-type="float" office:value="0.18833" table:style-name="ce1">
            <text:p>0.18833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40909"/>
          <table:table-cell office:value-type="float" office:value="8.231999999999999E-2" table:style-name="ce1">
            <text:p>0.08232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1.6837600000000001"/>
          <table:table-cell office:value-type="float" office:value="0.27065" table:style-name="ce1">
            <text:p>0.27065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1.21854"/>
          <table:table-cell office:value-type="float" office:value="0.22824000000000003" table:style-name="ce1">
            <text:p>0.22824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1.3208199999999999"/>
          <table:table-cell office:value-type="float" office:value="0.21951000000000001" table:style-name="ce1">
            <text:p>0.21951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1.37445"/>
          <table:table-cell office:value-type="float" office:value="0.16213999999999998" table:style-name="ce1">
            <text:p>0.16214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22325"/>
          <table:table-cell office:value-type="float" office:value="6.361E-2" table:style-name="ce1">
            <text:p>0.06361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8630800000000001"/>
          <table:table-cell office:value-type="float" office:value="0.15340999999999999" table:style-name="ce1">
            <text:p>0.15341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16962"/>
          <table:table-cell office:value-type="float" office:value="0.11474999999999999" table:style-name="ce1">
            <text:p>0.11475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52883"/>
          <table:table-cell office:value-type="float" office:value="6.361E-2" table:style-name="ce1">
            <text:p>0.0636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6535500000000001"/>
          <table:table-cell office:value-type="float" office:value="0.16088999999999998" table:style-name="ce1">
            <text:p>0.16089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1.6837600000000001"/>
          <table:table-cell office:value-type="float" office:value="0.23322999999999999" table:style-name="ce1">
            <text:p>0.23323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48767000000000005"/>
          <table:table-cell office:value-type="float" office:value="8.9800000000000005E-2" table:style-name="ce1">
            <text:p>0.0898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1.87334"/>
          <table:table-cell office:value-type="float" office:value="0.33301000000000003" table:style-name="ce1">
            <text:p>0.33301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24446"/>
          <table:table-cell office:value-type="float" office:value="0.14593" table:style-name="ce1">
            <text:p>0.14593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49016"/>
          <table:table-cell office:value-type="float" office:value="0.13968999999999998" table:style-name="ce1">
            <text:p>0.13969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84437"/>
          <table:table-cell office:value-type="float" office:value="9.4789999999999985E-2" table:style-name="ce1">
            <text:p>0.09479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5151100000000001"/>
          <table:table-cell office:value-type="float" office:value="9.4789999999999985E-2" table:style-name="ce1">
            <text:p>0.09479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0.42406"/>
          <table:table-cell office:value-type="float" office:value="0.11474999999999999" table:style-name="ce1">
            <text:p>0.11475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0.18708"/>
          <table:table-cell office:value-type="float" office:value="3.866E-2" table:style-name="ce1">
            <text:p>0.03866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0.056130000000000006"/>
          <table:table-cell office:value-type="float" office:value="-4.9899999999999996E-3" table:style-name="ce1">
            <text:p>-0.00499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0.012470000000000002"/>
          <table:table-cell office:value-type="float" office:value="-7.4799999999999997E-3" table:style-name="ce1">
            <text:p>-0.00748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0.06860000000000001"/>
          <table:table-cell office:value-type="float" office:value="-2.49E-3" table:style-name="ce1">
            <text:p>-0.00249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19956"/>
          <table:table-cell office:value-type="float" office:value="6.6100000000000006E-2" table:style-name="ce1">
            <text:p>0.0661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0.31181000000000003"/>
          <table:table-cell office:value-type="float" office:value="0.11349999999999999" table:style-name="ce1">
            <text:p>0.1135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.1848699999999999"/>
          <table:table-cell office:value-type="float" office:value="0.34049000000000001" table:style-name="ce1">
            <text:p>0.34049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0.03742"/>
          <table:table-cell office:value-type="float" office:value="-2.9929999999999998E-2" table:style-name="ce1">
            <text:p>-0.02993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0.03742"/>
          <table:table-cell office:value-type="float" office:value="-2.8690000000000004E-2" table:style-name="ce1">
            <text:p>-0.02869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0.03118"/>
          <table:table-cell office:value-type="float" office:value="-3.1179999999999999E-2" table:style-name="ce1">
            <text:p>-0.03118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.55904"/>
          <table:table-cell office:value-type="float" office:value="0.40409999999999996" table:style-name="ce1">
            <text:p>0.4041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0.012470000000000002"/>
          <table:table-cell office:value-type="float" office:value="-1.8710000000000001E-2" table:style-name="ce1">
            <text:p>-0.01871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0.24945"/>
          <table:table-cell office:value-type="float" office:value="4.9889999999999997E-2" table:style-name="ce1">
            <text:p>0.04989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.21203"/>
          <table:table-cell office:value-type="float" office:value="-2.7440000000000003E-2" table:style-name="ce1">
            <text:p>-0.02744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1.94568"/>
          <table:table-cell office:value-type="float" office:value="0.41283000000000003" table:style-name="ce1">
            <text:p>0.41283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.55626"/>
          <table:table-cell office:value-type="float" office:value="9.3539999999999998E-2" table:style-name="ce1">
            <text:p>0.09354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.31679999999999997"/>
          <table:table-cell office:value-type="float" office:value="4.4900000000000002E-2" table:style-name="ce1">
            <text:p>0.0449</text:p>
          </table:table-cell>
          <table:table-cell/>
        </table:table-row>
        <table:table-row table:style-name="ro1">
          <table:table-cell/>
          <table:table-cell/>
          <table:table-cell/>
          <table:table-cell/>
        </table:table-row>
      </table:table>
      <table:table table:name="Transformer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07"/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35"/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82"/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46"/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00"/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6"/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333333330000001" table:style-name="ce1">
            <text:p>1.0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17"/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88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30"/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99"/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303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30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312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-0.75"/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2:Buses.I313">
          <table:sort>
            <table:sort-by table:field-number="0"/>
          </table:sort>
        </table:database-range>
        <table:database-range table:target-range-address="Lines.A2:Lines.H379">
          <table:sort>
            <table:sort-by table:field-number="0"/>
          </table:sort>
        </table:database-range>
        <table:database-range table:target-range-address="Gens.A2:Gens.K308">
          <table:sort>
            <table:sort-by table:field-number="0"/>
          </table:sort>
        </table:database-range>
        <table:database-range table:target-range-address="Loads.A2:Loads.C92">
          <table:sort>
            <table:sort-by table:field-number="0"/>
          </table:sort>
        </table:database-range>
        <table:database-range table:target-range-address="Transformers.A2:Transformers.K215">
          <table:sort>
            <table:sort-by table:field-number="0"/>
          </table:sort>
        </table:database-range>
        <table:database-range table:target-range-address="Sheet1.B1:Sheet1.O312" table:contains-header="false">
          <table:sort>
            <table:sort-by table:field-number="0"/>
          </table:sort>
        </table:database-range>
      </table:database-ranges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3 (default, May 19 2020, 06:50:17) [MSC v.1916 64 bit (AMD64)]</meta:generator>
    <dc:creator>Mohammad Iman ALIZADEH</dc:creator>
    <meta:creation-date>2022-08-23T13:45:08Z</meta:creation-date>
    <dc:date>2022-08-30T10:36:34.102794</dc:date>
    <meta:editing-cycles>65</meta:editing-cycles>
    <meta:document-statistic/>
  </office:meta>
</office:document-meta>
</file>